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Türk" svg:font-family="HelveticaTürk,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D.Metin">
      <style:paragraph-properties fo:margin-left="0cm" fo:margin-right="0.3cm"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2" style:family="paragraph" style:parent-style-name="AD.Metin">
      <style:paragraph-properties fo:margin-left="0cm" fo:margin-right="0.3cm" fo:text-indent="1cm" style:auto-text-indent="false"/>
      <style:text-properties style:font-name="DejaVu Sans" fo:font-size="11pt" style:font-size-asian="11pt" style:font-name-complex="Times New Roman" style:font-size-complex="11pt"/>
    </style:style>
    <style:style style:name="P3" style:family="paragraph" style:parent-style-name="ALINTI">
      <style:paragraph-properties fo:margin-left="0cm" fo:margin-right="0.3cm" fo:margin-top="0cm" fo:margin-bottom="0cm" loext:contextual-spacing="false" fo:text-indent="1cm" style:auto-text-indent="false"/>
      <style:text-properties style:font-name="DejaVu Sans"/>
    </style:style>
    <style:style style:name="P4" style:family="paragraph" style:parent-style-name="ALINTI">
      <style:paragraph-properties fo:margin-left="0cm" fo:margin-right="0.3cm" fo:margin-top="0cm" fo:margin-bottom="0cm" loext:contextual-spacing="false" fo:text-indent="1cm" style:auto-text-indent="false"/>
      <style:text-properties style:font-name="DejaVu Sans" fo:font-size="11pt" style:font-size-asian="11pt" style:font-name-complex="Times New Roman" style:font-size-complex="11pt"/>
    </style:style>
    <style:style style:name="P5" style:family="paragraph" style:parent-style-name="ALINTI">
      <style:paragraph-properties fo:margin-left="0cm" fo:margin-right="0.3cm" fo:margin-top="0cm" fo:margin-bottom="0cm" loext:contextual-spacing="false"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6" style:family="paragraph" style:parent-style-name="ALINTI">
      <style:paragraph-properties fo:margin-left="0cm" fo:margin-right="0.3cm" fo:margin-top="0cm" fo:margin-bottom="0cm" loext:contextual-spacing="false" fo:line-height="100%" fo:text-align="center" style:justify-single-word="false" fo:text-indent="1cm" style:auto-text-indent="false" fo:break-before="page"/>
      <style:text-properties fo:text-transform="uppercase" style:font-name="DejaVu Sans" fo:font-size="18pt" fo:letter-spacing="0.035cm" fo:font-weight="bold" style:font-size-asian="18pt" style:font-weight-asian="bold" style:font-name-complex="Times New Roman" style:font-size-complex="11pt"/>
    </style:style>
    <style:style style:name="P7"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fo:font-size="14pt" style:font-size-asian="14pt" style:font-name-complex="Times New Roman" style:font-size-complex="11pt"/>
    </style:style>
    <style:style style:name="P8" style:family="paragraph" style:parent-style-name="ALINTIALT">
      <style:paragraph-properties fo:margin-left="0cm" fo:margin-right="0.3cm" fo:margin-top="0cm" fo:margin-bottom="0cm" loext:contextual-spacing="false" fo:text-indent="1cm" style:auto-text-indent="false"/>
      <style:text-properties style:font-name="DejaVu Sans" fo:font-size="11pt" style:font-size-asian="11pt" style:font-name-complex="Times New Roman" style:font-size-complex="11pt"/>
    </style:style>
    <style:style style:name="P9" style:family="paragraph" style:parent-style-name="ALITIUST">
      <style:paragraph-properties fo:margin-left="0cm" fo:margin-right="0.3cm" fo:margin-top="0cm" fo:margin-bottom="0cm" loext:contextual-spacing="false" fo:text-indent="1cm" style:auto-text-indent="false"/>
      <style:text-properties style:font-name="DejaVu Sans" fo:font-size="11pt" style:font-size-asian="11pt" style:font-name-complex="Times New Roman" style:font-size-complex="11pt"/>
    </style:style>
    <style:style style:name="P10"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11"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font-name-complex="Times New Roman" style:font-size-complex="11pt"/>
    </style:style>
    <style:style style:name="P12"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13"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4pt" fo:letter-spacing="0.035cm" style:font-size-asian="14pt" style:font-name-complex="Times New Roman" style:font-size-complex="11pt"/>
    </style:style>
    <style:style style:name="P14" style:family="paragraph" style:parent-style-name="baslik">
      <style:paragraph-properties fo:margin-left="0cm" fo:margin-right="0.3cm" fo:margin-top="0cm" fo:margin-bottom="0cm" loext:contextual-spacing="false" fo:line-height="100%" fo:text-align="center" style:justify-single-word="false" fo:text-indent="1cm" style:auto-text-indent="false"/>
      <style:text-properties fo:text-transform="uppercase" style:font-name="DejaVu Sans" fo:font-size="18pt" style:font-size-asian="18pt" style:font-name-complex="Times New Roman" style:font-size-complex="11pt"/>
    </style:style>
    <style:style style:name="P15"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style:font-size-asian="14pt" style:font-name-complex="Times New Roman" style:font-size-complex="11pt"/>
    </style:style>
    <style:style style:name="P16"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17" style:family="paragraph" style:parent-style-name="ANA_20_METIN">
      <style:paragraph-properties fo:margin-left="0cm" fo:margin-right="0.3cm" fo:line-height="0.564cm" fo:text-indent="1cm" style:auto-text-indent="false"/>
      <style:text-properties fo:text-transform="uppercase" style:font-name="DejaVu Sans" fo:font-size="11pt" style:font-size-asian="11pt" style:font-name-complex="Times New Roman" style:font-size-complex="11pt"/>
    </style:style>
    <style:style style:name="P18" style:family="paragraph" style:parent-style-name="ANA_20_METIN">
      <style:paragraph-properties fo:margin-left="0cm" fo:margin-right="0.3cm" fo:line-height="0.564cm" fo:text-indent="1cm" style:auto-text-indent="false"/>
      <style:text-properties style:font-name="DejaVu Sans"/>
    </style:style>
    <style:style style:name="P19" style:family="paragraph" style:parent-style-name="ANA_20_METIN">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20" style:family="paragraph" style:parent-style-name="ANA_20_METIN">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21" style:family="paragraph" style:parent-style-name="ANA_20_METIN">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22" style:family="paragraph" style:parent-style-name="ANA_20_METIN">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style>
    <style:style style:name="P23" style:family="paragraph" style:parent-style-name="ANA_20_METIN">
      <style:paragraph-properties fo:margin-left="0cm" fo:margin-right="0.3cm" fo:line-height="0.564cm" fo:text-indent="1cm" style:auto-text-indent="false"/>
      <style:text-properties style:font-name="DejaVu Sans" fo:font-size="11pt" fo:letter-spacing="-0.009cm" style:font-size-asian="11pt" style:font-name-complex="Times New Roman" style:font-size-complex="11pt"/>
    </style:style>
    <style:style style:name="P24" style:family="paragraph" style:parent-style-name="ANA_20_METIN">
      <style:paragraph-properties fo:margin-left="0cm" fo:margin-right="0.3cm" fo:line-height="0.564cm" fo:text-indent="1cm" style:auto-text-indent="false"/>
      <style:text-properties style:font-name="DejaVu Sans" fo:font-size="11pt" fo:font-style="italic" style:font-size-asian="11pt" style:font-style-asian="italic" style:font-name-complex="Times New Roman" style:font-size-complex="11pt"/>
    </style:style>
    <style:style style:name="P25" style:family="paragraph" style:parent-style-name="ANA_20_METIN">
      <style:paragraph-properties fo:margin-left="0cm" fo:margin-right="0.3cm" fo:line-height="100%" fo:text-align="center" style:justify-single-word="false" fo:text-indent="1cm" style:auto-text-indent="false"/>
      <style:text-properties style:font-name="DejaVu Sans" fo:font-size="18pt" fo:font-weight="bold" style:font-size-asian="18pt" style:font-weight-asian="bold" style:font-name-complex="Times New Roman" style:font-size-complex="11pt" style:font-weight-complex="bold"/>
    </style:style>
    <style:style style:name="P26" style:family="paragraph" style:parent-style-name="ANA_20_METIN">
      <style:paragraph-properties fo:margin-left="0cm" fo:margin-right="0.3cm" fo:line-height="100%" fo:text-indent="1cm" style:auto-text-indent="false" fo:break-before="page"/>
      <style:text-properties style:font-name="DejaVu Sans" fo:font-size="18pt" fo:font-weight="bold" style:font-size-asian="18pt" style:font-weight-asian="bold" style:font-name-complex="Times New Roman" style:font-size-complex="11pt" style:font-weight-complex="bold"/>
    </style:style>
    <style:style style:name="P27" style:family="paragraph" style:parent-style-name="ANA_20_METIN">
      <style:paragraph-properties fo:margin-left="0cm" fo:margin-right="0.3cm"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1pt" style:font-weight-complex="bold"/>
    </style:style>
    <style:style style:name="P28" style:family="paragraph" style:parent-style-name="ANA_20_METIN">
      <style:paragraph-properties fo:margin-left="0cm" fo:margin-right="0.3cm"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1pt"/>
    </style:style>
    <style:style style:name="P29" style:family="paragraph" style:parent-style-name="ARA_20_BASLIK">
      <style:paragraph-properties fo:margin-left="0cm" fo:margin-right="0.3cm" fo:line-height="0.564cm" fo:text-indent="1cm" style:auto-text-indent="false" fo:break-before="page"/>
      <style:text-properties style:font-name="DejaVu Sans" fo:font-size="14pt" style:font-size-asian="14pt" style:font-name-complex="Times New Roman" style:font-size-complex="11pt"/>
    </style:style>
    <style:style style:name="P30"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fo:font-weight="bold" style:font-size-asian="11pt" style:font-weight-asian="bold" style:font-name-complex="Times New Roman" style:font-size-complex="11pt" style:font-weight-complex="bold"/>
    </style:style>
    <style:style style:name="P31" style:family="paragraph" style:parent-style-name="Standard">
      <style:paragraph-properties fo:margin-left="0cm" fo:margin-right="0.3cm" fo:text-align="justify" style:justify-single-word="false" fo:text-indent="1cm" style:auto-text-indent="false" fo:break-before="page"/>
      <style:text-properties style:font-name="DejaVu Sans" fo:font-size="18pt" fo:font-weight="bold" style:font-size-asian="18pt" style:font-weight-asian="bold" style:font-name-complex="Times New Roman" style:font-size-complex="18pt" style:font-weight-complex="bold"/>
    </style:style>
    <style:style style:name="P32"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font-weight-complex="bold"/>
    </style:style>
    <style:style style:name="P33"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1pt" style:font-weight-complex="bold"/>
    </style:style>
    <style:style style:name="P34" style:family="paragraph" style:parent-style-name="ARA_20_ARA_20_BASLIK">
      <style:paragraph-properties fo:margin-left="0cm" fo:margin-right="0.3cm" fo:line-height="0.564cm" fo:text-indent="1cm" style:auto-text-indent="false"/>
      <style:text-properties style:font-name="DejaVu Sans" fo:font-size="14pt" style:font-size-asian="14pt" style:font-name-complex="Times New Roman" style:font-size-complex="11pt"/>
    </style:style>
    <style:style style:name="P35" style:family="paragraph" style:parent-style-name="ARA_20_BASLIK">
      <style:paragraph-properties fo:margin-left="0cm" fo:margin-right="0.3cm" fo:line-height="0.564cm" fo:text-indent="1cm" style:auto-text-indent="false"/>
      <style:text-properties style:font-name="DejaVu Sans" fo:font-size="14pt" style:font-size-asian="14pt" style:font-name-complex="Times New Roman" style:font-size-complex="11pt"/>
    </style:style>
    <style:style style:name="P36" style:family="paragraph" style:parent-style-name="ARA_20_BASLIK">
      <style:paragraph-properties fo:margin-left="0cm" fo:margin-right="0.3cm" fo:line-height="0.564cm" fo:text-indent="1cm" style:auto-text-indent="false"/>
      <style:text-properties style:font-name="DejaVu Sans" fo:font-size="11pt" fo:language="tr" fo:country="TR" style:font-size-asian="11pt" style:font-name-complex="Times New Roman" style:font-size-complex="11pt"/>
    </style:style>
    <style:style style:name="P37" style:family="paragraph" style:parent-style-name="ARA_20_BASLIK">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38"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39"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40" style:family="paragraph" style:parent-style-name="Standard">
      <style:paragraph-properties fo:margin-left="0cm" fo:margin-right="0.3cm" fo:line-height="0.564cm" fo:text-align="justify" style:justify-single-word="false" fo:text-indent="1cm" style:auto-text-indent="false">
        <style:tab-stops>
          <style:tab-stop style:position="7.93cm" style:type="char" style:char=","/>
        </style:tab-stops>
      </style:paragraph-properties>
      <style:text-properties style:font-name="DejaVu Sans" fo:font-size="11pt" style:font-size-asian="11pt" style:font-name-complex="Times New Roman" style:font-size-complex="11pt" style:font-style-complex="italic" style:font-weight-complex="bold"/>
    </style:style>
    <style:style style:name="P41"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4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43" style:family="paragraph" style:parent-style-name="Standard">
      <style:paragraph-properties fo:margin-left="0cm" fo:margin-right="0.3cm" fo:text-align="center" style:justify-single-word="false" fo:text-indent="1cm" style:auto-text-indent="false"/>
      <style:text-properties style:font-name="DejaVu Sans" fo:font-size="36pt" fo:font-weight="bold" style:font-size-asian="36pt" style:font-weight-asian="bold" style:font-name-complex="Times New Roman" style:font-size-complex="36pt" style:font-weight-complex="bold"/>
    </style:style>
    <style:style style:name="P44" style:family="paragraph" style:parent-style-name="Standard">
      <style:paragraph-properties fo:margin-left="0cm" fo:margin-right="0.3cm" fo:text-align="center" style:justify-single-word="false" fo:text-indent="1cm" style:auto-text-indent="false"/>
      <style:text-properties style:font-name="DejaVu Sans" fo:font-size="26pt" fo:font-weight="bold" style:font-size-asian="26pt" style:font-weight-asian="bold" style:font-name-complex="Times New Roman" style:font-size-complex="26pt" style:font-weight-complex="bold"/>
    </style:style>
    <style:style style:name="P45"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46" style:family="paragraph" style:parent-style-name="Standard">
      <style:paragraph-properties fo:margin-left="0cm" fo:margin-right="0.3cm" fo:text-align="justify" style:justify-single-word="false" fo:text-indent="1cm" style:auto-text-indent="false"/>
      <style:text-properties style:font-name="DejaVu Sans" fo:font-size="18pt" fo:font-weight="bold" style:font-size-asian="18pt" style:font-weight-asian="bold" style:font-name-complex="Times New Roman" style:font-size-complex="18pt" style:font-weight-complex="bold"/>
    </style:style>
    <style:style style:name="P47"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Times New Roman" style:font-size-complex="18pt" style:font-weight-complex="bold"/>
    </style:style>
    <style:style style:name="P48" style:family="paragraph" style:parent-style-name="ANA_20_METIN">
      <style:paragraph-properties fo:margin-left="0cm" fo:margin-right="0.3cm" fo:line-height="100%" fo:text-align="center" style:justify-single-word="false" fo:text-indent="1.27cm" style:auto-text-indent="false" fo:break-before="page"/>
      <style:text-properties style:font-name="DejaVu Sans" fo:font-size="18pt" fo:font-weight="bold" style:font-size-asian="18pt" style:font-weight-asian="bold" style:font-name-complex="Times New Roman" style:font-size-complex="11pt" style:font-weight-complex="bold"/>
    </style:style>
    <style:style style:name="P49" style:family="paragraph" style:parent-style-name="ANA_20_METIN">
      <style:paragraph-properties fo:margin-left="0cm" fo:margin-right="0.3cm" fo:line-height="0.564cm" fo:text-indent="0cm" style:auto-text-indent="false"/>
      <style:text-properties style:font-name="DejaVu Sans" fo:font-size="11pt" fo:font-weight="bold" style:font-size-asian="11pt" style:font-weight-asian="bold" style:font-name-complex="Times New Roman" style:font-size-complex="11pt"/>
    </style:style>
    <style:style style:name="P50" style:family="paragraph" style:parent-style-name="ANA_20_METIN">
      <style:paragraph-properties fo:margin-left="0cm" fo:margin-right="0.3cm" fo:line-height="0.564cm" fo:text-indent="0cm" style:auto-text-indent="false"/>
      <style:text-properties style:font-name="DejaVu Sans" fo:font-size="11pt" fo:font-weight="bold" style:font-size-asian="11pt" style:font-weight-asian="bold" style:font-name-complex="Times New Roman" style:font-size-complex="11pt" style:font-weight-complex="bold"/>
    </style:style>
    <style:style style:name="P51" style:family="paragraph" style:parent-style-name="ANA_20_METIN">
      <style:paragraph-properties fo:margin-left="0cm" fo:margin-right="0.3cm" fo:line-height="0.564cm" fo:text-indent="0cm" style:auto-text-indent="false"/>
      <style:text-properties style:font-name="DejaVu Sans" fo:font-size="11pt" style:font-size-asian="11pt" style:font-name-complex="Times New Roman" style:font-size-complex="11pt"/>
    </style:style>
    <style:style style:name="P52" style:family="paragraph" style:parent-style-name="ANA_20_METIN">
      <style:paragraph-properties fo:margin-left="0cm" fo:margin-right="0.3cm" fo:line-height="100%" fo:text-indent="0cm" style:auto-text-indent="false" fo:break-before="page"/>
      <style:text-properties style:font-name="DejaVu Sans" fo:font-size="18pt" fo:font-weight="bold" style:font-size-asian="18pt" style:font-weight-asian="bold" style:font-name-complex="Times New Roman" style:font-size-complex="18pt" style:font-weight-complex="bold"/>
    </style:style>
    <style:style style:name="P53" style:family="paragraph" style:parent-style-name="ARA_20_ARA_20_BASLIK">
      <style:paragraph-properties fo:margin-left="0cm" fo:margin-right="0.3cm" fo:line-height="0.564cm" fo:text-indent="0.801cm" style:auto-text-indent="false"/>
      <style:text-properties style:font-name="DejaVu Sans" fo:font-size="11pt" style:font-size-asian="11pt" style:font-name-complex="Times New Roman" style:font-size-complex="11pt"/>
    </style:style>
    <style:style style:name="P54" style:family="paragraph" style:parent-style-name="ARA_20_ARA_20_BASLIK">
      <style:paragraph-properties fo:margin-left="0cm" fo:margin-right="0.3cm" fo:line-height="0.564cm" fo:text-indent="0.801cm" style:auto-text-indent="false"/>
      <style:text-properties style:font-name="DejaVu Sans" fo:font-size="14pt" style:font-size-asian="14pt" style:font-name-complex="Times New Roman" style:font-size-complex="11pt"/>
    </style:style>
    <style:style style:name="P55" style:family="paragraph" style:parent-style-name="Standard">
      <style:paragraph-properties fo:margin-left="1cm" fo:margin-right="0.3cm" fo:line-height="0.564cm" fo:text-align="center" style:justify-single-word="false" fo:text-indent="0cm" style:auto-text-indent="false"/>
      <style:text-properties style:font-name="DejaVu Sans"/>
    </style:style>
    <style:style style:name="P56" style:family="paragraph" style:parent-style-name="Standard">
      <style:paragraph-properties fo:margin-left="1cm" fo:margin-right="0.3cm" fo:line-height="0.564cm" fo:text-align="center" style:justify-single-word="false" fo:text-indent="0cm" style:auto-text-indent="false"/>
      <style:text-properties style:font-name="DejaVu Sans" fo:font-size="11pt" style:font-size-asian="11pt" style:font-name-complex="Times New Roman" style:font-size-complex="11pt"/>
    </style:style>
    <style:style style:name="P57" style:family="paragraph" style:parent-style-name="Standard">
      <style:paragraph-properties fo:margin-left="1cm" fo:margin-right="0.3cm" fo:line-height="0.564cm" fo:text-align="center" style:justify-single-word="false" fo:text-indent="0cm" style:auto-text-indent="false" fo:break-before="page"/>
      <style:text-properties style:font-name="DejaVu Sans" fo:font-size="11pt" style:font-size-asian="11pt" style:font-name-complex="Times New Roman" style:font-size-complex="11pt"/>
    </style:style>
    <style:style style:name="P58" style:family="paragraph" style:parent-style-name="baslik">
      <style:paragraph-properties fo:margin-left="1cm" fo:margin-right="0.3cm" fo:margin-top="0cm" fo:margin-bottom="0cm" loext:contextual-spacing="false" fo:line-height="0.564cm" fo:text-indent="0cm" style:auto-text-indent="false"/>
      <style:text-properties style:font-name="DejaVu Sans" fo:font-size="14pt" style:font-size-asian="14pt" style:font-name-complex="Times New Roman" style:font-size-complex="11pt"/>
    </style:style>
    <style:style style:name="P59" style:family="paragraph" style:parent-style-name="Text_20_body_20_indent">
      <style:text-properties style:font-name="DejaVu Sans"/>
    </style:style>
    <style:style style:name="P60" style:family="paragraph" style:parent-style-name="Standard" style:master-page-name="Standard">
      <style:paragraph-properties fo:margin-left="0cm" fo:margin-right="0.3cm" fo:line-height="0.564cm" fo:text-align="justify" style:justify-single-word="false" fo:text-indent="1cm" style:auto-text-indent="false" style:page-number="1"/>
      <style:text-properties style:font-name="DejaVu Sans" fo:font-size="11pt" style:font-size-asian="11pt" style:font-name-complex="Times New Roman" style:font-size-complex="11pt"/>
    </style:style>
    <style:style style:name="P61" style:family="paragraph" style:parent-style-name="Standard">
      <style:paragraph-properties fo:margin-left="0cm" fo:margin-right="0.3cm" fo:text-align="center" style:justify-single-word="false" fo:text-indent="1cm" style:auto-text-indent="false"/>
      <style:text-properties style:font-name="DejaVu Sans" fo:font-size="36pt" fo:font-weight="bold" style:font-size-asian="36pt" style:font-weight-asian="bold" style:font-name-complex="Times New Roman" style:font-size-complex="36pt" style:font-weight-complex="bold"/>
    </style:style>
    <style:style style:name="P62" style:family="paragraph" style:parent-style-name="Standard">
      <style:paragraph-properties fo:margin-left="1cm" fo:margin-right="0.3cm" fo:line-height="0.564cm" fo:text-align="center" style:justify-single-word="false" fo:text-indent="0cm" style:auto-text-indent="false"/>
      <style:text-properties style:font-name="DejaVu Sans" fo:font-size="11pt" style:font-size-asian="11pt" style:font-name-complex="Times New Roman" style:font-size-complex="11pt"/>
    </style:style>
    <style:style style:name="P63" style:family="paragraph" style:parent-style-name="ANA_20_METIN">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64" style:family="paragraph" style:parent-style-name="ANA_20_METIN">
      <style:paragraph-properties fo:margin-left="0cm" fo:margin-right="0.3cm" fo:line-height="0.564cm" fo:text-indent="0cm" style:auto-text-indent="false"/>
      <style:text-properties style:font-name="DejaVu Sans" fo:font-size="11pt" style:font-size-asian="11pt" style:font-name-complex="Times New Roman" style:font-size-complex="11pt"/>
    </style:style>
    <style:style style:name="P65"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66" style:family="paragraph" style:parent-style-name="ARA_20_ARA_20_BASLIK">
      <style:paragraph-properties fo:margin-left="0cm" fo:margin-right="0.3cm" fo:line-height="0.564cm" fo:text-indent="1cm" style:auto-text-indent="false"/>
      <style:text-properties style:font-name="DejaVu Sans" fo:font-size="14pt" style:font-size-asian="14pt" style:font-name-complex="Times New Roman" style:font-size-complex="11pt"/>
    </style:style>
    <style:style style:name="T1" style:family="text">
      <style:text-properties fo:font-size="11pt" fo:font-weight="bold" style:font-size-asian="11pt" style:font-weight-asian="bold" style:font-name-complex="Times New Roman" style:font-size-complex="11pt"/>
    </style:style>
    <style:style style:name="T2" style:family="text">
      <style:text-properties fo:font-size="11pt" style:font-size-asian="11pt" style:font-name-complex="Times New Roman" style:font-size-complex="11pt"/>
    </style:style>
    <style:style style:name="T3" style:family="text">
      <style:text-properties fo:font-size="11pt" fo:font-style="italic" style:font-size-asian="11pt" style:font-style-asian="italic" style:font-name-complex="Times New Roman" style:font-size-complex="11pt"/>
    </style:style>
    <style:style style:name="T4" style:family="text">
      <style:text-properties style:text-position="27% 100%" fo:font-size="11pt" style:font-size-asian="11pt" style:font-name-complex="Times New Roman" style:font-size-complex="11pt"/>
    </style:style>
    <style:style style:name="T5" style:family="text">
      <style:text-properties style:text-position="-27% 100%" fo:font-size="11pt"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38"/>
      <text:p text:style-name="P38"/>
      <text:p text:style-name="P38"/>
      <text:p text:style-name="P38"/>
      <text:p text:style-name="P43"/>
      <text:p text:style-name="P43"/>
      <text:p text:style-name="P43"/>
      <text:p text:style-name="P43">THE SOCIAL WEAPON:</text:p>
      <text:p text:style-name="P43">DARWINISM</text:p>
      <text:p text:style-name="P41"/>
      <text:p text:style-name="P41"/>
      <text:p text:style-name="P41"/>
      <text:p text:style-name="P41"/>
      <text:p text:style-name="P41"/>
      <text:p text:style-name="P41"/>
      <text:p text:style-name="P41"/>
      <text:p text:style-name="P41"/>
      <text:p text:style-name="P44">HARUN YAHYA</text:p>
      <text:p text:style-name="P41"/>
      <text:p text:style-name="P30"/>
      <text:p text:style-name="P39"/>
      <text:p text:style-name="P39">Published by:</text:p>
      <text:p text:style-name="P39">GLOBAL PUBLISHING</text:p>
      <text:p text:style-name="P39">Talatpasa Mah. Emir Gazi Cad.</text:p>
      <text:p text:style-name="P39">Ibrahim Elmas Ismerkezi A Blok Kat.4</text:p>
      <text:p text:style-name="P39">Okmeydani-Istanbul/Turkey</text:p>
      <text:p text:style-name="P39">Phone:+90 212 2220088</text:p>
      <text:p text:style-name="P39"/>
      <text:p text:style-name="P39"/>
      <text:p text:style-name="P41">August 2006</text:p>
      <text:p text:style-name="P41"/>
      <text:p text:style-name="P39"/>
      <text:p text:style-name="P39">By Harun Yahya</text:p>
      <text:p text:style-name="P39"/>
      <text:p text:style-name="P39"/>
      <text:p text:style-name="P39">Translated by Carl Nino Rossini</text:p>
      <text:p text:style-name="P39">Edited by Tam Mossman</text:p>
      <text:p text:style-name="P39"/>
      <text:p text:style-name="P39"/>
      <text:p text:style-name="P55"><text:span text:style-name="T2">All translations from the Qur'an are from</text:span><text:span text:style-name="T3"> The Noble Qur'an: a New Rendering of its Meaning in English</text:span><text:span text:style-name="T2"> by Hajj Abdalhaqq and Aisha Bewley, published by Bookwork, Norwich, UK. 1420 CE/1999 AH.</text:span></text:p>
      <text:p text:style-name="P39"/>
      <text:p text:style-name="P39"/>
      <text:p text:style-name="P39">Abbreviation used:</text:p>
      <text:p text:style-name="P45"><text:span text:style-name="T3">(pbuh)</text:span><text:span text:style-name="T2">: Peace be upon him (following a reference to the prophets)</text:span></text:p>
      <text:p text:style-name="P39"/>
      <text:p text:style-name="P39"/>
      <text:p text:style-name="P39">Printed and bound by Secil Ofset in Istanbul</text:p>
      <text:p text:style-name="P39">100 Yil Mah. MAS-SIT Matbaacilar Sitesi 4. Cadde No:77</text:p>
      <text:p text:style-name="P39">Bagcilar-Istanbul / Turkey</text:p>
      <text:p text:style-name="P39">Phone: +90 212 6290615</text:p>
      <text:p text:style-name="P39"/>
      <text:p text:style-name="P39"/>
      <text:p text:style-name="P39">www.harunyahya.com</text:p>
      <text:p text:style-name="P39">www.harunyahya.net</text:p>
      <text:p text:style-name="P38"/>
      <text:p text:style-name="P38"/>
      <text:p text:style-name="P31"/>
      <text:p text:style-name="P46">CONTENTS</text:p>
      <text:p text:style-name="P42"/>
      <text:p text:style-name="P38"/>
      <text:p text:style-name="P40">Introduction <text:tab/></text:p>
      <text:p text:style-name="P40"/>
      <text:p text:style-name="P40">Social Darwinism <text:tab/></text:p>
      <text:p text:style-name="P40"/>
      <text:p text:style-name="P40">The History of Ruthlessness, from </text:p>
      <text:p text:style-name="P40">Malthus to Darwin <text:tab/></text:p>
      <text:p text:style-name="P40"/>
      <text:p text:style-name="P40">The “Robber Barons,” Darwin's </text:p>
      <text:p text:style-name="P40">Followers <text:tab/></text:p>
      <text:p text:style-name="P40"/>
      <text:p text:style-name="P40">Social Darwinism and the Favored </text:p>
      <text:p text:style-name="P40">Races Myth <text:tab/></text:p>
      <text:p text:style-name="P40"/>
      <text:p text:style-name="P40">The Result of the Darwin-Hitler </text:p>
      <text:p text:style-name="P40">Coalition: 40 Million Dead <text:tab/></text:p>
      <text:p text:style-name="P40"/>
      <text:p text:style-name="P40">Social Darwinists' Sterilization and </text:p>
      <text:p text:style-name="P40">Death Laws <text:tab/></text:p>
      <text:p text:style-name="P40"/>
      <text:p text:style-name="P40">A Theory That Belittles Women <text:tab/></text:p>
      <text:p text:style-name="P40"/>
      <text:p text:style-name="P40">Darwinism and Moral Collapse <text:tab/></text:p>
      <text:p text:style-name="P40"/>
      <text:p text:style-name="P40">The Evolutionary Psychology </text:p>
      <text:p text:style-name="P40">Error <text:tab/></text:p>
      <text:p text:style-name="P40"/>
      <text:p text:style-name="P40">Conclusion <text:tab/></text:p>
      <text:p text:style-name="P40"/>
      <text:p text:style-name="P40">The Deception of Evolution <text:tab/></text:p>
      <text:p text:style-name="P32">To The Reader</text:p>
      <text:p text:style-name="P42"/>
      <text:p text:style-name="P38"/>
      <text:p text:style-name="P38">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p>
      <text:p text:style-name="P38">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38">This and all the other books by the author can be read individually, or discussed in a group. Readers eager to profit from the books will find discussion very useful, letting them relate their reflections and experiences to one another. </text:p>
      <text:p text:style-name="P38">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38">We hope the reader will look through the reviews of his other books at the back of this book. His rich source material on faith-related issues is very useful, and a pleasure to read. </text:p>
      <text:p text:style-name="P38">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38"/>
      <text:p text:style-name="P38"/>
      <text:p text:style-name="P38"/>
      <text:p text:style-name="P38"/>
      <text:p text:style-name="P38"/>
      <text:p text:style-name="P32">ABOUT THE AUTHOR</text:p>
      <text:p text:style-name="P1"/>
      <text:p text:style-name="P2"/>
      <text:p text:style-name="P2">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2">Harun Yahya's works, translated into 57 different languages, constitute a collection for a total of more than 45,000 pages with 30,000 illustrations.</text:p>
      <text:p text:style-name="P2">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God bless him and grant him peace),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may God bless him and grant him peace), who attained ultimate wisdom and moral perfection, as a sign of his intention to offer the last word. </text:p>
      <text:p text:style-name="P2">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2">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2">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text:soft-page-break/>movements of denial are now ideologically defeated, thanks to the books written by Harun Yahya. </text:p>
      <text:p text:style-name="P2">This is no doubt a result of the Qur'an's wisdom and lucidity. The author modestly intends to serve as a means in humanity's search for God's right path. No material gain is sought in the publication of these works.</text:p>
      <text:p text:style-name="P2">Those who encourage others to read these books, to open their minds and hearts and guide them to become more devoted servants of God, render an invaluable service. </text:p>
      <text:p text:style-name="P2">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2">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2">In this effort, the books of Harun Yahya assume a leading role. By the will of God, these books will be a means through which people in the twenty-first century will attain the peace, justice, and happiness promised in the Qur'an.</text:p>
      <text:p text:style-name="P38"/>
      <text:p text:style-name="P38"/>
      <text:p text:style-name="P38"/>
      <text:p text:style-name="P38"/>
      <text:p text:style-name="P31">INTRODUCTION</text:p>
      <text:p text:style-name="P42"/>
      <text:p text:style-name="P38"/>
      <text:p text:style-name="P19">The twentieth century was one of the darkest and most deadly in all of human history. Vast amounts of blood were spilled and people subjected to the most terrible fear and oppression. Such dictators as Hitler, Stalin and Pol Pot inflicted genocide on millions. Hitler had those whom he regarded as “useless” exterminated in the gas chambers. Hundreds of thousands of people in many Western countries—from Great Britain to Germany, from the USA to Sweden—were compulsorily sterilized or left to die just for being sick, crippled or old. All over the world, people were oppressed and exploited because of ruthless competition. Racism became the ideology of certain states, and some races were not even regarded as human at all. Because of the conflicts and hot and cold wars between East and West, the peoples of communist and capitalist countries, and even brothers, became one another's enemies. </text:p>
      <text:p text:style-name="P19">The main point not generally realized, however, is the nature of the ideological foundation that propelled the 20th century towards such disruption, chaos, war and conflict, and gave rise to such hatred and enmity. The groundwork of this ideological foundation was laid by the British economist Thomas Malthus. This twisted concept, widely accepted by people far removed from religious moral values, was further strengthened by another Briton, the sociologist Herbert Spencer, and disseminated by the theory of evolution put forward by yet another Englishman, Charles Darwin. </text:p>
      <text:p text:style-name="P19">As dictated by the ideology they advocate, these three figures entirely ignored such religious moral virtues as cooperation, altruism, protecting the poor and weak, and regarding all human beings as equal. In contrast, they proposed the falsehood that life is a battlefield, that the oppression and even extermination of the poor and those races whom they regarded as “inferior” was justified; that as a result of that pitiless struggle, the “fittest” would survive and the rest would be eliminated—and that all this would lead to human “progress.” </text:p>
      <text:p text:style-name="P19">With his theory of evolution, Darwin sought to apply this philosophy of selfishness to the natural sciences. Ignoring the examples of solidarity and cooperation created by God in nature, he maintained that all living things were engaged in a ruthless struggle for survival. On the basis of no scientific evidence whatsoever, he even claimed that this same ruthlessness applied to human societies. When his theory of evolution was applied to human society, social Darwinism appeared on the scene. </text:p>
      <text:p text:style-name="P19">Some people suggest that Social Darwinism was born in the second half of the 19th century and lost its influence during the second half of the 20th. But this theory has had far more permanent and damaging adverse effects. A twisted world view, in complete contradiction to religious moral values, has spread, alleging that life is a “struggle for survival,” and that people need to compete in order to succeed in that struggle, or at the very least to survive. New lifestyles emerged that were the source of totalitarian and <text:soft-page-break/>bloody ideologies like communism and fascism, ferocious capitalism that ignores social justice; racism, ethnic conflicts, moral degeneration, and many more disasters that inflicted catastrophes on humanity. </text:p>
      <text:p text:style-name="P19">All of a sudden, Social Darwinism imparted an alleged scientific validity to existing evils, ruthless policies and practices. Adopting that trend, which lacks any scientific basis whatsoever, many people failed to live by religious moral values and began to regard ruthlessness, savagery and cruelty as unexceptional. They ignored the fact that religious moral values require virtues such as compassion, affection, understanding, self-sacrifice, solidarity and mutual support between individuals and societies. Perpetrators claimed a scientific foundation to their cruelty, and that therefore, the savagery they inflicted could be regarded as justified. These false claims and suppositions were of course a terrible deception. </text:p>
      <text:p text:style-name="P19">In this book, we shall be examining and illuminating two main subjects: First, the dangers of educating young people in the light of Darwinism and of the theory's wide acceptance will be shown to people unaware of, or who ignore, the threat that it poses to societies and individuals. </text:p>
      <text:p text:style-name="P19">Second, it will respond to those who maintain that Darwin and evolutionists are not in total agreement with Social Darwinists, and will show that every evolutionist who signs up to the theory of evolution is in fact signing up to Social Darwinism as well. </text:p>
      <text:p text:style-name="P19">Throughout, we shall be emphasizing that the model proposed by the theory of evolution, regarding human beings as a species of animal, is an error based on ruthlessness, lovelessness, selfishness and self-interest. Darwinism seeks to construct a world where humans live and behave like animals. Social Darwinism's teachings and practices make this quite clear. According to its twisted views, it is perfectly acceptable for an elderly, needy person to be dragged out of his home and taken away to be killed; or for handicapped people to be rounded up and left to die in concentration camps. According to this distorted thinking, those in the “inferior” classes can be ruthlessly persecuted, exploited and eliminated. Those who believe that human society can progress only when these savage policies are implemented regard such slaughter, genocide, cruelty and ruthlessness as a kind of success. They maintain that individuals and societies—indeed, entire cultures and nations—unable to achieve that success, must be done away with.</text:p>
      <text:p text:style-name="P19">Without doubt, that is a most perverted and dangerous way of thinking. Perceiving this danger is of the greatest importance for those who oppose the theory and the ideologies based on it. Societal models based on Darwin and Darwinism are models that will lead to the most dreadful catastrophes. On the other hand, the moral values that God commands to humanity and reveals in the Qur'an will always bring with them peace and well-being. </text:p>
      <text:p text:style-name="P19"/>
      <text:p text:style-name="P19"/>
      <text:p text:style-name="P27">SOCIAL DARWINISM</text:p>
      <text:p text:style-name="P20"/>
      <text:p text:style-name="P19"/>
      <text:p text:style-name="P19">Racial inequality, and ethnic discrimination, unfair competition, the oppression of the poor, the exploitation of the weak by the strong, and the idea that might is right, are evils that societies have experienced throughout history. Thousands of years ago, for example, at the time of Prophet Moses (pbuh), Pharaoh regarded himself as superior to everyone else on account of his wealth and powerful army. He rejected Prophets Moses and Aaron (peace be upon them) and even sought to kill them, though they were clearly speaking the truth. Pharaoh also implemented discriminatory policies, divided his people into classes, describing some as “inferior,” inflicted numerous tortures on the Israelites under his rule, killed their men aiming to bring their race to extinction. The Qur'an describes Pharaoh's perversions: </text:p>
      <text:p text:style-name="P10"/>
      <text:p text:style-name="P10">Pharaoh exalted himself arrogantly in the land and divided its people into camps, oppressing one group of them by slaughtering their sons and letting their women live. He was one of the corrupters. (Surat al-Qasas, 4)</text:p>
      <text:p text:style-name="P10"/>
      <text:p text:style-name="P10">“Am not I better than this man who is contemptible and can scarcely make anything clear?” (Surat az-Zukhruf, 52) </text:p>
      <text:p text:style-name="P10"/>
      <text:p text:style-name="P10">In that way he [Pharaoh] swayed his people and they succumbed to him... (Surat az- Zukhruf, 54)</text:p>
      <text:p text:style-name="P10"/>
      <text:p text:style-name="P10">And We bequeathed to the people who had been oppressed the easternmost part of the land We had blessed, and its westernmost part as well… (Surat al-A'raf, 137)</text:p>
      <text:p text:style-name="P19"/>
      <text:p text:style-name="P19">Ancient Egypt was by no means the only extremist society where only might was regarded as right, humans were divided into classes, those regarded as “inferior” were oppressed and subjected to inhuman treatment. There are numerous examples of other such regimes, right up to the present day.</text:p>
      <text:p text:style-name="P19">In the 19th century, however, these evil practices acquired a whole new dimension. Up until then, measures and policies that had been regarded as cruel, suddenly began to be defended with the falsehood that they were “scientific practices based on facts of nature.” What was it that suddenly justified all these forms of ruthlessness?</text:p>
      <text:p text:style-name="P18"><text:span text:style-name="T2">Charles Darwin's theory of evolution was put forward in his book </text:span><text:span text:style-name="T3">The Origin of Species</text:span><text:span text:style-name="T2">. Published in 1859, it contained a number of conjectures about the origin of life that led to a most deceptive world view, devoid of any scientific evidence, and a perverted philosophy that denies the existence of God and regards “chance” as a </text:span><text:soft-page-break/><text:span text:style-name="T2">creative force (surely God is beyond that). Views that man was a kind of animal, and life was a sphere of struggle and fierce competition were accepted as scientific truth. </text:span></text:p>
      <text:p text:style-name="P18"><text:span text:style-name="T2">Darwin did not develop this theory, which was advanced as a result of the 19th century's primitive understanding of science, on his own. Some 50 years earlier, in 1798, Thomas Malthus proposed a number of ideas that had nothing to do with reality, in his book </text:span><text:span text:style-name="T3">Essay on the Principle of Population</text:span><text:span text:style-name="T2">. This study—which has now been proven to have no scientific value at all—claimed that population increased far more quickly than food resources, and that therefore, population increase needed to be controlled. Malthus suggested that wars and epidemics acted as “natural” checks on population, and were thus beneficial. He was the first to refer to the “struggle for survival.” According to his thesis, far removed from humane values, the poor must not be protected but allowed to live under the worst possible conditions and prevented from multiplying, and sufficient food resources must be reserved for the upper classes. (For details, see Chapter 2, “The History of Ruthlessness, from Malthus to Darwin.”) This cruel savagery would certainly be opposed by anyone with a conscience and common sense. Although religious moral values require extending a helping hand to the poor and needy, Malthus—and his follower Darwin—said that these people should be ruthlessly left to die. </text:span></text:p>
      <text:p text:style-name="P18"><text:span text:style-name="T2">The British sociologist and philosopher Herbert Spencer headed the list of those who immediately adopted and developed these inhumane ideas. The term “the survival of the fittest,” which sums up Darwinism's basic claim, actually belongs to Spencer. He also claimed that the “unfit” should be eliminated, writing that: “If they are sufficiently complete to live, they do live, and it is well they should live. If they are not sufficiently complete to live, they die, and it is best they should die.”</text:span><text:span text:style-name="T4">1</text:span><text:span text:style-name="T2"> In Spencer's view, the poor, uneducated, sick, crippled and unsuccessful should all die, and he sought to prevent the state from passing laws to protect the poor. </text:span></text:p>
      <text:p text:style-name="P18"><text:span text:style-name="T2">Spencer possessed a great lack of compassion for people who should awaken feelings of compassion and protection and, just like Malthus, he sought for ways to get rid of them. In </text:span><text:span text:style-name="T3">Darwinism in American Thought</text:span><text:span text:style-name="T2">, the American historian Richard Hofstadter makes the following comment: </text:span></text:p>
      <text:p text:style-name="P3"><text:span text:style-name="T2">Spencer deplored not only poor laws, but also state-supported education, sanitary supervision other than the suppression of nuisances, regulation of housing conditions, and even state protection of the ignorant from medical quacks.</text:span><text:span text:style-name="T4">2</text:span></text:p>
      <text:p text:style-name="P18"><text:span text:style-name="T2">Darwin, powerfully influenced by Malthus and Spencer's ruthless world views, proposed in </text:span><text:span text:style-name="T3">The Origin of Species</text:span><text:span text:style-name="T2"> the myth that species had evolved by means of natural selection. Darwin was no scientist, and took only an amateur's interest in biology. Under the very primitive microscopes of Darwin's time, cells appeared to be nothing more than blurry blots, and the biological laws of inheritance had not yet been discovered. Darwin's theory, developed with very limited scientific knowledge and under inadequate scientific conditions, claimed that nature always “selected” the fittest with the most advantages, and that life developed accordingly. According to this theory, built on totally erroneous </text:span><text:soft-page-break/><text:span text:style-name="T2">foundations right from the outset, life was the work of chance; Darwin thus rejected the fact that life was created by God (Surely God is beyond that!). After </text:span><text:span text:style-name="T3">The Origin of Species</text:span><text:span text:style-name="T2">, Darwin set about adapting his unscientific theory to human beings in </text:span><text:span text:style-name="T3">The Descent of Man</text:span><text:span text:style-name="T2">. In that book, he referred to how the so-called backward races would be eliminated in the near future, and that the more advanced ones would develop and succeed. Darwin's adapting his theory of evolution to human beings, in this book and certain other of his writings, shaped Social Darwinism. </text:span></text:p>
      <text:p text:style-name="P19">His determined followers then carried matters forward. The most prominent proponents and practitioners of Social Darwinism's were Herbert Spencer and Darwin's cousin Francis Galton in Britain, certain academics like William Graham Sumner in America, and Darwinists such as Ernst Haeckel, and later fascist racists like Adolf Hitler in Germany. </text:p>
      <text:p text:style-name="P19">Social Darwinism quickly became a means whereby racists, imperialists, proponents of unfair competition under the banner of capitalism, and administrators who failed to fulfill their responsibility to protect the poor and needy attempted to defend themselves. Social Darwinists sought to portray as a natural law the oppression of the weak, the poor and so-called “inferior” races, as well as the elimination of the handicapped by the healthy, and small businesses by large companies, suggesting that this was the only way humanity could progress. They sought to justify all the injustices perpetrated throughout history under a scientific rationale. Social Darwinism's lack of conscience and compassion was depicted as a law of nature and the most important road to so-called evolution. </text:p>
      <text:p text:style-name="P19">In particular, various American capitalists justified the climate of unrestrained competition they established, according to their own lights, with quotations from Darwin. In fact, however, this was nothing less than a huge deception. Those who attempted to give ruthless competition a so-called scientific basis were merely lying. For instance, Andrew Carnegie, one of the greatest capitalists and one of those caught up in that falsehood, said the following in a speech he gave in 1889: </text:p>
      <text:p text:style-name="P3"><text:span text:style-name="T2">The price which society pays for the law of competition, like the price it pays for cheap comforts and luxuries, is also great; but the advantages of this law are also greater still than its cost — for it is to this law that we owe our wonderful material development, which brings improved conditions in its train. ... While the law may be sometimes hard for the individual, it is best for the race, because it insures the survival of the fittest in every department. We accept and welcome, therefore, as conditions to which we must accommodate ourselves, great inequality of environment; the concentration of business, industrial and commercial, in the hands of a few; and the law of competition between these, as being not only beneficial, but essential to the future progress of the race.</text:span><text:span text:style-name="T4">3</text:span></text:p>
      <text:p text:style-name="P19">According to Social Darwinism the sole objective of a race is its physical, economic and political development. Individuals' happiness, well-being, peace and security appear <text:soft-page-break/>unimportant. No compassion at all is felt for those who suffer and cry out for help, for those unable to provide their children, families and aged parents food, medicine or shelter, or for the poor and powerless. According to this twisted concept, someone poor but morally upright is regarded as worthless, and that person's death will actually benefit society. In addition, someone rich but morally corrupt is regarded as “most important” for the “progress of the race” and, no matter what the conditions, that individual is seen as very valuable. This twisted logic propels Social Darwinism's proponents towards moral and spiritual collapse. In 1879, another Social Darwinist, William Graham Sumner, expressed this perverted trend's deceptions: </text:p>
      <text:p text:style-name="P4">... we cannot go outside of this alternative: liberty, inequality, survival of the fittest; non-liberty, equality, survival of the unfittest. The former carries society forward and favors all its best members; the latter carries society downwards and favors all its worst members.</text:p>
      <text:p text:style-name="P19">The most savage adherents of Social Darwinism were racists, the most dangerous, of course, being the Nazi ideologists and their leader, Adolf Hitler. The heaviest cost of Social Darwinism came at the hands of the Nazis, who implemented eugenics, the claim put forward by Darwin's cousin, Francis Galton, to the effect that communities can consist of higher-quality individuals by the elimination of poor genes. They also engaged in genocide using Darwinist statements as a screen, as if these in some way justified their actions. At the advice of Darwinist scientists they exterminated Jews, Gypsies and East Europeans, whom they regarded as inferior races. They slaughtered the mentally ill, the handicapped, and the elderly in gas chambers. In the 20th century, millions were killed by the most ruthless methods in the name of Social Darwinism before the eyes of the world.</text:p>
      <text:p text:style-name="P18"><text:span text:style-name="T2">The eugenics movement, led by Francis Galton, emerged as another disastrous product of Social Darwinism. Its supporters maintained that human selection was needed to accelerate natural selection, believing that human development itself could thus be speeded up. They inflicted compulsory sterilization on “unnecessary” people in a great many countries, from America to Sweden. Regarded as less than human, hundreds of thousands were operated on against their will, without their families' knowledge or permission. The cruelest implementation of eugenics occurred in Germany, where the Nazis first sterilized the crippled, mentally defective or those with inherited diseases. Unsatisfied, they then began slaughtering these people </text:span><text:span text:style-name="T3">en masse</text:span><text:span text:style-name="T2">. Hundreds of thousands were put to death, just for being old or lacking fingers or limbs.</text:span></text:p>
      <text:p text:style-name="P19">Such cruel savagery has absolutely no place in religious morality. God has commanded people to protect and nurture the needy. Meeting the needs of the poor, treating the handicapped with affection and compassion and observing their rights, and ensuring cooperation and solidarity in society are all required by religious ethics. Those who ignore the moral values commanded by God, however, propel towards catastrophe both themselves and the societies they live in. </text:p>
      <text:p text:style-name="P19"><text:soft-page-break/>Another catastrophe for which Social Darwinism provided alleged justification is colonialism. A number of administrators of colonial states tried to justify their ruthless exploitation of native populations with Darwinist theses lacking any scientific validity or logical consistency. They claimed that “inferior races” needed to be kept under the control of “superior races” because this was a law of nature, and founded their policies on this so-called scientific basis. </text:p>
      <text:p text:style-name="P19">By using the twisted logic of Social Darwinism, combatants in the 20th century's two world wars sought to depict war as inevitable. They attempted to depict the killing of the innocent and the poor; the destruction of their homes, businesses, and livestock; the forcing of millions from their homes and lands; and the uncaring slaughter of babies and children as ways of ensuring human progress. </text:p>
      <text:p text:style-name="P18"><text:span text:style-name="T2">In conclusion, Social Darwinism was the motive force that cost the lives of millions in the 19th and 20th centuries. With it, many evils that had persisted for centuries acquired an alleged scientific justification. In his book </text:span><text:span text:style-name="T3">The Mismeasure of Man</text:span><text:span text:style-name="T2">, the late evolutionist paleontologist Stephen Jay Gould reveals this yet again in commenting on </text:span><text:span text:style-name="T3">Darwin's Origin of Species</text:span><text:span text:style-name="T2">: </text:span></text:p>
      <text:p text:style-name="P4">Subsequent arguments for slavery, colonialism, racial differences, class structures, and sex roles would go forth primarily under the banner of science.</text:p>
      <text:p text:style-name="P19"/>
      <text:p text:style-name="P15">Darwin Himself Was a Social Darwinist</text:p>
      <text:p text:style-name="P18"><text:span text:style-name="T2">No matter how much today's evolutionists try to separate Darwin's name from the sufferings that Social Darwinism gave birth to, Darwin used unambiguous Social Darwinist expressions, especially in his </text:span><text:span text:style-name="T3">Descent of Man</text:span><text:span text:style-name="T2"> and other writings. As far back as 1869, in a letter to Hugo Thiel he stated that he saw no objection to his theory being applied to society: </text:span></text:p>
      <text:p text:style-name="P4">You will really believe how much interested I am in observing that you apply to moral and social questions analogous views to those which I have used in regard to the modification of species.</text:p>
      <text:p text:style-name="P18"><text:span text:style-name="T2">Benjamin Wiker is a lecturer in theology and science at Franciscan University and author of </text:span><text:span text:style-name="T3">Moral Darwinism: How We Became Hedonists</text:span><text:span text:style-name="T2">. In an interview, he stated that Darwin was the first Social Darwinist, and continued: </text:span></text:p>
      <text:p text:style-name="P3"><text:span text:style-name="T2">Like it or not, it is quite clear when you read his </text:span><text:span text:style-name="T3">Descent of Man </text:span><text:span text:style-name="T2">that Darwin himself was the first Social Darwinist and the father of the modern eugenics movement. Social Darwinism and eugenics are derived directly from his principle of natural selection.</text:span></text:p>
      <text:p text:style-name="P3"><text:span text:style-name="T2">I think the real reason for people objecting to someone making connections between Darwinism and things like eugenics is that they don't want the theory to be tarnished by its moral implications. But the implications are there, not only in the text, but as evidenced in the social and moral effects Darwinism has had in the century and a half since it appeared.</text:span><text:span text:style-name="T4">7</text:span></text:p>
      <text:p text:style-name="P19"><text:soft-page-break/>As you'll see in the following chapters, many of Darwin's expressions and statements clearly reveal him to have been the original source of Social Darwinism. Modern evolutionists hesitate to accept these views on account of Social Darwinism's terrifying results in the 20th century. Yet competition, racism, and discrimination—fundamental elements of Social Darwinism—also lie at the basis of the theory of evolution. Whether or not evolutionists accept the fact, these are the consequences of adopting Darwinism. Any theory that views human beings as the product of chance, as a slightly more advanced form of animal; that claims that some races are less developed than others and are therefore closer to animals; and that humanity can progress by means of the strong oppressing the weak, will inevitably have tragic consequences. Evolutionists' apparent rejection of Social Darwinism is no solution. Our hope is that those whom has the theory deceived will finally come to accept that the theory of evolution is scientifically bankrupt. </text:p>
      <text:p text:style-name="P16"/>
      <text:p text:style-name="P15">The Error of Applying Nature's Laws to Human Beings</text:p>
      <text:p text:style-name="P19">At the time when Darwin proposed his theory, science was still rather backward in many respects. The electron microscope had not yet been invented, for which reason the minute details of living organisms were unseen. The cell still resembled a simple blot, and no one knew that it possessed a structure no less complex than that of a city, made up of a great many different organelles. There was no science of genetics; the biological laws of inheritance remained to be discovered. Many biologists and scientists, including Darwin himself, were sufficiently ignorant as to believe that “acquired” characteristics could be passed on to subsequent generations. For example, they believed that if a blacksmith developed powerful muscles because of his work, his sons would have equally strong muscles. In that primitive scientific climate, Darwin developed his theory. Neither Darwin nor any who supported him was able to submit evidence for the theory of evolution from such branches of science as paleontology, biology or anatomy. Moreover, observations and experiments performed in the following years, and especially new findings obtained in the 20th century, revealed that the theory was clearly wrong. But despite the theory's scientific weakness, its providing a basis for materialist and atheist thought led to its immediate adoption by one part of the scientific world.</text:p>
      <text:p text:style-name="P19">Certain circles began to apply the theory of evolution to the social sphere, on account of the ideological messages it contained. It took its place at the root of such 20th-century disasters as genocide, mass slaughter, civil wars in which brother slew brother, and world wars that ruined nations. Religious moral values and the virtues they bring with them, were abandoned in favor of the law of the jungle in which the weaker are oppressed and eliminated. This theory, devoid of any scientific validity, influenced an entire century.</text:p>
      <text:p text:style-name="P19"><text:soft-page-break/>One of Social Darwinists' major errors was their attempt to implement that theory to the social arena. Another of their errors was to assume that laws applying to animals also applied to human beings whom God has created with conscience, reason, consciousness and the ability to make judgments. Therefore, contrary to what Social Darwinists claim, the laws of the jungle do not apply to human beings, every one of whom is responsible for using his abilities as best as he can throughout his life. God has also created human beings with a finite life span. When it comes to an end, all individuals will die, and will then be resurrected to account for all their behavior during their life of this world. </text:p>
      <text:p text:style-name="P19">In nature, living things may die or become extinct when they cannot adapt to the prevailing conditions. For example, a dark-haired rabbit in a snow-covered forest may soon fall prey to a fox who can see it clearly. Yet, contrary to what Darwinists would have us believe, dead dark-haired rabbits don't give rise to the emergence of a new lighter-haired species. Furthermore, animals are very different from human beings, who do not have to adapt to natural conditions in order to live. We possess the means to change our surroundings in accordance with our needs and wishes. For instance, we adapt our buildings, heating and cooling systems and clothing according to the climate where we live. There is no natural selection in human societies, because human beings' reason and abilities prevent such elimination.</text:p>
      <text:p text:style-name="P19">Such errors lead Social Darwinists to look at societies from an inhuman perspective. An important example of that perspective, so devoid of reason and conscience, is how they thought that societies could progress by abandoning the weak and needy, the powerless and handicapped to their own devices. The fact is that such a selfish refusal brings with it decline, not progress. Those whom Darwinism maintains should be neglected and left uncared for are conscious human beings, able to think and reason. When abandoned to injustice and cruelty, unless they possess the virtues of patience, forgiveness and understanding imparted by religious moral values, they may feel great anger and hatred for those who inflict such treatment on them. To assuage that anger, as many recent examples have shown, they may then resort to violence, which can then give rise to conflict and chaos. As a result of all the material and spiritual means expended to resolve those conflicts, there will be a decline in all spheres—from art to technology, from the economy to science—rather than progress. </text:p>
      <text:p text:style-name="P19">Furthermore, killing the sick or handicapped in the name of eugenics, is not only terribly brutal, but also contributes nothing whatsoever to social progress. Such an open acceptance of murder will bring enormous losses that will spell ruin for society. Today, some 6% of the world's population—some half a billion people, a very large number—are handicapped. That would mean that everyone would lose someone from his family or circle of acquaintances, and will have acquiesced in their deaths. This will open spiritual wounds that wreak great harm on people's psychological well-being. In any society where a mother cannot trust her children, children their mother, or brothers each other, <text:soft-page-break/>where one can allow another to be killed at any time, there will be severe degeneration and depression. In any case, a society that kills people just because they are handicapped is undergoing a devastating moral collapse. It must already have lost all spiritual values, all humanity. Without doubt, to claim progress by means of murder indicates very serious mental and psychological problems. </text:p>
      <text:p text:style-name="P19">The greatest suffering will be experienced by those condemned to “elimination,” and that suffering will give rise to deep wounds in the consciences of others. </text:p>
      <text:p text:style-name="P19">As the following pages will show, Social Darwinism sought, to apply to societies the theory of evolution—itself based on Charles Darwin's rather backward scientific understanding—but its world view is in total conflict with human nature. When put into practice, it belittles humanity and drags it back towards depression and chaos, bringing hatred that leads to conflict, warfare, and murder. Social Darwinism reached its peak during the second half of the 19th century and the first half of the 20th, but its adverse effects can still be seen in the present day. Under such names as “evolutionary psychology” and “genetic determinism,” attempts are still being made to evaluate societies according to the errors of Darwinism. In order to protect the 21st century from further catastrophes, the dangers of Social Darwinism must be revealed in all their aspects, and the world must be told that there is no scientific evidence for the theory on which this philosophy is based.</text:p>
      <text:p text:style-name="P19"/>
      <text:p text:style-name="P25">THE HISTORY OF RUTHLESSNESS, </text:p>
      <text:p text:style-name="P25">FROM MALTHUS TO DARWIN</text:p>
      <text:p text:style-name="P20"/>
      <text:p text:style-name="P19"/>
      <text:p text:style-name="P18"><text:span text:style-name="T2">As we already made clear, Darwin's views in </text:span><text:span text:style-name="T3">The Origin of Species</text:span><text:span text:style-name="T2"> were most influenced by the British economist and demographer Thomas Robert Malthus. </text:span></text:p>
      <text:p text:style-name="P18"><text:span text:style-name="T2">In </text:span><text:span text:style-name="T3">Essay on the Principle of Population, as it Affects the Future</text:span><text:span text:style-name="T2">, first published in 1798, Malthus claimed that the human population was increasing every twenty-five years in a geometrical ratio (1, 2, 4, 8, 16, 32, 64, 128, 256…), while the food supply was increasing in an arithmetical ratio (1, 2, 3, 4, 5, 6, 7, 8, 9...); that as the population doubled, food resources showed a much more modest rise. Malthus claimed that within 300 years, the ratio of population to food resources would be 4,096 to 13. Again according to this unscientific claim, resources were insufficient for the rapidly rising population, and Malthus alleged that it was becoming essential to engage in a serious struggle for survival. This was the same claim expressed in the subtitle to Darwin's </text:span><text:span text:style-name="T3">The Origin of Species: the Preservation of Favoured Races in the Struggle for Life...</text:span></text:p>
      <text:p text:style-name="P18"><text:span text:style-name="T2">In his </text:span><text:span text:style-name="T3">Essay</text:span><text:span text:style-name="T2">, Malthus stated that this rapid population rise needed to be halted, and came up with a number of solutions. According to him, misery and vice were the two main factors that checked population growth. Phenomena such as famine and epidemics </text:span><text:soft-page-break/><text:span text:style-name="T2">were examples of misery, which kept population in check. Other examples were such phenomena as wars. Malthus wrote that rapid population increase could be checked by such means as war, famine, disease and the killing of newborn babies, to balance population and food resources. Anyone with common sense and a conscience will agree that such a claim is irrational, illogical, and horrendously brutal. Accurate planning of income and essential resources for the well-being and peace of societies is of course of the greatest importance for the future of those societies. However, it is also evident that planning wars, slaughter and murder will inflict nothing but tears and suffering on a society's future. </text:span></text:p>
      <text:p text:style-name="P19">Malthus had a number of other illogical recommendations. For example, he suggested that all possible measures should be taken to prevent poor or laboring-class couples from having children. Malthus's views reached a peak in 1834 with a new law passed in England setting up special “workhouses” for the poor. Under that law, married couples in workhouses were kept apart by means of fixed rules to reduce the rise in population. </text:p>
      <text:p text:style-name="P19">One of the factors underlying these measures was the longstanding fear that the rapidly rising numbers of the “lower classes” would eventually overwhelm more civilized individuals. That fear is groundless, of course, and the product of a grave deception. First, it is out of the question for an individual to enjoy superiority over anyone else because of his material status, social position, language, race or gender. God has created all human beings equal. What makes people valuable is the moral virtues and the fear of God they exhibit, not material means or physical attributes. </text:p>
      <text:p text:style-name="P19">In the wake of the French Revolution, however, the British middle class provided enormous support for Malthusianism. Fearing that they might no longer maintain their former pre-eminence and power, they had no hesitation over adopting radical measures to preserve them. This is one of the characteristic errors made by those who distance themselves from religious moral values. The elite of that time thought that society's future lay in there being as many wealthy and as few poor as possible. Of course it is desirable to raise the number of wealthy people and the level of well-being in a society. However, the methods implemented to increase that well-being are of greatest importance. Raising the numbers of the wealthy by slaughtering the poor and oppressing the needy, as Social Darwinism suggests, is totally unacceptable, of course. Furthermore, increasing the number of wealthy individuals is, by itself, not enough for a society to progress. If those wealthy people lack such religious moral values as honesty, altruism, modesty, patience, and tolerance, their industry will damage a society instead of benefiting it. Plans aimed at advancing societies can achieve their objective only if that society reinforces its spiritual values at the same time as it makes material progress.</text:p>
      <text:p text:style-name="P19">However, many in Malthus's time failed to realize this manifest truth and supported the perverted views that would later lead their societies into moral collapse.</text:p>
      <text:p text:style-name="P19"><text:soft-page-break/>To halt the rise in population, these were some of the ruthless solutions Malthus suggested: </text:p>
      <text:p text:style-name="P3"><text:span text:style-name="T2">Instead of recommending cleanliness to the poor, we should encourage contrary habits. </text:span><text:span text:style-name="T1">In our towns we should make the streets narrower, crowd more people into the houses, and court the return of the plague. In the country, we should build our villages near stagnant pools, and particularly encourage settlements in all marshy and unwholesome situations.</text:span><text:span text:style-name="T2"> But above all, we should reprobate [strongly condemn] specific remedies for ravaging diseases; and those benevolent, but much mistaken men, who have thought they were doing a service to mankind by projecting schemes for the total extirpation of particular disorders.</text:span></text:p>
      <text:p text:style-name="P19">Malthus also encouraged the death of babies: </text:p>
      <text:p text:style-name="P3"><text:span text:style-name="T2">... we are bound in justice and honour formally to disclaim the right of the poor to support. To this end, I should propose a regulation to be made, declaring, that no child born... should ever be entitled to parish assistance... The [illegitimate] infant is, comparatively speaking, of little value to the society, as others will immediately supply its place... </text:span><text:span text:style-name="T1">All the children born, beyond what would be required to keep up the population to this [desired] level, must necessarily perish, unless room be made for them by the deaths of grown persons.</text:span></text:p>
      <text:p text:style-name="P19">Malthus possessed a sufficiently twisted logical framework as to justify letting newborns die for the future of society. You might well assume that such perverted views are a thing of the past and could no longer be accepted by anyone today. Yet that is not the case. In modern-day China, population planning is carried out by means of the killing of newborn babies—making it easy to see the permanent effects on societies of the destructive views of Malthus and his follower Darwin. The communist Chinese state seeks to prevent its own people from living by religious moral values, and looks at them through a Darwinist eye. For that reason, in addition to the enormous social and moral collapse, human beings are forced to work in labor camps devoid of the most basic humane conditions. Children of parents with already more children than the number permitted by the state are collected and killed. People are executed for “thought crimes,” the executions themselves having assumed the form of societal ceremonies. Contemporary China is an example of what awaits a society that falls under the influence of Darwinist views. </text:p>
      <text:p text:style-name="P19">Malthus's theses not only prepared an oppressive law that further worsened the conditions of the poor in England, they also made social problems even more intractable. These theses, which still have their proponents today, and which led the way to a theory such as Darwinism which inflicted disasters like chaos, war, racism and atheism on the 20th century, have no valid scientific foundations whatsoever. Indeed, Malthus's ideas were inspired by a story relating to goats and dogs, the truth of which nobody could be sure of.</text:p>
      <text:p text:style-name="P19"/>
      <text:p text:style-name="P7">From Goats and Dogs to Darwinism</text:p>
      <text:p text:style-name="P18"><text:span text:style-name="T2">Malthus's real source of inspiration for his </text:span><text:span text:style-name="T3">Essay</text:span><text:span text:style-name="T2"> was a story about goats on a Southeast Pacific island, said to have been left there by Juan Fernandez, a Spanish sailor. According to the tale, these goats multiplied and became a source of meat for mariners calling at the island. But the goats rapidly grew in number and began to consume all the sources of food on the island. In order to prevent British privateers—who molested Spanish trade—from making use of the goats' meat, the Spanish landed male and female dogs on the island. In time, the dogs began to grow in number, and killed most of the goats. </text:span></text:p>
      <text:p text:style-name="P19">British Joseph Townsend wrote that in this way, a natural equilibrium was established. “The weakest of both species,” he went on to say, “were among the first to pay the debt of nature; the most active and vigorous preserved their lives. ... It is the quantity of food which regulates the number of the human species.”</text:p>
      <text:p text:style-name="P19">As we already stated, various natural circumstances may have an effect on an animal's numbers increasing or declining and on species surviving or becoming extinct. Yet it is a grave error to suppose that this dynamic also applies to human societies, and experience shows the terrible results of putting such an error into practice. </text:p>
      <text:p text:style-name="P19">Under the Poor Law then in force in Great Britain, the poor were not left to go hungry, but were forced to work very hard. Townsend maintained that these laws obliging the poor to work resulted in excessive difficulties and protests. Instead, he claimed that it was more reasonable to bring the poor to heel by means of hunger. According to Townsend, “hunger will tame the fiercest animals, and will teach them civility, obedience, and subjection.” At the root of that ruthless and unconscionable attitude lies the error of classing people according to their material means and physical attributes. Such discrimination, totally incompatible with religious moral values, has disrupted the social order and led to chaos, anarchy and conflict throughout history. </text:p>
      <text:p text:style-name="P19">After Townsend, the story of the goats and dogs also constituted the basis of Malthus's theses. It also represents the source of inspiration for the error expressed in the term “the survival of the fittest,” used by Herbert Spencer, and of Darwin's error of “evolution by natural selection.” </text:p>
      <text:p text:style-name="P19">As we have already emphasized, applying to human beings certain laws that apply to animals was a great error made by a chain of people, beginning with Townsend and followed by Malthus, Spencer and Darwin. They regarded humans as savage creatures that could be reined in only by radical measures and kept under control by war, hunger and poverty. The truth is, though, that human beings are endowed with reason and common sense. They act in accordance with logic and their conscience, not according to instincts, as animals do.</text:p>
      <text:p text:style-name="P19"/>
      <text:p text:style-name="P15">Malthus's Claims Not Based on </text:p>
      <text:p text:style-name="P15">Scientific Data</text:p>
      <text:p text:style-name="P19"><text:soft-page-break/>Malthus's theory received support from various circles at the time, and also constituted the foundation of a number of perverted ideologies and movements in the following century. Yet it rests on no scientific foundations and is riddled with inconsistencies. For example: </text:p>
      <text:p text:style-name="P18"><text:span text:style-name="T2">1) At the time Malthus wrote, there were no data regarding population increases at his disposal. The first national census in Great Britain was carried out in 1801, three years after Malthus wrote his </text:span><text:span text:style-name="T3">Essay</text:span><text:span text:style-name="T2">. In any case, for Malthus to calculate the rate of population growth, he would have needed statistics for years previous to 1801. He therefore had no reliable statistics on which to base a figure for that growth, and his claims were based entirely on presupposition. </text:span></text:p>
      <text:p text:style-name="P19">2) Nor did Malthus possess any data with which to calculate the growth of food resources. At the time, there was no way of calculating how much land was under cultivation, not how many crops it produced. Again, he engaged in mere conjecture.</text:p>
      <text:p text:style-name="P19">3) In any case, the law that Malthus proposed was contradictory in itself. He suggested that populations increased geometrically. In that case, animals and plant populations also increased geometrically, and these two form the basis of human life. In practice, however, animals, plants and human beings do not multiply geometrically: Their rates of increase vary according to prevailing circumstances. The entire ecosystem, humans included, exists within a most balanced equilibrium. The self-evident order in nature is a long way from “Eat or be eaten,” the so-called struggle for survival proposed by Malthus and Darwin. </text:p>
      <text:p text:style-name="P19">In short, Malthus's erroneous and illogical claims rest on no scientific foundations whatsoever. Yet Darwin constructed his theory of evolution on Malthus's conjectures. </text:p>
      <text:p text:style-name="P16"/>
      <text:p text:style-name="P15">Darwin the Malthusian</text:p>
      <text:p text:style-name="P19">In his autobiography, Darwin wrote:</text:p>
      <text:p text:style-name="P3"><text:span text:style-name="T2">In October 1838, that is fifteen months after I had begun my systematic enquiry, I happened to read for amusement Malthus on </text:span><text:span text:style-name="T3">Population</text:span><text:span text:style-name="T2">, and being well prepared to appreciate the struggle for existence that everywhere goes on from long-continued observation of the habits of animals and plants, it at once struck me that under these circumstances, favourable variations would tend to be preserved and unfavourable ones to be destroyed. The result of this would be the formation of new species. Here, then, Ihad at last got a theory by which to work...</text:span></text:p>
      <text:p text:style-name="P18"><text:span text:style-name="T2">The concepts of evolution by natural selection and the struggle for survival took shape in Darwin's mind after reading Malthus. In </text:span><text:span text:style-name="T3">The Origin of Species </text:span><text:span text:style-name="T2">Darwin admitted that he had fully accepted Malthus's claims: </text:span></text:p>
      <text:p text:style-name="P4">There is no exception to the rule that every organic being naturally increases at so high a rate, that, if not destroyed, the earth would soon be covered by the progeny of a single pair. Even slow-breeding man has doubled in twenty-five years, and at this rate, in less than a thousand years, there would literally not be standing-room for his progeny.</text:p>
      <text:p text:style-name="P19"><text:soft-page-break/>Darwin described the relationship between Malthus's theory and the thesis of natural selection thus: </text:p>
      <text:p text:style-name="P4">As more individuals are produced than can possibly survive, there must in every case be a struggle for existence, either one individual with another of the same species, or with the individuals of distinct species, or with the physical conditions of life. It is the doctrine of Malthus applied with manifold force to the whole animal and vegetable kingdoms.</text:p>
      <text:p text:style-name="P19">These ideas of Darwin's, which found support in the twisted thinking of Malthus, possess no scientific value. Moreover, this cruel perspective maintains that population planning can be ensured by eliminating the weak and poor, and preaches that the weak need to be destroyed. Regarding life not as based on peace, security and understanding, but as a matter of mere survival necessitating a ruthless struggle, it inflicted the most terrible catastrophes on societies. </text:p>
      <text:p text:style-name="P19"/>
      <text:p text:style-name="P15">From Malthus to a Ruthless World View</text:p>
      <text:p text:style-name="P19">Although Malthus and Darwin's views lacked any scientific foundation, they received wide support. We need to seek the reason for this in the period in which they both lived, which was post-Industrial Revolution England. Following the Industrial Revolution, the British aristocracy feared it would surrender its status and power to the working class. On the other hand, they needed a larger, cheap work force. As a result of that dilemma, the ruling class in Britain drew the conclusion that the “lower class” had to be weakened, brought under control, oppressed, and put to work. In stating that food resources were insufficient in the face of a rapidly rising population, Malthus suggested that the solution lay in preventing the “lower orders” from multiplying, thus causing a number of measures to be taken against the poor. By applying Malthus's thesis to natural sciences and biology, Darwin provided the claim with a fictitious scientific guise.</text:p>
      <text:p text:style-name="P18"><text:span text:style-name="T2">In his book </text:span><text:span text:style-name="T3">Social Darwinism in American Thought</text:span><text:span text:style-name="T2">, Richard Hofstadter says this about Darwin's support for Malthus's thesis:</text:span></text:p>
      <text:p text:style-name="P4">Malthusianism had become popular in England... it had also been used to relieve the rich of responsibility for the sufferings of the poor. Malthus had been proved wrong by the course of events; and just when his theory was dying out in political economy it received fresh support from Darwinian biology.</text:p>
      <text:p text:style-name="P19">In an article, researcher and author Ian Taylor has this to say about the degenerate ideas in Malthus's thesis:</text:p>
      <text:p text:style-name="P4">The lesson in all this is that Darwin and others who reject both God and the promise of His providence and intervention have found in the Malthus principle a terrifying spectre of tragedy and despair that has driven them into unspeakable ethical and absurd scientific propositions. This in spite of the obvious weaknesses and deficiencies in Malthus argument.</text:p>
      <text:p text:style-name="P18"><text:soft-page-break/><text:span text:style-name="T2">Although science refuted Malthus's “ruthless, despair-inducing, nonsensical” claim, it has still managed to remain influential up to the present day. Ian Taylor's book </text:span><text:span text:style-name="T3">In the Minds of Men</text:span><text:span text:style-name="T2"> summarizes the chain of ruthlessness that began with Malthus and ended with Hitler:</text:span></text:p>
      <text:p text:style-name="P4">The maxim on which Malthus based his thinking was what later became the “survival of the fittest” theme. The notion can be traced from Condorcet to Malthus, to Spencer, to Wallace, and to Darwin. It eventually mushroomed out to influence men such as Adolf Hitler, but we should be reminded that it all began in the tale of the goats and dogs.</text:p>
      <text:p text:style-name="P19">As we have seen, various administrators and leaders sought to use Malthus's opinions to mask their own interests. Various opinion formers with their own ideological concerns played an important role in those views receiving such wide acceptance. The disasters caused by the support given to this ruthless world view, were on a scale never been seen before. In the following pages, we shall examine how this merciless world view that began with Malthus gained strength under the name of Social Darwinism—and what it cost humanity. </text:p>
      <text:p text:style-name="P19"/>
      <text:p text:style-name="P19"/>
      <text:p text:style-name="P48">THE “ROBBER BARONS,” </text:p>
      <text:p text:style-name="P25">DARWIN’S FOLLOWERS</text:p>
      <text:p text:style-name="P20"/>
      <text:p text:style-name="P19"/>
      <text:p text:style-name="P19">Darwinism lies behind a great many dangerous intellectual trends, ideologies and practices that have persisted down to the present day. It is most interesting that it constitutes a foundation shared by ideologies that are completely opposed to one another. Darwinism played a role in the birth and spread of Nazism, fascism and communism, in the alleged justification of racist and communist massacres, and also constituted the alleged scientific basis for “unrestrained capitalism.” In Victorian Britain and America, in particular, Darwinism received great acclamation and was hugely strengthened because of the support it offered to ruthless capitalists known as the “robber barons.” </text:p>
      <text:p text:style-name="P19">Savage capitalism's most important error is in putting no limit on the extent to which weaker businesses (and weaker individuals) can be crushed, exploited and eliminated. No doubt this cruelty and ruthlessness are totally unacceptable. Today this error is summed up in the saying, “Big fish eat little fish.” In other words, small enterprises are eliminated—or acquired—by larger ones. That is Darwinism applied to the world of business. </text:p>
      <text:p text:style-name="P19">During the 20th century, the world tried two main different economic models: the liberal one, based on private property and free intervention; and the socialist one, based on state property and a planned economy. Socialist economies failed in every country, inflicting poverty and misery on their societies. Liberal economics, on the other hand, displayed unquestioned success, bringing greater well-being to individuals and societies. </text:p>
      <text:p text:style-name="P19">But by itself a liberal economy is not enough to bring well-being to a whole society. Thanks to the liberal economy, a society's economic well-being generally rises, but not everyone can enjoy his share of that increase. The poor remain poor, and the danger of social injustice begins to increase. To prevent that danger and to eliminate social injustice, two things are necessary: </text:p>
      <text:p text:style-name="P19">1) The state must extend a hand to the down-and-out and the unemployed, as a requirement of the concept of the “social state” and take measures to help them. </text:p>
      <text:p text:style-name="P19">2) Feelings of cooperation and solidarity, that religious moral values require, need to pervade society as a whole.</text:p>
      <text:p text:style-name="P19">The second requirement is particularly important because in the end, it tends to define the first. If a society attaches powerful importance to religious and moral values, then the liberal economy that society implements will provide both economic development and social justice. The rich will use part of their acquired capital to help the poor and establish social programs to support the weak. (Indeed, this is the economic model revealed by God in the Qur'an. Private property does exist in Islam, but its owners <text:soft-page-break/>are charged to use part of their assets, in the form of alms, to assist the poor and those in need.) </text:p>
      <text:p text:style-name="P19">If a society undergoes moral degeneration, then the liberal economy turns into “savage capitalism” in which the poor and down-and-out are oppressed and receive no help at all, in which there are no social welfare programs, and where social injustice is regarded not as a problem but as a “natural” state of affairs.</text:p>
      <text:p text:style-name="P19">The economic model we shall be criticizing here is not the liberal economy—the free economic model based on private property and competition—but savage capitalism. </text:p>
      <text:p text:style-name="P19">The source of inspiration behind it, as we shall show in due course, is Social Darwinism. </text:p>
      <text:p text:style-name="P18"><text:span text:style-name="T2">Those who first brought Darwinist practices into the business world were the Americans known as the “robber barons.” They believed in Darwinism and thought that its claim regarding “the survival of the fittest” somehow justified their own ruthless practices.</text:span><text:span text:style-name="T4">18</text:span><text:span text:style-name="T2"> The result was the start of a ruthless competition in business, capable of ending even in murder. The robber barons' sole aim was to make even more money and gain even more power. They had no interest in social well-being, even for their own workers. Millions of lives were ruined when Darwinism entered the economy, causing extremely low wages, appalling working conditions, and long working hours. The lack of any safety precautions caused workers to fall ill, become injured, or even die. </text:span></text:p>
      <text:p text:style-name="P16"/>
      <text:p text:style-name="P15">The Cruelties of Darwinist Employers</text:p>
      <text:p text:style-name="P19">With the Industrial Revolution that began in England and soon spread to the whole of the rest of the world, new factories were built and machines began to be used in them. People were frequently injured because some employers attached no value to human life, especially that of the workers, and refused to take the necessary safety precautions. Most of these injuries resulted either in death or in the loss of fingers, hands or arms. It has been determined that in the 1900s a million workers a year died, suffered serious handicaps or fell sick.</text:p>
      <text:p text:style-name="P19">For workers who spent their lives in a factory, the loss of a limb or organ was almost inevitable. During their working lives, more than half of workers either fell ill or suffered serious injuries such as the loss of arms and legs, or of sight or hearing. For example, workers manufacturing stiff brim hats suffered mercury poisoning. Almost all radium dial painter workers ended up with cancer.</text:p>
      <text:p text:style-name="P18"><text:span text:style-name="T2">Although employers were fully aware of working conditions and the accidents taking place, some took no steps at all to improve conditions. Many steel mill foundry workers worked twelve-hour shifts in temperatures of 40 to 50 degrees C (117oF) for very low wages.</text:span><text:span text:style-name="T4">21</text:span><text:span text:style-name="T2"> In 1892, U.S. President Benjamin Harrison summarized these inhuman conditions by saying that every day, the average American worker faced the same hazards as a soldier at war.</text:span></text:p>
      <text:p text:style-name="P19"><text:soft-page-break/>Some capitalist businessmen attached no importance to human life and regarded it as expendable. During the construction of the railroads alone, hundreds lost their lives due to bad conditions. One of the most striking examples of this ruthlessness is of the American businessman J.P. Morgan, who purchased 5,000 defective rifles at $3.50 apiece and sold them to the U.S. Army for $22. In other words, he had so lost any trace of moral comprehension that he was capable of cheating his own nation and endangering the lives of its enlisted men. Soldiers who used these defective rifles had their thumbs blown off. Troops injured by these rifles sued Morgan but lost, because in those days the courts generally decided in favor of the robber barons.</text:p>
      <text:p text:style-name="P19">When asked to build roof protection for his workers, one of the capitalist employers of the time replied, that “men are cheaper than shingles”—another example of the ruthlessness of those days.</text:p>
      <text:p text:style-name="P19">At the root of all this cruelty, the influence of Darwinism can be easily discerned. A world view that regards humans as a species of animal, and believes in the lie that some people are less developed than others, that life is a place of struggle where only might prevails, results in ruthlessness, pitilessness and oppression. </text:p>
      <text:p text:style-name="P16"/>
      <text:p text:style-name="P15">The Damage Wreaked by Darwinism in the Business World</text:p>
      <text:p text:style-name="P19">Most businessmen who supported unrestrained capitalism had actually been raised as believers in God. Later, however, under the influence of Darwinism's false suggestions, they abandoned their belief. For example, the American industrialist Andrew Carnegie, one of the foremost names in the steel industry in the 19th century, had first been devoted to Christianity. In his autobiography, Carnegie openly described how he and many of his friends had fallen under the deceptions of Darwinism.</text:p>
      <text:p text:style-name="P19">However, the theory of evolution that Carnegie regarded as a fact, consisted of falsehood in its entirety. In the years that followed, advances in the world of science revealed the true face of that deception. Yet at that time, other businessmen who made the same error as Carnegie accepted savage capitalism as a result of Darwinist suggestion. This led them into regarding ruthless competition as perfectly justified to make even more money, and into attaching no value to altruism and human life. </text:p>
      <text:p text:style-name="P19"><text:s/>Carnegie thought that competition was an inevitable law of life and constructed his entire philosophy upon that error. He maintained that, although the law of competition made it difficult for some people, it was best for the race, because it ensured the survival of the fittest in every department.</text:p>
      <text:p text:style-name="P19">Those who first introduced Carnegie to Darwinism were a number of so-called free and enlightened thinkers seeking a new “religion of humanity,” whom he met at the home of a New York University professor. One of the members of Carnegie's intimate circle was Herbert Spencer, the follower of Darwin and one of the most important figures in Social Darwinism. These businessmen adopted the twisted thinking of Spencer and <text:soft-page-break/>Darwin, but were unable to calculate the impasse into which it would drag both them and their society. </text:p>
      <text:p text:style-name="P18"><text:span text:style-name="T2">Richard Milner, an anthropologist from the American Museum of Natural History and author of </text:span><text:span text:style-name="T3">The Encyclopedia of Evolution</text:span><text:span text:style-name="T2">, describes how Carnegie fell under the influence of Darwinism: </text:span></text:p>
      <text:p text:style-name="P4">Carnegie rose in business to become a powerful, ruthless tycoon who exploited man and Earth, crushed competition, and justified his actions by a philosophy of Social Darwinism. Entrepreneurial competition, he believed, does a service to society by eliminating the weaker elements. Those who survive in business are “fit,” and therefore deserve their positions and rewards.</text:p>
      <text:p text:style-name="P19">Carnegie and those who thought like him made a grave error to assume that being powerful and ruthless was part of business life. It is perfectly natural that people should earn a living in order to live at ease and in comfort. However, it is completely unacceptable to cause harm to others, to turn a blind eye to people in difficult circumstances for the sake of one's own interests, or to oppress the weak in order to increase one's own power still further. God has commanded people to be honest in business, as in all other spheres, and to protect the rights of the needy. It is an enormous lie to suggest that by oppressing the weak and even seeking to eliminate them altogether, one is aiming for the good of society. </text:p>
      <text:p text:style-name="P19">In his later years, Carnegie always used Darwinist expressions in his conversations, statements and writings. In his book Andrew Carnegie, the historian Joseph F. Wall says this: </text:p>
      <text:p text:style-name="P4">Not only in his published articles and books but also in his personal letters to business contemporaries, Carnegie makes frequent and easy allusions to the Social Darwinist credo. Phrases like “survival of the fittest,” “race improvement,” and “struggle for existence” came easily from his pen and presumably from his lips. He did see business as a great competitive struggle...</text:p>
      <text:p text:style-name="P19">Another of those taken in by Darwinist suggestions was the famous American industrialist John D. Rockefeller, who said that: “growth of a large business is merely a survival of the fittest ... the working out of a law of nature…”</text:p>
      <text:p text:style-name="P18"><text:span text:style-name="T2">One can see one of the clearest instances of the effect of Darwinism on the business world in Spencer's American trip, which Richard Hofstadter describes in </text:span><text:span text:style-name="T3">Social Darwinism in American Thought: </text:span></text:p>
      <text:p text:style-name="P4">However imperfect the appreciation of the guests for the niceties of Spencer's thought, the banquet showed how popular he had become in the United States. When Spencer was on the dock, waiting for the ship carry him back to England, he seized the hands of Carnegie and Youmans. “Here,” he cried the reporters, “are my two best American friends.” For Spencer it was a rare gesture of personal warmth; but more than this, it symbolized the harmony of the new science [Social Darwinism] with the outlook of a business civilization.</text:p>
      <text:p text:style-name="P18"><text:soft-page-break/><text:span text:style-name="T2">One reason why some capitalists adopted Social Darwinism was that it absolved the wealthy from any responsibility for the poor. In societies that preserve moral values, the rich are expected to show an interest in helping the poor and needy, and Social Darwinism attempted to eliminate that virtue. In </text:span><text:span text:style-name="T3">The Golden Door: The United States from 1876 to 1918</text:span><text:span text:style-name="T2">, science writer Isaac Asimov comments on this ruthless aspect of Social Darwinism: </text:span></text:p>
      <text:p text:style-name="P4">Spencer coined the phrase “survival of the fittest” and in 1884 argued, for instance, that people who were unemployable or burdens on society should be allowed to die rather than be made objects of help and charity. To do this, apparently, would weed out unfit individuals and strengthen the race. It was a horrible philosophy that could be used to justify the worst impulses of human beings.</text:p>
      <text:p text:style-name="P18"><text:span text:style-name="T2">Just as those who implemented savage capitalism supported Darwinism, so Darwinists supported them. For example, William Graham Sumner claimed that millionaires were “the fittest individuals in society,” then made illogical deductions that they therefore deserved special privileges and were “naturally selected in the crucible of competition.”</text:span><text:span text:style-name="T4">34</text:span><text:span text:style-name="T2"> In an article about Social Darwinism in </text:span><text:span text:style-name="T3">The Humanist</text:span><text:span text:style-name="T2"> periodical, professor of philosophy Stephen Asma describes Spencer's support for capitalists: </text:span></text:p>
      <text:p text:style-name="P3"><text:span text:style-name="T2">Spencer coined the phrase survival of the fittest, and Darwin adopted the parlance in later editions of his </text:span><text:span text:style-name="T3">Origin of Species. </text:span><text:span text:style-name="T2">... According to Spencer and his American disciples—business entrepreneurs like John D. Rockefeller and Andrew Carnegie—social hierarchy reflects the unwavering, universal laws of nature. Nature unfolds in such a way that the strong survive and the weak perish. Thus, the economic and social structures that survive are “stronger” and better, and those structures that don't were obviously meant to founder.</text:span></text:p>
      <text:p text:style-name="P19">But as has already been emphasized, spiritual values and their preservation represent the principal element in the progress of societies. In societies where the spirit of cooperation and solidarity is strong, where people approach one another with compassion and respect, economic difficulties in circumstances can easily be overcome in a spirit of togetherness. But where human relations have disappeared, and people lacking any compassion and understanding regard everyone else solely as rivals, many more destructive effects began to arise, even if there is economic progress. Therefore, all individuals in a society need to produce solutions to raise the quality of life and well-being, to bring about an environment where people can enjoy not just economic but psychological security. Obviously, that can only happen by living by religious moral values. As has been proved countless times, no movement or ideology incompatible with religious moral values can ever provide the well-being, peace and security for which people long. </text:p>
      <text:p text:style-name="P19"/>
      <text:p text:style-name="P58">Savage Capitalism: The Joint Product of Social Darwinism and Irreligiousness</text:p>
      <text:p text:style-name="P23"><text:soft-page-break/>From the 19th century onwards, Darwinist capitalists maintained that only the rich and powerful had the right to live and that the poor, the weak, the crippled and sick were “useless burdens,” establishing oppressive systems in a great many countries. In this climate of ruthless competition, it was seen as perfectly justified to exploit, oppress, intimidate, frighten, injure and even kill people. No forms of immoral or illegal activity were prevented or condemned, since these were regarded as “compatible with the laws of nature.” </text:p>
      <text:p text:style-name="P19">In many countries where people do not live by religious moral values, this system still continues today. The gap between rich and poor is growing at an ever-increasing rate, and the conditions in which the needy live are ignored. According to the propaganda of Social Darwinism, protecting and caring for the poor and needy is a violation of the laws of nature, and since such people are regarded as a burden, no help is extended to them. </text:p>
      <text:p text:style-name="P19">Great differences between levels of well-being exist not only within a country, but also between countries. As the level of well-being rises rapidly in the West, famine, sickness and poverty afflict many Third World countries, where people are dying from starvation and neglect. If used in a rational and conscientious manner, however, the world's resources are plentiful enough to provide for all those now abandoned to hunger and poverty.</text:p>
      <text:p text:style-name="P18"><text:span text:style-name="T2">In order for the world's resources to provide humane conditions, it is essential that Darwinism's intellectual influence be eradicated all over the world. When Darwinist views and understanding are replaced by the moral values of the Qur'an, such problems will naturally be resolved. That is because while Darwinism inculcates the idea of ruthless competition and the oppression of the poor, religious moral values impart compassion, protection, mutual cooperation, solidarity and sharing. For instance, our Prophet (may God bless him and grant him peace) says in one of the hadith, “A believer is not the [mature] one who eats his fill when his neighbor is hungry.”</text:span><text:span text:style-name="T4">36</text:span><text:span text:style-name="T2"> These wise words of the Prophet (may God bless him and grant him peace) are one of the indications of Muslims' affection and compassion. </text:span></text:p>
      <text:p text:style-name="P19">In many of His verses, God has commanded love, compassion, affection and altruism and given Muslims examples of proper moral behavior. While social Darwinism consists of the rich using the poor and needy as stepping stones in order to rise, Islamic moral values command the rich to protect them. Some of the verses on this subject revealed by God are as follows: </text:p>
      <text:p text:style-name="P10"/>
      <text:p text:style-name="P10">Those of you possessing affluence and ample wealth should not make oaths that they will not give to their relatives and the very poor and those who have migrated in the way of God. They should rather pardon and overlook… (Surat an-Nur, 22)</text:p>
      <text:p text:style-name="P10"/>
      <text:p text:style-name="P10"><text:soft-page-break/>They will ask you what they should give away. Say, “Any wealth you give away should go to your parents and relatives and to orphans and the very poor and travelers…” (Surat al-Baqara, 215)</text:p>
      <text:p text:style-name="P10"/>
      <text:p text:style-name="P10">... Eat of them and feed those who are poor and in need. (Surat al-Hajj, 28)</text:p>
      <text:p text:style-name="P10"/>
      <text:p text:style-name="P10">[Believers are] those in whose wealth there is a known share for beggars and the destitute. (Surat al-Ma'arij, 24-25)</text:p>
      <text:p text:style-name="P10"/>
      <text:p text:style-name="P10">They give food, despite their love for it, to the poor and orphans and captives: “We feed you only out of desire for the Face of God. We do not want any repayment from you or any thanks. Truly We fear from our Lord a glowering, calamitous Day.” (Surat al-Insan, 8-10)</text:p>
      <text:p text:style-name="P19"/>
      <text:p text:style-name="P19">In the Qur'an, God also reveals that those who do not help the poor and weak will be rewarded with Hell: </text:p>
      <text:p text:style-name="P10"/>
      <text:p text:style-name="P12"><text:span text:style-name="T2">They [the companions of the Right] will ask the evildoers: “What caused you to enter </text:span><text:span text:style-name="T3">Saqar</text:span><text:span text:style-name="T2">?” They will say, “We were not among those who performed prayer and we did not feed the poor.” (Surat al-Muddaththir, 41-44)</text:span></text:p>
      <text:p text:style-name="P10"/>
      <text:p text:style-name="P10">Then bind him in a chain which is seventy cubits long. He used not to believe in God the Magnificent, nor did he urge the feeding of the poor. Therefore here today he has no friend. (Surat al-Haqqa, 32-35)</text:p>
      <text:p text:style-name="P19"/>
      <text:p text:style-name="P19">It must not be forgotten: It is Almighty God, the Lord of all existence and all the universe, Who gives everyone his earnings and success. A person does not become wealthy by engaging in ruthless competition in the “struggle for survival” or by oppressing the weak. It is God Who gives everyone all that they possess, distributing wealth among them in order to test them. A wealthy person is actually tested by means of that wealth. God reveals this fact in a verse: </text:p>
      <text:p text:style-name="P10"/>
      <text:p text:style-name="P10">We made everything on the Earth adornment for it so that We could test them to see whose actions are the best. (Surat al-Kahf, 7)</text:p>
      <text:p text:style-name="P19"/>
      <text:p text:style-name="P19">A person is responsible, therefore, for using all the blessings given him by God in the best manner possible, in order to earn His approval. A true believer must act in the knowledge that all he possesses are a blessing from God, and that just as our Lord can increase his possessions whenever He chooses, He can also take them away. </text:p>
      <text:p text:style-name="P27">SOCIAL DARWINISM AND </text:p>
      <text:p text:style-name="P25">THE FAVORED RACES MYTH</text:p>
      <text:p text:style-name="P20"/>
      <text:p text:style-name="P19"/>
      <text:p text:style-name="P18"><text:span text:style-name="T2">Though racism can be found throughout history, Darwin was the first to give it an alleged scientific validity. The subtitle of </text:span><text:span text:style-name="T3">The Origin of Species </text:span><text:span text:style-name="T2">was</text:span><text:span text:style-name="T3"> The Preservation of Favoured Races in the Struggle for Life</text:span><text:span text:style-name="T2">. Darwin's writings about “the preservation of favored races,” and in particular the unscientific claims in his </text:span><text:span text:style-name="T3">The Descent of Man</text:span><text:span text:style-name="T2">, lent support to the Nazis' erroneous belief in the superiority of Aryan race, and a similar British belief about the Anglo-Saxons. In addition, Darwin's theory of natural selection spoke of a fight to the death, a “law of the jungle.” Applying it to human societies made conflict and war inevitable between races and nations. A great many prominent figures of the time, from warlike statesmen to philosophers, from politicians to scientists, adopted Darwin's theory. In </text:span><text:span text:style-name="T3">The Twisted Road to Auschwitz,</text:span><text:span text:style-name="T2"> Professor Karl A. Schleunes of North Carolina University's history faculty describes how: </text:span></text:p>
      <text:p text:style-name="P4">Darwin's notion of struggle for survival was quickly appropriated by the racists... such struggle, legitimized by the latest [so-called] scientific views, justified the racists' conception of superior and inferior peoples... and validated the struggle between them.</text:p>
      <text:p text:style-name="P19">With the claims put forward by Darwin, those who held racist views naturally imagined that they had found a scientific foundation for their views about human classes. But shortly afterwards, science revealed that in the same way that Darwin's claims had no scientific validity, a great many movements built around Darwin's ignorant views had committed an enormous error. </text:p>
      <text:p text:style-name="P19"><text:s/>With the support it received from Darwinism, the Nazis practiced racism in the most violent manner. Yet Germany was not the only place where so-called “scientific” racism reared its head. A number of racist administrators and intellectuals arose in many countries, particularly in Great Britain and America, racist laws and practices also made a rapid appearance. </text:p>
      <text:p text:style-name="P18"><text:span text:style-name="T2">Evolutionists in the 19th and early 20th centuries held almost totally racist views. Many scientists had no hesitation about openly expressing such opinions. Books and articles written at the time offer the most concrete proof. In </text:span><text:span text:style-name="T3">Outcasts from Evolution: Scientific Attitudes of Racial Inferiority</text:span><text:span text:style-name="T2">, John S. Haller, a professor of history at Southern Illinois University, describes how all 19th-century evolutionists falsely believed in the superiority of the white race and that other races were inferior. One article in </text:span><text:span text:style-name="T3">American Scientist</text:span><text:span text:style-name="T2"> magazine calls Haller's book: </text:span></text:p>
      <text:p text:style-name="P3"><text:span text:style-name="T2">... extremely important... documenting as it does what has long been suspected: the ingrained, firm, and almost unanimous racism of North American men of science during the 19th (and into the 20th) century... </text:span><text:span text:style-name="T3">Ab initio</text:span><text:span text:style-name="T2">, Afro-Americans were viewed by </text:span><text:soft-page-break/><text:span text:style-name="T2">these intellectuals as being in certain ways unredeemably, unchangeably, irrevocably inferior.</text:span><text:span text:style-name="T4">38</text:span></text:p>
      <text:p text:style-name="P18"><text:span text:style-name="T2">Another article in </text:span><text:span text:style-name="T3">Science</text:span><text:span text:style-name="T2"> magazine made the following comment about some of Haller's claims: </text:span></text:p>
      <text:p text:style-name="P4">What was new in the Victorian period was Darwinism... Before 1859, many scientists had questioned whether blacks were of the same species as whites. After 1859, the evolutionary schema raised additional questions, particularly whether or not Afro-Americans could survive competition with their white near-relations. The momentous answer was a resounding no. … The African was inferior because he represented the “missing link” between ape and Teuton.</text:p>
      <text:p text:style-name="P19">Of course, this claim is totally unfounded. That people have different skin colors or different racial or ethnic origins doesn't make them superior or inferior to anyone else. One main reason why this deception became prevalent in the 19th century was the widespread ignorance of the time, itself due to the primitive scientific conditions.</text:p>
      <text:p text:style-name="P19">Another example of a scientist known for his racist views was Princeton University's American biologist Edwin G. Conklin who, like other racists, had no qualms about openly expressing his perverted opinions:</text:p>
      <text:p text:style-name="P4">Comparison of any modern race with the Neanderthal or Heidelberg types show that... Negroid races more closely resemble the original stock than the white or yellow races. Every consideration should lead those who believe in the superiority of the white race to strive to preserve its purity and to establish and maintain the segregation of the races.</text:p>
      <text:p text:style-name="P18"><text:span text:style-name="T2">William Sollas, a professor of paleontology and geology from Oxford University, set out his views in his 1911 book </text:span><text:span text:style-name="T3">Ancient Hunters</text:span><text:span text:style-name="T2">:</text:span></text:p>
      <text:p text:style-name="P4">Justice belongs to the strong, and has been meted out to each race according to its strength ... It is not priority of occupation, but the power to utilize, which establishes a claim to the land. Hence it is a duty which every race owes to itself, and to the human family as well, to cultivate by every possible means its own strength: directly it falls behind in regard it pays to this duty, whether in art of science, in breeding or in organisation for self-defence, it occurs a penalty which Natural Selection, the stern but beneficent tyrant of the organic world, will assuredly exact, and that speedily, to the full.</text:p>
      <text:p text:style-name="P19">To say that justice belongs to the strong—a grave error—will lead to terrible social chaos. No matter what the conditions and circumstances, all people must benefit from true justice, regardless of their color, language or gender. The claim made by Darwinist racists that justice only applies to the strong in no way reflects the truth. Every individual may wish to acquire things of the highest quality and the most attractive for himself and for his society, but he is never justified in ignoring the harm he inflicts on others in doing so. To claim the opposite violates reason and good conscience. </text:p>
      <text:p text:style-name="P18"><text:span text:style-name="T2">One can encounter racist views in subsequent years also, even in the writings of evolutionists who claim not to be racist—as a natural consequence of their belief in </text:span><text:soft-page-break/><text:span text:style-name="T2">evolution. One of these is paleontologist George Gaylord Simpson who, no matter how strongly he resents being termed a racist, claimed in an article published in </text:span><text:span text:style-name="T3">Science</text:span><text:span text:style-name="T2"> magazine that racial differences appeared as a result of evolution, and that some races are more advanced or backward than others: </text:span></text:p>
      <text:p text:style-name="P4">Evolution does not necessarily proceed at the same rate in different populations, so that among many groups of animals it is possible to find some species that have evolved more slowly, hence are now more primitive, as regards some particular trait or even overall. It is natural to ask—as many have asked—whether among human races there may not similarly be some that are more primitive in one way or another or in general. It is indeed possible to find single characteristics that are probably more advanced or more primitive in one race than in another.</text:p>
      <text:p text:style-name="P19">Despite its having no scientific basis whatsoever, Simpson's superstitious view was adopted by certain circles for ideological reasons. In defending the theory of evolution's unscientific claims in their writings, books, and speeches, other scientists of the time also supported racism. An article titled “The Evolution of Human Races,” by Henry Fairfield Osborn, president of the American Museum of Natural History and a prominent racist and evolutionist anthropologist of the early 20th century, made comparisons between races and came up with a number of deductions totally lacking any scientific evidence: </text:p>
      <text:p text:style-name="P3"><text:span text:style-name="T2">The standard of intelligence of the average adult Negro is similar to that of the eleven-year-old youth of the species </text:span><text:span text:style-name="T3">Homo sapiens</text:span><text:span text:style-name="T2">.</text:span></text:p>
      <text:p text:style-name="P19">As can be seen from such statements, most 19th- and 20th-century evolutionist scientists were racists who ignored the dangers posed by their twisted views. About the destructive effects of their so-called “scientific” racism, the American scientist James Ferguson has this to say: </text:p>
      <text:p text:style-name="P4">In 19th-century Europe the concept of race was a preoccupation for the growing human sciences... These first physical anthropologists helped to develop the concept of Aryan supremacy, which later fueled the institutional racism of Germany in the 1930s, and of South Africa today.</text:p>
      <text:p text:style-name="P19">In an article about the racist views of evolutionist anthropologists, the late evolutionist Stephen Jay Gould says the following:</text:p>
      <text:p text:style-name="P4">We cannot understand much of the history of late 19th and early 20th century anthropology… unless we appreciate its obsession with the identification and ranking of races.</text:p>
      <text:p text:style-name="P19">Once the theory of evolution acquired an alleged scientific validity, scientists were able to speak without hesitation of such illusory concepts as “inferior” races and some races being more closely related to apes than to human beings. Despotic dictators such as Hitler recognized such claims as a golden opportunity and killed millions of people because they were “inferior,” “inadequate,” “flawed” or “sick.” One of the main reasons why almost all 19th century evolutionists were racists is that their intellectual forerunner, Darwin, himself held such views.</text:p>
      <text:p text:style-name="P19"><text:soft-page-break/></text:p>
      <text:p text:style-name="P15">Darwin, Too, Was a Racist</text:p>
      <text:p text:style-name="P18"><text:span text:style-name="T2">The great majority of present-day evolutionists say that unlike their 19th century counterparts, they are opposed to racism, and seek to free Darwin of racist imputations. Most writings about Darwin make great efforts to give the impression that he was compassionate, well intentioned, and opposed to slavery. The fact is, however, that Darwin believed that the theory of natural selection constituted a scientific justification for racial discrimination and conflict between races. Darwin's books, some of his letters, and his private notes contain openly racist expressions. For example, in </text:span><text:span text:style-name="T3">The Descent of Man</text:span><text:span text:style-name="T2">, Darwin claimed that certain races, such as blacks and Aborigines, were inferior and that in due course, they would be eliminated and disappear in the struggle for survival: </text:span></text:p>
      <text:p text:style-name="P4">At some future period not very distant as measured by centuries, the civilised races of man will almost certainly exterminate, and replace the savage races throughout the world. At the same time the anthropomorphous apes… will no doubt be exterminated. The break between man and his nearest allies will then be wider, for it will intervene between man in a more civilised state, as we may hope, even than the Caucasian, and some ape as low as the baboon, instead of as now between the negro or Australian and the gorilla.</text:p>
      <text:p text:style-name="P18"><text:span text:style-name="T2">In those words Darwin equated certain races with primates and predicted that “civilized races of man” would eliminate “savage races” from the face of the Earth. In other words, Darwin was foreseeing genocide, a racial ethnic cleansing to take place in the near future. Indeed, Darwin's disastrous “predictions” actually did come about, and 20th-century racists saw the theory of evolution as offering them support to perpetrate terrible slaughter. Examples include the Nazis' murder of some 40 million people during the World War II, the South African government's apartheid system affording European races immense privileges over others, racist attacks against Turks and other foreigners in Europe, racial discrimination against blacks in the USA and against the native Aborigines in Australia, and the neo-Nazi movement that from time to time raises its head in various European countries. All gained strength from the alleged scientific support provided by Darwinism. (For further details on the connection between fascism, racism and Darwinism, see Harun Yahya's </text:span><text:span text:style-name="T3">Fascism: The Bloody Ideology of Darwinism</text:span><text:span text:style-name="T2">, Kultur Publishing, April 2002.)</text:span></text:p>
      <text:p text:style-name="P18"><text:span text:style-name="T2">Nor were Darwin's racist statements limited to these. For example, in </text:span><text:span text:style-name="T3">The Voyage of the Beagle</text:span><text:span text:style-name="T2">, published before </text:span><text:span text:style-name="T3">The Origin of Species</text:span><text:span text:style-name="T2">, he speaks of encountering “backward” human races from Tierra del Fuego: </text:span></text:p>
      <text:p text:style-name="P4">It was without exception the most curious &amp; interesting spectacle I ever beheld. I would not have believed how entire the difference between savage &amp; civilised man is. It is much greater than between a wild &amp; domesticated animal... [I] believe if the world was searched, no lower grade of man could be found.</text:p>
      <text:p text:style-name="P19"><text:soft-page-break/>This is how Darwin describes the native people of Patagonia, whom he calls “barbarian”: </text:p>
      <text:p text:style-name="P4">Perhaps nothing is more certain to create astonishment than the first sight in his native haunt of a barbarian—of man in his lowest and most savage state. One's mind hurries back over past centuries, and then asks, could our progenitors have been men like these?—men, whose very signs and expressions are less intelligible to us than those of the domesticated animals... I do not believe it is possible to describe or paint the difference between savage and civilised man.</text:p>
      <text:p text:style-name="P19">In a letter to Charles Kingsley, Darwin described the Fuegian natives he saw:</text:p>
      <text:p text:style-name="P4">I declare the thought, when I first saw in Tierra del Feugo a naked, painted, shivering, hideous savage, that my ancestors must have been somewhat similar beings, was at that time as revolting to me, nay more revolting, than my present belief that an incomparably more remote ancestor was a hairy beast. Monkeys have downright good hearts.</text:p>
      <text:p text:style-name="P19">All these are important indications of Darwin's racism. Disparaging certain races as much as he can, he humanizes and praises apes by referring to them as good-hearted animals. He openly maintained that “inferior” races needed to be eliminated, that this consequence of natural selection would make a major contribution to the advance of civilization, as in a letter to the scientist W. Graham in July 1881: </text:p>
      <text:p text:style-name="P4">I could show fight on natural selection having done and doing more for the progress of civilization than you seem inclined to admit. Remember what risk the nations of Europe ran, not so many centuries ago of being overwhelmed by the Turks, and how ridiculous such an idea now is! The more civilised so-called Caucasian races have beaten the Turkish hollow in the struggle for existence. Looking to the world at no very distant date, what an endless number of the lower races will have been eliminated by the higher civilized races throughout the world.</text:p>
      <text:p text:style-name="P18"><text:span text:style-name="T2">Darwin's racist nonsense extended even as far as the highly moral and glorious Turkish nation. (For more about Darwin's baseless and hostile statements regarding the Turkish nation, and how they are historically and scientifically unfounded, see Harun Yahya's </text:span><text:span text:style-name="T3">Evrim Teorisinin Irkçı Yüzü: Darwin'in Türk Düşmanlığı</text:span><text:span text:style-name="T2"> (The Racist Face of the Theory of Evolution: Darwin's Hostility Towards the Turks)</text:span><text:span text:style-name="T3">,</text:span><text:span text:style-name="T2"> Kultur Publishing, Istanbul, October 2001.)</text:span></text:p>
      <text:p text:style-name="P19">In predicting the elimination of “lower races” according to his own twisted lights, Darwin not only provided support for racism, but also established an allegedly scientific foundation for the race wars, slaughter and genocide to take place later in the 20th century. </text:p>
      <text:p text:style-name="P18"><text:span text:style-name="T2">Evolutionists make great efforts to disassociate Darwin's name from racism, but Harvard University's Stephen Jay Gould admitted the support Darwin gave to racism in a reference to </text:span><text:span text:style-name="T3">The Origin of Species</text:span><text:span text:style-name="T2">: </text:span></text:p>
      <text:p text:style-name="P4"><text:soft-page-break/>Biological arguments for racism may have been common before 1859, but they increased by orders of magnitude following the acceptance of evolutionary theory.</text:p>
      <text:p text:style-name="P19">Other prominent proponents of the theory of evolution, such as Thomas Huxley, were also racists. Shortly after the American Civil War and the emancipation of the black slaves, Huxley wrote the following:</text:p>
      <text:p text:style-name="P4">No rational man, cognizant of the facts, believes that the average negro is the equal, still less the superior, of the white man. And if this be true, it is simply incredible that, when all his disabilities are removed, and our prognathous relative has a fair field and no favour, as well as no oppressor, he will be able to compete successfully with his bigger-brained and smaller-jawed rival, in a contest which is to be carried out by thoughts and not by bites.</text:p>
      <text:p text:style-name="P19">Huxley refers to the black race as if they were animals, not human beings, and makes the oft-disproven claim that the blacks will inevitably lag behind in the conceptual race. </text:p>
      <text:p text:style-name="P19">The seeds of racism, sown together with the theory of evolution in the mid-1800s, began to produce their real fruits towards the mid-1900s. Friedrich Nietzsche, a contemporary of Darwin's and a passionate adherent of the theory of evolution, popularized such baseless terms as the “superman” and “the supreme race.” National Socialism was the inevitable result. Hitler and the Nazis made Darwin's law of the jungle into state policy that left 40 million dead. (Further details will be examined in Chapter 5.) </text:p>
      <text:p text:style-name="P16"/>
      <text:p text:style-name="P58">At the Genetic Level, There Is No Racial </text:p>
      <text:p text:style-name="P58">Difference between Human Beings </text:p>
      <text:p text:style-name="P19">Particularly in the last ten years, the science of genetics has revealed that in biological terms, there are no differences between the races. The great majority of scientists agree on this. For instance, scientists attending the Advancement of Science Convention in Atlanta issued the following statement: </text:p>
      <text:p text:style-name="P4">Race is a social construct derived mainly from perceptions conditioned by events of recorded history, and it has no basic biological reality.</text:p>
      <text:p text:style-name="P19">Research has determined that genetic differences between the races are very small, and that the races cannot be differentiated between in terms of genes. Scientists researching the subject state that typically there is a 0.2% genetic difference between any two people, even within the same group. Features that reveal racial differences such as skin color, and the shape of the eyes account only for 6% of this 0.2% variation. On the genetic level that means a 0.012% difference between races—so small as to be irrelevant. </text:p>
      <text:p text:style-name="P18"><text:span text:style-name="T2">These latest findings are summarized in an article by Natalie Angier, “Do Races Differ? Not Really, DNA Shows,” in the 22 August 2000 </text:span><text:span text:style-name="T3">New York Times</text:span><text:span text:style-name="T2">: </text:span></text:p>
      <text:p text:style-name="P3"><text:span text:style-name="T2">Scientists have long suspected that the racial categories recognized by society are not reflected on the genetic level. But the more closely researchers examine the human </text:span><text:soft-page-break/><text:span text:style-name="T2">genome — the complement of genetic material encased in the heart of almost every cell of the body — the more most of them are convinced that the standard labels used to distinguish people by “race” have little or no biological meaning. They say that while it may seem easy to tell at a glance whether a person is Caucasian, African or Asian, the ease dissolves when one probes beneath surface characteristics and scans the genome for DNA hallmarks of “race.”</text:span><text:span text:style-name="T4">55</text:span></text:p>
      <text:p text:style-name="P18"><text:span text:style-name="T2">Dr. J. Craig Venter, head of the Cilera Genomics Corp. that runs the Human Genome Project, says that “race is a social concept, not a scientific one.</text:span><text:span text:style-name="T4">56</text:span><text:span text:style-name="T2"> Dr. Venter and scientists from the National Institutes of Health mapped the entire human genome and concluded that there was only one single human race. </text:span></text:p>
      <text:p text:style-name="P19">Dr. Harold P. Freeman, president of North General Hospital, NYC, sums up the results of his work on the issue of biology and race:</text:p>
      <text:p text:style-name="P3"><text:span text:style-name="T2">If you ask what percentage of your genes is reflected in your external appearance, the basis by which we talk about race, the answer seems to be in the range of 0.01 percent. This is a very, very minimal reflection of your genetic makeup.</text:span><text:span text:style-name="T4">57</text:span></text:p>
      <text:p text:style-name="P19">Another scientist to arrive at the same conclusion is Alan R. Templeton, a professor of biology from Washington University, who analyzed the DNA of members of different human populations. He observed that despite the great genetic variety among human beings, most of such variations were on the individual level. There may be some variations among populations, he states, but these are very small. Templeton summarizes his conclusions, as well as maintaining his preconceived belief in evolution, in these terms:</text:p>
      <text:p text:style-name="P3"><text:span text:style-name="T2">Race is a real cultural, political and economic concept in society, </text:span><text:span text:style-name="T3">but it is not a biological concept</text:span><text:span text:style-name="T2">, and that unfortunately is what many people wrongfully consider to be the essence of race in humans — genetic differences... I wanted to bring some objectivity to the topic. This very objective analysis shows the outcome is not even a close call: There's nothing even like a really distinct subdivision of humanity.</text:span><text:span text:style-name="T4">58</text:span></text:p>
      <text:p text:style-name="P18"><text:span text:style-name="T2">According to Templeton's conclusions, the genetic similarity between Europeans and sub-Saharan Africans, and between Europeans and the Melanesians inhabiting islands northeast of Australia is greater than that between Africans and Melanesians. However, sub-Saharan Africans and Melanesians resemble each other in many ways, sharing dark skin, hair texture, and cranial-facial features. Though these features are typically used in describing a race, these populations resemble each other very little, genetically speaking. This finding, Templeton states, shows that “racial traits” are not observed in the genes.</text:span><text:span text:style-name="T4">59</text:span></text:p>
      <text:p text:style-name="P18"><text:span text:style-name="T2">In their book </text:span><text:span text:style-name="T3">The History and Geography of Human Genes</text:span><text:span text:style-name="T2">, population geneticists Luca Cavalli-Sforza, Paolo Menozzi and Alberto Piazza arrive at the following conclusion: </text:span></text:p>
      <text:p text:style-name="P3"><text:span text:style-name="T2">Once the genes for surface traits such as coloration and stature are discounted, the human “races” are remarkably alike under the skin. The variation among individuals is much greater than the differences among groups.</text:span><text:span text:style-name="T4">60</text:span></text:p>
      <text:p text:style-name="P18"><text:soft-page-break/><text:span text:style-name="T3">Time</text:span><text:span text:style-name="T2"> magazine's analysis of their book had this to say: </text:span></text:p>
      <text:p text:style-name="P4">In fact, the diversity among individuals is so enormous that the whole concept of race becomes meaningless at the genetic level. The authors say there is “no scientific basis” for the theories touting the genetic superiority of any one population over another... Despite the difficulties, the scientists made some myth-shattering discoveries. One of them jumps right off the book's cover: a color map of world genetic variation has Africa on one end of the spectrum and Australia on the other. Because Australia's aborigines and sub-Saharan Africans share such superficial traits as skin color and body shape, they were widely assumed to be closely related. But their genes tell a different story. Of all humans, Australians are most distant from the Africans and most closely resemble their neighbors, the southeast Asians.</text:p>
      <text:p text:style-name="P6">The New ImperIalIsm and</text:p>
      <text:p text:style-name="P14">SocIal DarwInIsm</text:p>
      <text:p text:style-name="P17"/>
      <text:p text:style-name="P19"/>
      <text:p text:style-name="P18"><text:span text:style-name="T2">Long before Darwin, colonialism began growing in 16th-century Europe. Exactly like racism, however, colonialism later drew strength from Darwin's theory and turned to a new target. Following the Industrial Revolution especially, commercial aims fueled the spread of European states to new continents and countries. Looking for new markets and raw materials, Europeans set about exploiting countries on other continents. Imperialist initiatives of the 19th century were based on different motives, however, which is why they became known as the </text:span><text:span text:style-name="T3">new imperialism</text:span><text:span text:style-name="T2">. </text:span></text:p>
      <text:p text:style-name="P19">Social Darwinist suggestions dominated the new imperialist view of the world. One of the Darwinist causes of the new imperialism was the race for superiority. The British, French, Germans and other nations competing with one another were deceived into thinking that they needed to acquire new lands in order to emerge victorious as the most powerful nation in the race for superiority. </text:p>
      <text:p text:style-name="P19">They were also driven by the mistaken goal of proving their superiority over other races. The Anglo-Saxons and Aryans regarded it was their natural right to assume control over the Africans, Asians and native Australians, whom they regarded as “inferior races,” and to exploit their workforces and natural resources. Thus 19th-century imperialism developed more as a result of Darwinist aims than out of any economic concerns.</text:p>
      <text:p text:style-name="P18"><text:span text:style-name="T2">The 1946 edition of the </text:span><text:span text:style-name="T3">Encyclopedia Britannica </text:span><text:span text:style-name="T2">says that:</text:span></text:p>
      <text:p text:style-name="P4">This new period of imperialism at the end of the 19th century found its spiritual support in Bismarckism and social Darwinism, in all the theories glorifying power and success, which had swept over Europe... Racial theories seemed to give to this new attitude, which was in opposition to all traditional [i.e. Christian] values of morality, a justification by “science” and “nature,” the belief in which was almost becoming the dominant faith of the period.</text:p>
      <text:p text:style-name="P18"><text:span text:style-name="T2">A great many researchers and authors accept that Social Darwinism represents the origin of the 19th century's new imperialism. For instance, in </text:span><text:span text:style-name="T3">Darwin and the Darwinian Revolution</text:span><text:span text:style-name="T2">, Professor of History Gertrude Himmelfarb says this about the close relationship between Social Darwinist racism and imperialism: </text:span></text:p>
      <text:p text:style-name="P4">Social Darwinism has often been understood in this sense: as a philosophy exalting competition, power and violence over convention, ethics, and religion. Thus it has become a portmanteau of nationalism, imperialism, militarism, and dictatorship, of the cults of the hero, the superman, and the master race.</text:p>
      <text:p text:style-name="P19">The well-known German historian Hans-Ulrich Wehler describes this aspect of Social Darwinism in these terms: </text:p>
      <text:p text:style-name="P4"><text:soft-page-break/>... it [Social Darwinism] allowed the emancipatory aspirations of the workers or colonial peoples to be dismissed as the futile protestations of inferior subjects in the struggle for existence. Vested with an aura of 'irrefutable' scientific knowledge, it was this versatility of application that gave Social Darwinism its power in its very real connection with the ruling interests. As an ideology it proved virtually ideal for justifying imperialism, [and] was kept alive by a host of popularizers in the industrialised nations.</text:p>
      <text:p text:style-name="P18"><text:span text:style-name="T2">One can see Social Darwinist views in lines written in favor of imperialism in the retired German General Friedrich von Bernhardi's 1912 book, </text:span><text:span text:style-name="T3">Britain as Germany's Vassal</text:span><text:span text:style-name="T2">:</text:span></text:p>
      <text:p text:style-name="P4">In the interest of the world's civilization it is our duty to enlarge Germany's colonial empire. Thus alone can we politically, or at least nationally, unite the Germans throughout the world, for only then will they recognize that German civilization is the most necessary factor in human progress. We must endeavor to acquire new territories throughout the world by all means in our power, because we must preserve to Germany the millions of Germans who will be born in the future, and we must provide for them food and employment. They ought to be enabled to live under a German sky, and to lead a German life.</text:p>
      <text:p text:style-name="P19">The hunger to acquire new territories, caused by the new imperialism, led to conflicts between the imperialist countries themselves. Again based on the errors of Darwinism, regarding local peoples as “inferior races” led to enormous cruelties. Imperialists maintained that they were setting out to bring civilization to the lands in question, but inflicted a terrible amount of tears and suffering.</text:p>
      <text:p text:style-name="P19"/>
      <text:p text:style-name="P15">Social Darwinism and </text:p>
      <text:p text:style-name="P15">Conflict between Races</text:p>
      <text:p text:style-name="P18"><text:span text:style-name="T2">One of the aspects of God's having created different races, tribes and nations on Earth is cultural exchange among them. In the Qur'an, God reveals that He has created different human societies </text:span><text:span text:style-name="T1">“to know each other.”</text:span><text:span text:style-name="T2"> (Surat al-Hujurat, 13)</text:span></text:p>
      <text:p text:style-name="P19">According to Social Darwinism's worldview, human beings exist not to get to know one another, but to fight. Accordingly, the most important impetus for human progress is conflict between races and nations. Social Darwinism's irrational assumptions state that in order to emerge victorious from the conflict between races, new discoveries will be made. As a result, the “civilized” and “superior” will come out on top, and humanity will thus progress. To suggest that people will progress by killing and massacring one another, persecuting and oppressing others, is nothing more than barbarism. Disagreements and problems will arise from time to time. Yet all difficulties can be resolved by peaceful means. To imagine that violence offers a solution only makes the difficulties in question even more intractable. As already made clear, nations are perfectly justified in taking precautions to protect their future interests. But it is both <text:soft-page-break/>illogical and a violation of good conscience to frame a policy ignoring the rights of other nations or believing that one nation's interests lie in destroying those of others. </text:p>
      <text:p text:style-name="P18"><text:span text:style-name="T2">Present-day evolutionists seek to portray Darwin, as “humane” and opposed to racism, but actually he was a proponent of conflict between races and advanced the lie that the “civilized”—at least in their own lights—white race would emerge victorious from such conflict. Some lines from Darwin's </text:span><text:span text:style-name="T3">The Descent of Man</text:span><text:span text:style-name="T2"> read as follows: </text:span></text:p>
      <text:p text:style-name="P4">When civilised nations come into contact with barbarians the struggle is short, except where a deadly climate gives its aid to the native race... The grade of their civilisation seems to be a most important element in the success of competing nations.</text:p>
      <text:p text:style-name="P19">Elsewhere in his book, Darwin refers to the conflict between “savages” and the “civilized,” and claims that the latter will emerge superior. By these totally illusory assumptions, he prepared the groundwork for the chaos and suffering that would continue for nearly a century. </text:p>
      <text:p text:style-name="P18"><text:span text:style-name="T2">A great many Darwinists who came after him treated conflict between races as if it were scientific fact. For example, </text:span><text:span text:style-name="T3">National Life from the Standpoint of Science</text:span><text:span text:style-name="T2"> by Karl Pearson, a 19th century evolutionary theorist regarded as a follower of Francis Galton, is important in revealing contemporaries' view of inter-racial conflict and the causes behind the new imperialism. Like other Social Darwinists, Pearson claimed that conflict between races is necessary, and that struggle within a single race is insufficient for evolution. Some of these claims of Pearson, which are devoid of any scientific truth, read as follows: </text:span></text:p>
      <text:p text:style-name="P4">What I have said about bad stock seems to me to hold for the lower races of man. How many centuries, how many thousand of years, have the Kaffir or the negro held large districts in Africa undisturbed by the white man? Yet their intertribal struggles have not yet produced a civilization in the least comparable with the Aryan. Educate and nurture them as you will, I do not believe that you will succeed in modifying the stock. History shows me one way, and one way only, in which a high state of civilization has been produced, namely, the struggle of race with race, and the survival of the physically and mentally fitter race.</text:p>
      <text:p text:style-name="P19">Twisted statements like these provided imperialism with an allegedly scientific backing. The Europeans who occupied the African continent and a large part of Asia, as well as persecuting the Australian native peoples, claimed that their occupations were based on natural law and the only way for humanity to progress. (That this claim had no foundation was later proven by subsequent advances in the scientific world.) According to Pearson, wars formerly conducted in an unconscious manner would now have to be waged in a conscious, pre-planned fashion: </text:p>
      <text:p text:style-name="P4">There is a struggle of race against race and of nation against nation. In the early days of that struggle it was a blind, unconscious struggle of barbaric tribes. At the present day, in the case of the civilized white man, it has become more and more the conscious, carefully directed attempt of the nation to fit itself to a continuously changing environment. The nation has to foresee how and where the struggle will be carried on... I <text:soft-page-break/>have asked you to look upon the nation as an organized whole in continual struggle with other nations, whether by force of arms or by force of trade and economic processes. I have asked you to look upon this struggle of either kind as a not wholly bad thing; it is the source of human progress throughout the world's history.</text:p>
      <text:p text:style-name="P19">In the 19th century, this deviant belief that conflict between races and nations was a path to progress and which regarded races and nations other than its own as “inferior,” took control over large parts of the world. Some imperialist Europeans behaved most ruthlessly towards the inhabitants of their conquered lands. From the measures they adopted, it was evident that they regarded these peoples as weak and inferior, denigrated them, and refused to accept them as humans who enjoyed equal rights with themselves. The new imperialism was a 19th-century implementation of Social Darwinism on a world scale. </text:p>
      <text:p text:style-name="P19">One reason why Darwinist ideas received such wide support was that Europeans of the time had moved away from religious moral values, which require people to live in peace. God has commanded people to be tolerant and forgiving toward one another. Corrupting order in the world and inciting war and conflict are evils that bear a heavy responsibility in the sight of God. In the Qur'an, God has revealed that He does not love corruption or harm being inflicted on people: </text:p>
      <text:p text:style-name="P10"/>
      <text:p text:style-name="P10">When he leaves you, he goes about the Earth corrupting it, destroying crops and animals. God does not love corruption. (Surat al-Baqara, 205)</text:p>
      <text:p text:style-name="P10"/>
      <text:p text:style-name="P13">Ruthless Practices in the Colonies</text:p>
      <text:p text:style-name="P19">The Social Darwinist views that dominated the colonial elites revealed themselves in policies adopted towards the native peoples. These administrations did not regard these peoples of the countries they ruled as human, but as primitive, intermediate life forms, and usually inflicted suffering, destruction and unhappiness. Social Darwinism was one major factor in these countries' ruthless policies. As already seen, the aggressive measures adopted by some nations, that in their arrogance regarded other nations as inferior, acquired false legitimization through Social Darwinism. These countries regarded themselves as perfectly justified in adopting such policies, which only increased their greed and aggression. </text:p>
      <text:p text:style-name="P19">The Opium Wars are an interesting example. Great Britain began selling opium to China in the early 1800s, even though at the time the production, sale and consumption of opium were forbidden in Britain itself. The English governing class, who scrupulously protected their own people against this scourge, soon made the Chinese people dependent on opium. After his son died of excessive opium consumption, the emperor decided to put a stop to the British importing the drug into his country. A government official, Lin Zexu (Lin Tse-Hsü), was sent to Canton—the East India Company's largest port—about putting an end to the trade. Since the British merchants did not favor <text:soft-page-break/>cooperation, Zexu had the opium warehouses closed. The British immediately followed this with military intervention. The Chinese were routed and forced to accept a humiliating treaty, under which the opium trade in China was regarded as legal. Lin Zexu lost his post in the government and was sent into exile. </text:p>
      <text:p text:style-name="P19">The Portuguese, for their part, exercised their “superiority” by effectively making slaves of the natives. They kidnapped natives from their colony of Angola and sent them far across the sea as “contracted” workers for five years. But very few of them survived long enough to make the return trip. In the great majority of occupied countries, colonizing powers took for themselves such territories and resources as they considered appropriate and gave them to settlers or companies from their own countries. They took no interest in the people who had lost their lands, and totally exploited their workforces, goods and mineral resources.</text:p>
      <text:p text:style-name="P19">From their colonies, the British sent raw materials like cotton, tea and minerals to Britain, and later sent products made from them back to the colonies, to be sold at high prices. Cotton from India was processed in Britain, and the sale of Indian cotton was prohibited in India. In other words, they could use only cotton sold by the British. The Indians were also able to buy only salt produced by the British. </text:p>
      <text:p text:style-name="P19">Another practice of the new imperialism was their belittling and behaving disrespectfully towards rulers of the countries they colonized. But in earlier times, from the era of Elizabeth I up until Napoleon, administrators had treated foreign leaders equally. The deviant idea of regarding oneself as superior gained increasing strength in 19th-century Europe, bringing with it insolence and rudeness. </text:p>
      <text:p text:style-name="P19">Darwinist imperialists portrayed their colonization of other nations as the result of their races being “inferior” and “backward.” According to such claims, the order of the superior race had to spread across the entire world, and if the world were to progress, the inferior had to be improved. Put another way, the colonialist powers alleged that they were bringing “civilization” to the lands they conquered. Yet their practices and policies in no way reflected their claims to be “well intentioned.” Along with their Social Darwinist ideas, the 19th- and 20th-century colonialist powers brought with them chaos, conflict, fear and humiliation, rather than well-being, happiness, culture and civilization. Even if one accepts that the colonialists did provide some benefits for their colonies, still the harm they wreaked was many times greater. </text:p>
      <text:p text:style-name="P19">Karl Pearson's words cited below, devoid of any humanity or compassion, summarize these Darwinism-based views:</text:p>
      <text:p text:style-name="P4">The struggle means suffering, intense suffering, while it is in progress; but that struggle and that suffering have been the stages by which the white man has reached his present stage of development, and they account for the fact that he no longer lives in caves and feeds on roots and nuts. This dependence of progress on the survival of the fitter race, terribly black as it may seem to some of you, gives the struggle for existence its redeeming features; it is the fiery crucible out of which comes the finer metal. You <text:soft-page-break/>may hope for a time when the sword shall be turned into the ploughshare, when American and German and English traders shall no longer compete in the markets of the world for their raw material and for their food supply, when the white man and the dark shall share the soil between them, and each till it as he lists. But, believe me, when that day comes mankind will no longer progress; there will be nothing to check the fertility of inferior stock; the relentless law of heredity will not be controlled and guided by natural selection. Man will stagnate... The path of progress is strewn with the wreck of nations; traces are everywhere to be seen of the [slaughtered remains] of inferior races, and of victims who found not the narrow way to the greater perfection. Yet these dead people are, in very truth, the stepping stones on which mankind has arisen to the higher intellectual and deeper emotional life of today.</text:p>
      <text:p text:style-name="P19">This “world view” that regards most nations as inferior, and their suffering and death as a step on the path to so-called evolution, poses a danger to all humanity. If individuals join forces to depict an idea as scientific fact, no matter how dangerous or how unscientific and illogical it may be, and engage in propaganda on its behalf, then soon that idea and its byproducts will be accepted by those who lack sufficient information on the subject in question. This is where the hidden danger of Darwinism lies. People believing in concepts such as “the struggle for survival” and “conflict between superior and inferior races” carried out all kinds of ruthless actions under the shelter of these claims—or at least kept silent while others did so. As a result, racist, aggressive, and ruthless dictators such as Hitler, Mussolini and Franco emerged, and millions applauded their words. And because of these cruel ideologies, tens of millions lived and died in pain, fear and suffering. </text:p>
      <text:p text:style-name="P16"/>
      <text:p text:style-name="P15">Social Darwinism and War</text:p>
      <text:p text:style-name="P19">The deceptive idea that inter-racial conflict could lead to nations' progressing also laid the foundation for wars. Before World War I, when Social Darwinism was widespread, war was considered the “most appropriate means” for the elimination of the weak and the eradication of people seen as burdens, the survival of the strong, and the development of the human race.</text:p>
      <text:p text:style-name="P19">Throughout history, many wars have been fought, but usually they took place within limits, not aimed directly at civilian populations, between the armies of the nations concerned. But in wars waged by Social Darwinist means, the real target was the people, to reduce the “surplus population” of the so-called “unfit” and the allegedly “inferior.” </text:p>
      <text:p text:style-name="P18"><text:span text:style-name="T2">Before World War I, numerous writings and speeches described the Darwinist bases of war. Richard Milner, a contributing editor to </text:span><text:span text:style-name="T3">Natural History</text:span><text:span text:style-name="T2">, the magazine of New York's American Museum of Natural History, writes of the warlike Darwinist views of German intellectuals at the time:</text:span></text:p>
      <text:p text:style-name="P3"><text:span text:style-name="T2">During World War I, German intellectuals believed natural selection was irresistibly all-powerful </text:span><text:span text:style-name="T3">(Allmacht)</text:span><text:span text:style-name="T2">, a law of nature impelling them to bloody struggle for domination. </text:span><text:soft-page-break/><text:span text:style-name="T2">Their political and military textbooks promoted Darwin's theories as the “scientific” basis of a quest for world conquest, with the full backing of German scientists and professors of biology.</text:span><text:span text:style-name="T4">72</text:span></text:p>
      <text:p text:style-name="P18"><text:span text:style-name="T2">During those years, General F. von Bernhardi engaged in propaganda on behalf of Social Darwinism. In his book </text:span><text:span text:style-name="T3">Germany and the Next War</text:span><text:span text:style-name="T2"> Bernhardi maintained that conflict was a biological obligation and the best way of ridding the world of the unfit: “War is a biological necessity of the first importance, a regulative element in the life of mankind that cannot be dispensed with, since without it an unhealthy development will follow, which excludes every advancement of the race, and therefore all real civilization.”</text:span></text:p>
      <text:p text:style-name="P19">The idea that war is a “regulative element” cannot be justified in rational or logical terms, nor with scientific facts. War is a destructive force that causes enormous losses of life and property, and its effects on society are enormously difficult to repair. </text:p>
      <text:p text:style-name="P19">Nonetheless, those who regarded constant war and slaughter as requirements of so-called civilization continued to call for them. Elsewhere in Bernhardi's book, for instance, he wrote: </text:p>
      <text:p text:style-name="P4">War is not merely a necessary element in the life of nations but an indispensable factor of culture, in which a truly civilized nation finds the highest expression of strength and vitality. ... War gives a biologically just decision, since its decisions rest on the very nature of things. ... It is not only a biological law, but a moral obligation and, as such, an indispensable factor in civilization.</text:p>
      <text:p text:style-name="P18"><text:span text:style-name="T2">No doubt that one of the greatest errors made by those taken in by such ideas was to assume that war is compatible with human nature and thus, inevitable. In that view, the more people wage war, the more power and vitality they acquire. This is a great falsehood. God has created human beings in such a way that they are happiest when at peace. Chaos and conflict cause terrible tension in the human soul. The most rapid social, economic and cultural progress is made possible in a climate of peace and security. In her book </text:span><text:span text:style-name="T3">Darwin and the Darwinian Revolution</text:span><text:span text:style-name="T2">, Gertrude Himmelfarb makes the following comment: </text:span></text:p>
      <text:p text:style-name="P4">For the general [Bernhardi], it was the needs of war that came first, the imperialist adventures and nationalist experiments that followed. For others it was the reverse: the imperialist and nationalist aspirations brought war and militarism in their wake. There were even some who would have liked the virtues of war without the onus of militarism or nationalism; this was social Darwinism in its purest, most disinterested form.</text:p>
      <text:p text:style-name="P19">Sir Arthur Keith, an evolutionist anthropologist and biographer of Darwin, openly admitted that he was all in favor of war. Although he personally liked the idea of peace, he feared the results of such an experiment. Also, he made the illogical prediction that after 500 years of peace, the world would turn into “an orchard that has not known the pruning hook for many an autumn and has rioted in unchecked overgrowth for endless years.”</text:p>
      <text:p text:style-name="P19"><text:soft-page-break/>Keith's words indicate just how ruthless Darwinist suggestions can make people. Keith believed that the world needed to be “pruned” from time to time, that those “elements” that delayed the strengthening of the world needed to be cut away and discarded. He was openly supporting savagery. The “pruning” referred to by Keith was war, and those who died in war, whom he felt needed to be discarded, were helpless men and women and children. Those taken in by the deceptions of Darwinism feel no sympathy for these innocent people. The theory that in order to strengthen and develop the white race, those regarded as weak may be eliminated led to cruelties never seen before. </text:p>
      <text:p text:style-name="P19">Social Darwinism's twisted views are one of the main reasons for the wars, conflict and slaughter that have continued unabated since the 19th century. As a result of the constant calls for war, even some who knew nothing about Social Darwinism fell under its spell. </text:p>
      <text:p text:style-name="P19">In the early 20th century, those who came to believe that war was essential were not just a group of marginal ideologues, but a great many journalists, academics, politicians and civil servants.They encouraged the eradication of women, children, the elderly and the needy, and the heedless expense of young lives on the battlefield supposedly for the “benefit of humanity.” </text:p>
      <text:p text:style-name="P19">These views were shared at the very highest levels. For instance, German Chancellor Theobald von Bethmann-Hollweg subscribed to the belief, common among the middle class when World War Ibegan, that conflict between Slav and Teuton was inevitable. The Kaiser is known to have held similar views. Many historians regard the wicked claims that war was unavoidable and the cleansing of inferior races was natural and useful as some of the principal causes of World War I.</text:p>
      <text:p text:style-name="P19">The philosopher Friedrich Nietzsche was also one of the most prominent supporters of Social Darwinism in Germany. According to him, the ideal social system should be based on armed conflict: “Man shall be trained for war and woman for the recreation of the warrior; all else is folly.” According to Nietzsche's twisted view, life consisted solely of war, and war contained everything within it. </text:p>
      <text:p text:style-name="P19">Hitler, a fanatical Social Darwinist and great admirer of both Darwin and Nietzsche, put their warlike views into practice. Combining militarist thinking with the theory of evolution, Hitler said: </text:p>
      <text:p text:style-name="P4">The whole of nature is a continuous struggle between strength and weakness, and eternal victory of the strong over the weak.</text:p>
      <text:p text:style-name="P19">These ideas advanced by Hitler and others like him were products of a terrible ignorance. Those who imagined that with the theory of evolution they were basing their militaristic and aggressive thinking on a scientific foundation were merely deceiving themselves. Yet with the tens of thousands of people they induced to follow them, they inflicted ruin on the world on an unprecedented scale. </text:p>
      <text:p text:style-name="P19"><text:soft-page-break/>In an article titled “The Philosophy and Morals of War,” Max Nordau—one of the leaders of the Zionist movement—identifies Darwin as the primary supporter of war: </text:p>
      <text:p text:style-name="P3"><text:span text:style-name="T2">The greatest authority of all the advocates of war is Darwin. Since the theory of evolution has been promulgated, they can cover their natural barbarism with the name of Darwin and proclaim the sanguinary instincts of their inmost hearts as the last word of science.</text:span><text:span text:style-name="T4">81</text:span></text:p>
      <text:p text:style-name="P18"><text:span text:style-name="T2">In </text:span><text:span text:style-name="T3">Darwin, Marx, Wagner:Critique of a Heritage</text:span><text:span text:style-name="T2">, Jacques Barzun, a history teacher at Columbia University, stated that Darwin stoked the fires of militarism and warfare everywhere: </text:span></text:p>
      <text:p text:style-name="P4">War became the symbol, the image, the inducement, the reason, and the language of all human doings on the planet. No one who has not waded through some sizable part of the literature of the period 1870-1914 has any conception of the extent to which it is one long call for blood... The militarists of the second half of the century poeticized war and luxuriated in the prospect of it. With relative impunity for themselves, they took it for granted that all struggles in life must be struggles for life, and the death of the loser its “natural” goal.</text:p>
      <text:p text:style-name="P19">In the same book, Barzun described how Europe in particular fell under the influence of Darwinism's racist, militaristic tenants:</text:p>
      <text:p text:style-name="P4">In every European country between 1870 and 1914 there was a war party demanding armaments, an individualist party demanding ruthless competition, an imperialist party demanding a free hand over backward peoples, a socialist party demanding the conquest of power, and a racialist party demanding internal purges against aliens—all of them, when appeals to greed and glory failed, or even before, invoked Spencer and Darwin, which was to say, science incarnate. ... Race was biological, it was sociological; it was Darwinian.</text:p>
      <text:p text:style-name="P19">These deceptions, identified and described by many academics, account for the 20th century's history of war, slaughter and genocide. </text:p>
      <text:p text:style-name="P16"/>
      <text:p text:style-name="P7">In God's Sight, Superiority Lies in Piety, Not in Race</text:p>
      <text:p text:style-name="P19">Such savagery was not limited to the Nazis. Many parts of the world have experienced terrible catastrophes because of racism. Because of it, hundreds of thousands have been regarded as worthless, humiliated, forced from their homes and enslaved, killed or abandoned to die, treated like animals, and used in pharmaceutical experiments. The examples cited in this book are just a few of the many documented instances of savagery and violence. </text:p>
      <text:p text:style-name="P19">The social structure envisaged by Darwinism needs to be accurately identified. Like all other materialist theories, Social Darwinism, maintaining that people are selfish creatures who live solely for their own interests, responsible solely to themselves, can never bring proper moral values and happiness to individuals or to society as a whole. In order to acquire proper moral values and happiness, a person needs to abandon selfish desires. Religious moral values, as commanded by our Lord, teach people how this will be. People's responsibility towards God and the kind of moral values they need to attain His approval are revealed in the Qur'an.</text:p>
      <text:p text:style-name="P19">If people have faith in God's commandments and the Book revealed by Him, then they will feel compassion and affection towards others.</text:p>
      <text:p text:style-name="P19">Those who love and fear God and obey His commandments, see other people as beings He created, and make no distinctions between them on grounds of race, nation, skin color or language. In every human being, they see beauty created by God, and take pleasure in that beauty. Their faith makes them loving, compassionate and protective. However, someone brainwashed by Darwinism's falsehoods looks down on other races and nations, feels justified in oppressing and even eradicating them, and spreads nothing but tension, unhappiness and fear. The racism and imperialism witnessed in the 19th and 20th centuries are the result of this Darwinist world view. </text:p>
      <text:p text:style-name="P19">In the Qur'an, God has forbidden discrimination on grounds of race and has revealed that people can attain superiority in His sight through faith and their fear of Him: </text:p>
      <text:p text:style-name="P10"/>
      <text:p text:style-name="P10">O humanity! We created you from a male and female, and made you into peoples and tribe so that you might come to know each other. The noblest among you in God's sight is the one with the most fear of God. God is All-Knowing, All-Aware. (Surat al-Hujurat, 13)</text:p>
      <text:p text:style-name="P19"/>
      <text:p text:style-name="P19"/>
      <text:p text:style-name="P27">THE RESULT OF THE DARWIN-HITLER </text:p>
      <text:p text:style-name="P25">COALITION 40 MILLION DEAD</text:p>
      <text:p text:style-name="P20"/>
      <text:p text:style-name="P19"/>
      <text:p text:style-name="P19">In the light of what has been revealed about Social Darwinism so far, it should be no surprise that the Nazis, infamous architects of one of the most terrible acts of genocide in history, were tightly linked to it.</text:p>
      <text:p text:style-name="P19">When one examines the writings, speeches and documents of Hitler and other Nazi ideologues, it's clear that they founded their policies on Darwinism. </text:p>
      <text:p text:style-name="P19">Hitler thought that he could improve human race, as animal breeders do. He claimed that those he saw as "polluting" the Aryan race, those with genetic illnesses and the weak all needed to be eliminated; and he ordered the ruthless extermination of millions—proofs that he regarded human beings as animals and was attached to Darwinism. In an article titled "The Nazi Terror," Alexander Kimel—one of the few to survive the Nazi genocide—emphasizes the link between Darwinism and Nazism and describes how it was that the Nazis, with their belief in Social Darwinism, were able to treat people like animals and feel absolutely no pity for them: </text:p>
      <text:p text:style-name="P4">Nazism with the acceptance of social Darwinism, equated man with animals, rob him of individual freedom of making choices, the ability to think for themselves. Brutality, terror, mendacity and ruthless exploitation of man by men became the norm of behavior. If the same laws of natural selection like the animals rule man, when the spark of the divine is removed from man's consciousness than [sic] men can be treated like an animals [sic]; he can be bred artificially, and treated like cattle. For example the war and the reckless conduct of the war brought very high casualties. Hitler tried to improve the situation, not by cutting losses, but by improving the breeding methods. In Auschwitz ... Mengele [a Nazi doctor] was [sic] conducted "scientific" experiments on twins, killing them, dissecting them, trying to figure out how to improve the breeding methods, to double the output of the German women. The Germans were treated like breeding animals the S.S. - their shepherds and their master breeder - their Fuhrer. The Germans were treated like prize cattle, other nationalities were treated like ordinary cattle and the Jews like vermin.</text:p>
      <text:p text:style-name="P19">The Nazis adopted this perspective to perpetrate one of the worst acts of genocide ever. The deception of the "superior race" that Hitler maintained was based on the falsehood of inequality among groups within a particular species. According to Hitler and his supporters, while some species evolved, some individuals or groups within that species had remained backward and primitive. This perverted claim, constituting the bedrock of racism, was one fundamental element of Darwin's theory. In a book about Auschwitz, Dr. Karl A. Schleunes, a professor of history, accepts Darwinism's so-called scientific justification for racism: </text:p>
      <text:p text:style-name="P4"><text:soft-page-break/>Darwin's notion of struggle for survival … justified the racists' conception of superior and inferior peoples and nations and validated the conflict between them.</text:p>
      <text:p text:style-name="P19">Evolutionist scientists painted just the kind of theoretical picture the Nazis desired. For example, the evolutionist Konrad Lorenz, regarded as the founder of modern ethology (the science of animal behavior), compared the improvement of races with biological structures: </text:p>
      <text:p text:style-name="P4">Just as in cancer the best treatment is to eradicate the parasitic growth as quickly as possible, the eugenic defense against the dysgenic social effects of afflicted subpopulations is of necessity… When these inferior elements are not effectively eliminated from a [healthy] population, then - just as when the cells of a malignant tumor are allowed to proliferate throughout the human body - they destroy the host body as well as themselves.</text:p>
      <text:p text:style-name="P18"><text:span text:style-name="T2">Regarding different races or a society's poor and needy as a kind of burden to be eliminated is inexplicably primitive and barbaric. The Nazis sought to conceal their savagery behind a so-called scientific mask, citing Darwinism's deceptions. Joseph Tenenbaum, author of </text:span><text:span text:style-name="T3">Race and Reich:The Story of an Epoch</text:span><text:span text:style-name="T2">, summarizes how Nazi policies took shape: </text:span></text:p>
      <text:p text:style-name="P4">… struggle, selection, and survival of the fittest, all notions and observations arrived at … by Darwin … but already in luxuriant bud in the German social philosophy of the nineteenth century. … Thus developed the doctrine of Germany's inherent right to rule the world on the basis of superior strength … [of a] "hammer and anvil" relationship between the Reich and the weaker nations.</text:p>
      <text:p text:style-name="P19">After describing how the Nazis shaped their entire policies according to the lights of Darwinism, missing not a single point, Tenenbaum goes on: </text:p>
      <text:p text:style-name="P4">Their political dictionary was replete with words like space, struggle, selection, and extinction (Ausmerzen). The syllogism of their logic was clearly stated: The world is a jungle in which different nations struggle for space. The stronger win, the weaker die or are killed…</text:p>
      <text:p text:style-name="P19">In the 1933 Nuremberg rally, Hitler proclaimed that "higher race subjects to itself a lower race … a right which we see in nature and which," because it was founded on science, "can be regarded as the sole conceivable right."By making this claim, he of course defended one of the worst falsehoods in history. </text:p>
      <text:p text:style-name="P19">Hitler's words in his "On the Fate of the Nation" speech are a summary of Darwinist views: </text:p>
      <text:p text:style-name="P4">Among the most motivating factors of life are self-defense and the protection of future generations. Politics is nothing more than people's struggle for survival. This powerful wish to live is universal and directs the entire nation. The desire to survive must lead to conflict, because as well as being unsatisfiable this desire is also the foundation of life. The room to live is limited. Ruthlessness is therefore an inseparable part of humanity! Man became lord of the earth as the result of conflicts and constant struggle. <text:soft-page-break/>This is the superiority not of mankind but of the strength of those who attain power and dominion. There are differences between races. The world took its culture from an elite class. Whatever we see today is all the result of Aryan work and success. However, the real factor in every race that leads to results is the important individuals it manages to raise. It is not democratic multitudes that have shaped mankind, but important individuals.</text:p>
      <text:p text:style-name="P19">Hitler's perverted rantings influenced a great many at the time. Tens of thousands of the ignorant signed up to these assumptions, products of Hitler's imagination. As already emphasized, the urge for conflict or a ruthless struggle for survival does not advance societies' progress. All individuals strive for a wealthier, more pleasant life, but achieving that goal is directly proportionate to their society's attachment to spiritual and moral values. Seeking to eliminate others through endless aggression merely damages all parties. Physical or cultural differences do not make one race superior to another. On the contrary, in climates where peace and security prevail, differences are valuable elements that bring about cultural enrichment. </text:p>
      <text:p text:style-name="P19">If these differences are to be transformed into cultural richness, religious moral values are essential. No matter what the circumstances, God has commanded people to be forgiving, never to depart from the path of justice, and to treat others with affection and compassion. Believers know that there is great wisdom in the creation of different races and nations, and therefore act in a spirit of brotherhood and solidarity. Arrogantly seeking to classify people according to the race they belong to, in the absence of any justification, is a feature of unbelievers and those who set up other deities beside God. One verse describes the unbelievers' fanatical rage: </text:p>
      <text:p text:style-name="P10"/>
      <text:p text:style-name="P10">Those who disbelieve filled their hearts with fanatical rage – the fanatical rage of the Time of Ignorance... (Surat al-Fath, 26)</text:p>
      <text:p text:style-name="P19"/>
      <text:p text:style-name="P18"><text:span text:style-name="T2">Under the influence of his mental imbalance, Hitler saw the fact that Darwin's theory ran so parallel to his own twisted views as an excellent means of spreading them. His attachment to Darwinism can be seen in his book </text:span><text:span text:style-name="T3">Mein Kampf</text:span><text:span text:style-name="T2">, published in 1925. In Chapter 4, for example, he wrote that Darwinism was the only basis of a successful Germany. Robert Clark, author of </text:span><text:span text:style-name="T3">Darwin: Before and After</text:span><text:span text:style-name="T2">, makes this comment on Hitler's devotion to Darwinism:</text:span></text:p>
      <text:p text:style-name="P3"><text:span text:style-name="T2">Evolutionary ideas - quite undisguised - lie at the basis of all that is worst in </text:span><text:span text:style-name="T3">Mein Kampf</text:span><text:span text:style-name="T2"> - and in his public speeches. … Hitler reasoned … that a higher race would always conquer a lower.</text:span></text:p>
      <text:p text:style-name="P18"><text:span text:style-name="T2">Beate Wilder-Smith, author of </text:span><text:span text:style-name="T3">The Day Nazi Germany Died</text:span><text:span text:style-name="T2">, describes the fundamental factor in Nazi doctrine: </text:span></text:p>
      <text:p text:style-name="P4">One of the central planks in Nazi theory and doctrine was … evolutionary theory [and] … that all biology had evolved … upward, and that … less evolved types … should <text:soft-page-break/>be actively eradicated [and] … that natural selection could and should be actively aided, and therefore [the Nazis] instituted political measures to eradicate … Jews, and … blacks, whom they considered as "underdeveloped". </text:p>
      <text:p text:style-name="P18"><text:span text:style-name="T2">In </text:span><text:span text:style-name="T3">American Scientist</text:span><text:span text:style-name="T2">, Professor George J. Stein wrote an article headed "Biological Science and the Roots of Nazism": </text:span></text:p>
      <text:p text:style-name="P4">… straightforward German social Darwinism [was] of a type widely known and accepted throughout Germany and … more importantly, was considered by most Germans, scientists included, to be scientifically true. More recent scholarship on national socialism and Hitler has begun to realize that … [their application of Darwin's theory] was the specific characteristic of Nazism. National socialist "biopolicy," … [was] based on a mystical-biological belief in radical inequality, … based on the eternal struggle for existence and the survival of the fittest as the law of nature, and the consequent use of state power for a public policy of natural selection…</text:p>
      <text:p text:style-name="P19">Professor Stein's article makes clear that the claim that human beings are no different from animals underlay German Social Darwinism. He continues:</text:p>
      <text:p text:style-name="P4">The basic outline of German social Darwinism [was] … man was merely a part of nature with no special transcendent qualities or special humanness. On the other hand, the Germans were members of a biologically superior community … politics was merely the straightforward application of the laws of biology. In essence, Haeckel and his fellow social Darwinists advanced the ideas that were to become the core assumptions of national socialism…. The business of the corporate state was eugenics or artificial selection….</text:p>
      <text:p text:style-name="P19">These errors of National Socialism, clearly set out in Stein's text, prepared the groundwork for a world war in which many countries were forced to participate. Nazism, which grew and developed with the support of Darwin's illusory theories, was the architect of a disaster the like of which the world had seldom ever seen. So terrible was this catastrophe that millions lost their lives and whole cities were wiped off the map. The worst harm was suffered by German society itself—which Nazi propaganda had claimed would gain strength and progress. Once again it was demonstrated that ruthless conflict and seeking to eliminate others can never carry a nation forward.</text:p>
      <text:p text:style-name="P19">As long as he lived, Hitler never abandoned the view Nazis held of themselves and others, which he summarized in the words: "We Nazis … are barbarians! We want to be barbarians. It is an honorable title [for, by it,] we shall rejuvenate the world."</text:p>
      <text:p text:style-name="P18"><text:span text:style-name="T2">As in Sir Arthur Keith's words, Hitler "consciously sought to make the practice of Germany conform to the theory of evolution."</text:span><text:span text:style-name="T4">96</text:span><text:span text:style-name="T2"> About the theory of evolution, Hitler and war, Keith says the following: </text:span></text:p>
      <text:p text:style-name="P4">If war be the progeny of evolution - and I am convinced that it is - then evolution has "gone mad", reaching such a height of ferocity as must frustrate its proper role in the world of life... There is no way of getting rid of war save one, and that is to rid human nature of the sanctions imposed on it by the law of evolution.</text:p>
      <text:p text:style-name="P18"><text:soft-page-break/><text:span text:style-name="T2">In </text:span><text:span text:style-name="T3">Hitler's Personal Security</text:span><text:span text:style-name="T2">, Peter Hoffmann discusses Hitler's Darwinist views: </text:span></text:p>
      <text:p text:style-name="P3"><text:span text:style-name="T2">Hitler believed in struggle as the Darwinian principle of human life that forced every people to try to dominate all others; without struggle they would rot and perish. Even in his own defeat in April 1945, Hitler expressed his faith in the survival of the stronger and declared the Slavic peoples to have proven themselves the stronger.</text:span><text:span text:style-name="T4">98</text:span></text:p>
      <text:p text:style-name="P19">In short, as can be seen from the opinions of a great many historians and researchers, as well as from Hitler's writings and speeches, Nazism drew strength and nourishment from Darwinism and using allegedly scientific arguments, Hitler and the other Nazi leaders sought to justify all their own psychopathic cruelty. In fact, the cultural environment that encouraged such an ideology also bore traces of Darwinism. As we shall see in the following pages, the Social Darwinism that entered Germany in the first half of the 20th century, thanks to fanatical Darwinists like Ernst Haeckel, profoundly influenced German society and constituted a most important philosophical foundation for Nazism's success.</text:p>
      <text:p text:style-name="P19"/>
      <text:p text:style-name="P15">War in Nazi Germany and Evolution</text:p>
      <text:p text:style-name="P18"><text:span text:style-name="T2">According to Social Darwinism's perverted thinking, war allows societies to advance, selects the fittest and eliminates the weak. War is regarded as a positive force because it eradicates not only weak races, but also the weaker within the "superior race." That's why Social Darwinism approves of war. The Nazism adopted militarism with the same Social Darwinist logic. Robert Clark, in </text:span><text:span text:style-name="T3">Darwin: Before and After</text:span><text:span text:style-name="T2">, cites </text:span><text:span text:style-name="T3">Mein Kampf</text:span><text:span text:style-name="T2"> as a reference and provides the following information about Hitler: </text:span></text:p>
      <text:p text:style-name="P4">Hitler's attitude to the League of Nations and to peace and war were based upon the same principles. "A world court … would be a joke … the whole world of Nature is a mighty struggle between strength and weakness - an eternal victory of the strong over the weak. There would be nothing but decay in the whole of nature if this were not so. States which [violate] … this elementary law would fall into decay. … He who would live must fight. He who does not wish to fight in this world where permanent struggle is the law of life, has not the right to exist." To think otherwise is to "insult" nature. "Distress, misery and disease are her rejoinders."</text:p>
      <text:p text:style-name="P19">With Social Darwinism, the ideology of conflict and warlike hysteria grew stronger. Darwinist concepts were a very influential catalyst that encouraged these trends and led to them being adopted by an entire society. For the first time, racism and a longing for conflict thus found an alleged scientific foundation and were presented to society as an irrefutable fact. The writings of Dr. Albert Edward Wiggam, an evolutionary theoretician during the Nazi era, published in 1922, reflect one of "deceptions" most frequently encountered in the world of German ideas of the time: </text:p>
      <text:p text:style-name="P4">... at one time man had scarcely more brains than his [so-called] anthropoid cousins, the apes. But, by kicking, biting, fighting … and outwitting his enemies and by <text:soft-page-break/>the fact that the ones who had not sense and strength enough to do this were killed off, man's brain became enormous and he waxed both in wisdom and agility if not in size …</text:p>
      <text:p text:style-name="P19">The conclusion the Nazis drew from this imaginary "evolutionary history," the product of a sick mentality, is this: According to the Nazis' false perspective, war was constructive in long term, because evolutionists maintained that human beings advanced only by means of lethal conflict. Like Hitler and Rosenberg, other Nazi ideologues also claimed that contemporary civilizations had come into being chiefly through constant war. Various so-called scientists of the time also defended this twisted viewpoint. </text:p>
      <text:p text:style-name="P18"><text:span text:style-name="T2">University of Berlin's Professor Haeckel, for instance, a known proponent of Darwinism, praised the ancient Greek militaristic state of Sparta, claiming that the Spartans being a chosen people explained why they were so successful and superior to others. He said that by killing all but the "perfectly healthy and strong children" the Spartans were "continually in excellent strength and vigor."</text:span><text:span text:style-name="T4">101</text:span><text:span text:style-name="T2"> Haeckel regarded these savage practices as justified. According to him, Germany should have followed this Spartan custom too, because infanticide of the deformed and sickly children was "a practice of advantage to both the infants destroyed and to the community." These unconscionable recommendations of Haeckel's are important in revealing the logical framework represented by the unscientific claims of Darwinism, according to which the idea that all lives have equal value and need to be protected was merely a "traditional dogma" and allegedly a violation of scientific truth.</text:span><text:span text:style-name="T4">102</text:span><text:span text:style-name="T2"> No rational person of good conscience could ever accept these claims, but eminent Germans strongly adopted them at one time.</text:span></text:p>
      <text:p text:style-name="P19">Not just in Germany but in a great many parts of the world, Social Darwinism rejected the moral values, along with virtues such as compassion, protection, cooperation, sympathy and patience taught by the Divine religions. In place of these virtues, it claimed that killing those who were incompatible with society's interests—through destruction and ruthlessness, all of which belong to satan, the great misleader of humanity—was actually superior. The hatred they felt for Divine religions lies at the heart of the Nazis' enmity towards the Jews. </text:p>
      <text:p text:style-name="P19">Yet neo-Nazism still survives in the world, showing that this sick ideology continues to pose a danger. No matter what name it may go by, the lifestyle that Social Darwinism advances consists solely of conflict, struggle, bloodshed, war, suffering and fear. Death camps like Auschwitz are where Social Darwinism is put into practice. Darwinism inevitably leads to Social Darwinism. In a world where Social Darwinism again comes to rule, new Auschwitzes will be inevitable.</text:p>
      <text:p text:style-name="P38"/>
      <text:p text:style-name="P15">Hitler Was a Tyrant Because He Was a Social Darwinist</text:p>
      <text:p text:style-name="P19"><text:soft-page-break/>Hitler and the other Nazi leaders experienced no guilt over the savagery they inflicted for so many years, and even regarded themselves as heroes. They thought of themselves as saviors who would bring about the evolution of humanity, to whom later evolved generations would feel grateful. That, however, was a lie. </text:p>
      <text:p text:style-name="P19">The dangerous ideas that resulted from Hitler's sick mentality were broadened and put into practice under the influence of Social Darwinism. According to his ideology, concentration camps were not prisons where innocents were tortured and exterminated, but rather places of quarantine where sickly, weak and undesirable elements were isolated for the protection of the master race. Thus Darwinism went down in history as a false science that constituted the basic philosophy of a war and genocide that inflicted the worst destruction, suffering and terror in history. Hitler himself went down as a tyrant who implemented this false science. </text:p>
      <text:p text:style-name="P19"/>
      <text:p text:style-name="P19"/>
      <text:p text:style-name="P27">SOCIAL DARWINISTS” STERILIZATION </text:p>
      <text:p text:style-name="P25">AND DEATH LAWS</text:p>
      <text:p text:style-name="P20"/>
      <text:p text:style-name="P19"/>
      <text:p text:style-name="P19">Another of Social Darwinism's most wide-ranging practices is eugenics, the so-called science that seeks to improve the human race by means of breeding. The term was first proposed in 1883 by Charles Darwin's cousin Francis Galton, and consists of a combination of two Greek words; eu (good) and genet (birth). Put together, the word implies "well-born," or "genetic soundness." In contrast to its linguistic meaning, however, far from connoting good, this concept leads to savage cruelty. </text:p>
      <text:p text:style-name="P19">Supporters of eugenics claimed that only their own race or class needed protection and improvement, and that other races or classes needed to be subjected to "artificial selection." According to Galton, only the British upper class needed such protection. He therefore proposed that the poor, the sick, the weak and the untalented should be prevented from multiplying. </text:p>
      <text:p text:style-name="P19">The Nazis, on the other hand, maintained that those who were not healthy Aryans were a burden on the state and needed to be eliminated by means of sterilization or extermination. They then put these ideas into practice. While sterilizing hundreds of thousands as part of their eugenics policy, the Nazis also killed more thousands for being sick, crippled, mentally handicapped, elderly, unskilled or without families, by sending them to the gas chambers, poisoning them, or leaving them to starve. </text:p>
      <text:p text:style-name="P19">Proponents of eugenics think that most of the features of a person's character is inherited, or make partial claims to that effect. According to the supporters of eugenics, including Galton himself, undesirable characteristics like laziness or poverty are inherited. Imagining that idle parents would bear idle children, they attempted to prevent these people marrying in the first place. It is interesting how evolutionists could advocate such an illogical and nonsensical claim, in the name of so-called science. </text:p>
      <text:p text:style-name="P18"><text:span text:style-name="T2">The eugenics supported by Darwinists led to the suffering of a great many. Examining the development of this cruelty will give a better appreciation of the basic foundations of those who supported it. How Darwin supported and encouraged the perversion known as eugenics in the name of so-called science is therefore of great importance. Although the origins of eugenics extend back as far as Plato's </text:span><text:span text:style-name="T3">Republic</text:span><text:span text:style-name="T2">, with Darwinism it acquired an alleged scientific appearance and nearly became a branch of science in its own right. Karl Pearson, whose racist views we have already cited and who was strongly influenced by Galton, stated that the theory of evolution underlies the origin of eugenics: </text:span></text:p>
      <text:p text:style-name="P4">… modern eugenics thought arose only in the nineteenth century. The emergence of interest in eugenics during that century had multiple roots. The most important was the theory of evolution, for Francis Galton's ideas on eugenics – and it was he who <text:soft-page-break/>created the term "eugenics" – were a direct logical outgrowth of the scientific doctrine elaborated by his cousin, Charles Darwin.</text:p>
      <text:p text:style-name="P19"/>
      <text:p text:style-name="P7">Darwin's Legacy to His Cousin Galton: Eugenics</text:p>
      <text:p text:style-name="P18"><text:span text:style-name="T2">The foundations of the perversion of eugenics were actually laid by Malthus and Darwin. Malthus's </text:span><text:span text:style-name="T3">Essay</text:span><text:span text:style-name="T2">, Darwin's source of inspiration, contained the basic ideas that would come to constitute eugenics. For example, Malthus claimed that human beings could multiply by means of the same methods as those used for breeding animal stock: </text:span></text:p>
      <text:p text:style-name="P4">It does not, however, by any means, seem impossible that, by an attention to breed, a certain degree of improvement similar to that among animals might take place among men. Whether intellect could be communicated may be a matter of doubt; but size, strength, beauty, complexion, and, perhaps, even longevity, are in a degree transmissible.</text:p>
      <text:p text:style-name="P18"><text:span text:style-name="T2">From this and a great many other statements, Malthus clearly regarded human beings as a kind of animal. His twisted perspective influenced Darwin, who made a number of predictions containing the disaster that was to become eugenics. In </text:span><text:span text:style-name="T3">The Descent of Man</text:span><text:span text:style-name="T2">, he expressed concern that thanks to various social practices, the weak were not being eliminated and that this could lead to a biologically backward trend. According to Darwin, the flawed ones among "savage peoples" and animals were swiftly eliminated, but it was a grave error for such members among civilized people to be protected by medicine and do-gooders. In the same way that animal breeders improved their stock lines through artificial selection, by eliminating the weak and sickly, human societies needed to do the same: </text:span></text:p>
      <text:p text:style-name="P4">No one who has attended to the breeding of domestic animals will doubt that this must be highly injurious to the race of man. It is surprising how soon a want of care, or care wrongly directed, leads to the degeneration of a domestic race; but excepting in the case of man himself, hardly any one is so ignorant as to allow his worst animals to breed.</text:p>
      <text:p text:style-name="P4">With savages, the weak in body and mind are soon eliminated; and those that survive commonly exhibit a vigorous state of health. We civilised men, on the other hand, do our utmost to check the process of elimination; we build asylums for the imbecile, the maimed, and the sick; we institute poor-laws; and our medical men exert their utmost skill to save the life of every one to the last moment. … Thus the weak members of civilised societies propagate their kind.</text:p>
      <text:p text:style-name="P18"><text:span text:style-name="T2">These words, the work of a diseased mentality, formed the basic encouragement for racists, proponents of eugenics and supporters of war; and eventually inflicted terrible catastrophes on humanity. At the end of </text:span><text:span text:style-name="T3">The Descent of Man</text:span><text:span text:style-name="T2">, Darwin made a great many more unscientific claims, including that the "struggle for existence" benefited humanity, in that the more gifted would be more successful in the battle of life than the less gifted; and that without it, people would sink into indolence.</text:span><text:span text:style-name="T4">107</text:span><text:span text:style-name="T2"> </text:span></text:p>
      <text:p text:style-name="P19">With these distorted theories, Darwin laid the groundwork for eugenic practices. The theory of evolution being regarded as so-called scientific fact led to eugenist and racist policies being accepted and put into practice.</text:p>
      <text:p text:style-name="P19"/>
      <text:p text:style-name="P15"><text:soft-page-break/>Eugenics in Great Britain</text:p>
      <text:p text:style-name="P19">As already mentioned, the leader of eugenics was Darwin's cousin Francis Galton, but Leonard Darwin, Darwin's own son, was also one of the supporters and proponents of eugenics in Britain. Winston Churchill was another who lent the movement his support.</text:p>
      <text:p text:style-name="P19">Galton maintained that the principle of the "survival of the fittest" had to be complied with and that only the strongest should be allowed to participate in the world. According to Galton's unscientific and illogical thesis, humanity was in a position to take control of its own evolution and even to produce a master race. Galton openly stated his belief in the superiority of the "master class" and the "master race." He also claimed that blacks possessed a low level of intelligence, saying:</text:p>
      <text:p text:style-name="P4">… the number among the negroes of those whom we should call half-witted men, is very large. Every book alluding to negro servants in America is full of instances. I was myself much impressed by this fact during my travels in Africa. The mistakes the negroes made in their own matters, were so childish, stupid, and simpleton-like, as frequently to make me ashamed of my own species.</text:p>
      <text:p text:style-name="P18"><text:span text:style-name="T2">Galton went so far as to suggest that various breeds of dogs were higher in intellect than some races of human.</text:span><text:span text:style-name="T4">110</text:span><text:span text:style-name="T2"> But in his evaluation of blacks and slaves, he ignored one very evident truth: that the great majority of books about slaves were written by slave owners. In addition, since slaves were immersed in a society entirely foreign to them, in a culture of which they knew nothing, naturally much of their behavior and actions should seem ignorant. Clearly, any European taken to live in an African village would exhibit the same sort of incompetence in trying to adapt to a foreign culture and way of life. </text:span></text:p>
      <text:p text:style-name="P19">More importantly, Galton's claims about blacks or his own citizens going to live in other countries possess no scientific validity, but were based solely on the illusory assumptions of various so-called scientists, brainwashed by a materialist world view, under the primitive thinking of the time. </text:p>
      <text:p text:style-name="P19">Prejudiced and inconsistent, Galton's theses were by no means restricted to these. For example, he also proposed that for there to be social progress, those with low intelligence and intellectual levels had to be prevented from multiplying, and the smarter ones encouraged to do so. Otherwise, he warned, there would be social collapse. Obviously however, real social collapse would come about when the model proposed by Galton and the like, based on slaughter, conflict, violence, and slaughter, were put into practice. During a lecture to the Huxley Institute in 1901, Galton claimed that "brains of our nation lie in the higher of our classes." In addition, he recommended that children of the upper class should be identified at birth and 1,000 pounds be paid to their families. He suggested that upper-class women should give birth to at least one extra son and daughter.</text:p>
      <text:p text:style-name="P19">Galton's belief—that an increase in the numbers of people whom he regarded as superior class could lead to social progress—is irrational, illogical, and unscientific. A <text:soft-page-break/>great many elements lead any society to progress, but the most important are the moral values and characters of those who make up that society. A society whose members possess strong moral values and characters will progress swiftly, and permanently. It is impossible for such features to be passed on genetically. If someone wants his society to make progress, he must turn his attention to the spiritual strengthening of individuals by various cultural and educational means. Galton and those like him sought to increase the numbers of the rich and reduce those of the poor by treating human beings literally like animals in the countries in which they were influential, and even sought to justify even murder on that account—a terrible cruelty and indescribable ignorance. </text:p>
      <text:p text:style-name="P19">Nonetheless, at Galton's prompting, the first activity of the eugenics movement in Britain was based on birth control. This measure, taken by those who had been deceived by the deceptions of the theory of evolution, was aimed solely at the poor and those whom they regarded as of an "inferior" race.</text:p>
      <text:p text:style-name="P18"><text:span text:style-name="T2">In the 1920s and 1930s it was thought that the numbers of the poor increasing, even as the numbers of the upper class were going down, represented a threat. In 1925, for instance, Julian Huxley wrote the following in </text:span><text:span text:style-name="T3">Nature</text:span><text:span text:style-name="T2"> magazine: </text:span></text:p>
      <text:p text:style-name="P4">The proportion of desirables is decreasing, of undesirables is increasing. The situation must be got in hand.</text:p>
      <text:p text:style-name="P19">According to the eugenicists, the first step to ensure a balance between the "desirables" and "undesirables" was so-called racial hygiene. First, it needed to be determined for whom "racial hygiene" was desired and for whom it was not. Exceedingly primitive and unbelievable means were used to make that distinction. In Britain and the USA, for instance, people's heads began being measured. With these campaigns under Galton's leadership, the sizes of people's skulls were measured and their intelligence allegedly determined from the results. However, science would later reveal absolutely no direct relationship between skull measurements and intelligence. </text:p>
      <text:p text:style-name="P19">Following on the skull measurements, intelligence tests began being employed. According to the results, it was decided that some should be sterilized and kept under lifetime observation and supervision. Later, however, it was realized that the intelligence tests used did not provide reliable results. These totally unreliable analyses reflected the scientific ignorance of the times. Factors such as the conditions under which test subjects were raised and the education they received were ignored, and it was concluded only whether they were inherently intelligent. In any case, the objective was not actually to secure reliable results, but to eliminate or isolate the "undesirable" poor, the sick and races regarded as "inferior." </text:p>
      <text:p text:style-name="P38"/>
      <text:p text:style-name="P15">Eugenics in the USA</text:p>
      <text:p text:style-name="P19">After Galton's death, the leadership of the eugenics movement passed to America. Henry Goddard, Henry Fairfield Osborn, Harry Laughlin and Madison Grant were just a few of Galton's American heirs. </text:p>
      <text:p text:style-name="P19"><text:soft-page-break/>The Rockefeller Institute and the Carnegie Foundation headed the list of the supporters of eugenics in the USA. The Rockefeller Institute financed the Kaiser Wilhelm Institute, one of the leaders of the eugenics movement in Germany, and in the 1920s, had a special building constructed for the genetic research of Professor Ernst Rüdin, who was obsessed by the idea of racial hygiene. The Mental Hygiene Movement was largely supported by the Rockefeller Institute. Moreover, the Nobel prize-winning Dr. Alexis Carrel, also from the Rockefeller Institute, happily applauded the slaughter carried out in Germany, and had no reservations over the mentally ill and convicted prisoners being subjected to mass killings.</text:p>
      <text:p text:style-name="P19">The perversion of eugenics led to a great many American states passing compulsory sterilization laws. In the USA, a total of 100,000 people were sterilized mostly against their will. As just one example of the dimensions that eugenist barbarity assumed, in the early 20th century, 8,000 "unsuitable" people were sterilized in Virginia. This inhuman practice was legal in many states until as late as 1974.</text:p>
      <text:p text:style-name="P19">One of the foremost Americans in eugenics was Charles B. Davenport, known for his articles that sought to combine genetic laws with Darwinism. Yet the claims put forward in his articles went no further than mere assumptions. In 1906 he insisted that the American Breeders' Association carry out studies on eugenics. In 1910 he founded the Eugenics Record Office (ERO), which received from 13 to 29% of the budget set aside for the Station for Experimental Evolution. In short, the ERO was much better financed than other scientific institutions of its time. This organization trained many people to work on spreading the barbarity of eugenics. Students were taught to implement and evaluate various intelligence tests, such as Stanford-Binet, intensively employed in eugenic practices.</text:p>
      <text:p text:style-name="P19">People trained by the ERO were charged with collecting statistics in their working areas. With these data, the ERO aimed to prevent those it deemed unsuitable from marrying and having children. In 1924, the ERO drew up a sterilization bill which recommended that people regarded as committing the "crime" of being sick be sterilized. </text:p>
      <text:p text:style-name="P19">To both reason and conscience, it is unacceptable for people to be sterilized against their will. Those with genetic defects, sicknesses of various kinds, and physical or mental handicaps should be treated with affection and compassion. In societies where religious moral values prevail, such people are protected, and their needs met in the best way possible. It is nothing short of barbarity to seek to forcibly sterilize or eliminate those described as having "criminal tendencies" by the proponents of the barbarity of eugenics. Such people can be educated with the requisite cultural programmes and made useful members of society. Even where the people in question are difficult to improve, the most ethical and just solutions must be found, rather than exterminating them. </text:p>
      <text:p text:style-name="P19"><text:soft-page-break/>In the years that followed, Americans' common sense realized that eugenics was literally nothing more than savagery and took necessary measures to halt these practices. Yet at that same time the Nazis had adopted the American laws as a role model in their first measures regarding sterilization and forcibly sterilized 2 million people.</text:p>
      <text:p text:style-name="P19">As the examples cited so far clearly show, deceptive propaganda so full of falsehoods of Social Darwinism tries to make people less sensitive to one another, to eliminate feelings of sympathy and compassion, until human beings treat each other literally like animals. This is the exact opposite of the virtues imparted by religious moral values. The Qur'an commands looking after the weak and needy, and protecting the sick and those with nobody to care for them. No matter what the circumstances, God commands believers to ensure others' comfort before their own, and to be patient and altruistic always. To those who do good by displaying patience, God imparts these glad tidings: </text:p>
      <text:p text:style-name="P4"/>
      <text:p text:style-name="P5">They give food, despite their love for it, to the poor and orphans and captives: "We feed you only out of desire for the Face of God. We do not want any repayment from you or any thanks. Truly We fear from our Lord a glowering, calamitous Day." So God has safeguarded them from the evil of that Day and has made them meet with radiance and pure joy and will reward them for their steadfastness with a Garden and with silk. (Surat al-Insan, 8-12)</text:p>
      <text:p text:style-name="P42"/>
      <text:p text:style-name="P15">Eugenics in Nazi Germany</text:p>
      <text:p text:style-name="P19">Ian Kershaw's 1998 biography of Adolf Hitler states that Social Darwinism, eugenics and fascism were closely interconnected in 1920s Germany: </text:p>
      <text:p text:style-name="P4">Integral nationalism, ... national socialism, social Darwinism, racism, biological anti-Semitism, eugenics, elitism intermingled in varying strengths...</text:p>
      <text:p text:style-name="P19">Dr. Robert Youngson, who has studied errors in the history of science, states in his analysis that the idea of eugenics underlay the Nazi slaughter, and that eugenics itself was a great scientific error: </text:p>
      <text:p text:style-name="P4">The culmination of this darker side of eugenics was, of course, Adolf Hitler's attempt to produce a "master race" by encouraging mating between pure "Aryans" and by the murder of six million people whom he claimed to have inferior genes. It is hardly fair to Galton to blame him for the Holocaust or even for his failure to anticipate the consequences of his advocacy of the matter. But he was certainly the principal architect of eugenics, and Hitler was certainly obsessed with the idea. So, in terms of its consequences, this must qualify as one of the greatest scientific blunders of all time.</text:p>
      <text:p text:style-name="P19">Describing Galton's irrational, unscientific views as merely a "scientific blunder" is actually a too "optimistic" approach. Actually, the claims made by Galton and those like him formed the basis of unprecedented savagery and slaughter. When Nazi Germany <text:soft-page-break/>adapted the Social Darwinist world view to society, the catastrophes that ensued are a historical lesson of what can happen. </text:p>
      <text:p text:style-name="P19">The Nazis adopted as a state policy the killing of every "inferior," "deficient," "flawed" and sick" human being who "polluted" the Aryan race. Hitler set out the reason: </text:p>
      <text:p text:style-name="P4">… peoples to decay … In the long run, nature eliminates the noxious elements. One may be repelled by this law of nature which demands that all living things should mutually devour one another. The fly is snapped up by a dragonfly, which itself is swallowed by a bird, which itself falls victim to a larger bird … to know the laws of nature … enables us to obey them.</text:p>
      <text:p text:style-name="P19">Hitler made the grievous error of suggesting that various phenomena that maintain the ecological balance in nature also applied to human beings. If animals regard each other as prey, that does not mean that humans should ruthlessly destroy those they regard as weaker. Animals have no conscience. Human beings, on the other hand, possess both conscience and consciousness, the ability to distinguish between right and wrong, good and bad, and the capacity for judgment. Only those, like Hitler, who seek to justify their own psychological imbalances maintain that human beings should lead an animalistic lifestyle. Indeed, Hitler expressed the extent to which he had carried this deception: </text:p>
      <text:p text:style-name="P3"><text:span text:style-name="T2">If I can accept a divine Commandment, it's this one: "Thou shalt preserve the species." The life of the individual must not be set at too high a price. If the individual were important in the eyes of nature, nature would take care to preserve him. Amongst the millions of eggs a fly lays, very few are hatched out—and yet the race of flies thrives.</text:span><text:span text:style-name="T4">121</text:span></text:p>
      <text:p text:style-name="P19">The life of every human being is valuable, no matter what his or her race, gender or language. What those of good conscience should do is to do all in their power to protect every human being, with no regard to race or physical characteristics. During World War II, the catastrophes caused by the Nazi ideologues regarding human life as of so little value, and their vengeful feelings towards other nations, became apparent to all. Furthermore, Hitler's world view represented a nightmare also for his own people, not only for other races. Eugenics, widely implemented in Germany, is one instance of this.</text:p>
      <text:p text:style-name="P38"/>
      <text:p text:style-name="P34">• The Rise of the Eugenics Movement in Germany</text:p>
      <text:p text:style-name="P19">In 1900, the German industrialist Alfred Krupp sponsored a contest for the best essay on the subject of "What can we learn from the principles of Darwinism for application to inner political development and the laws of the state?" </text:p>
      <text:p text:style-name="P18"><text:span text:style-name="T2">First prize went to Wilhelm Schallmeyer, who interpreted culture society, morality, and even "right" and "wrong" in terms of the struggle for survival. He wanted all laws brought into line with these concepts to prevent the white races from degenerating to the level of the Australian Aborigines—and as long as society protected the physically and mentally weak, degeneration was inevitable. Dr. Alfred Ploetz, the Social Darwinist </text:span><text:soft-page-break/><text:span text:style-name="T2">who founded racial hygiene in Germany, announced that he fully supported Schallmeyer's barbaric ideas. He insisted, for example, that at times of war, the racially inferior should be sent to the front in order to protect the white race. Since soldiers fighting in the front lines were generally killed, this would preserve the "purer" part of the race from being weakened unnecessarily. Going even further, he suggested that a panel of doctors be present at each birth to judge whether the infant was fit enough to live, and, if not, kill it.</text:span><text:span text:style-name="T4">122</text:span></text:p>
      <text:p text:style-name="P19">These terrifying recommendations were the first moves made by the eugenics movement prior to Nazi rule. On 14 July 1933, four months after the elections that brought the Nazis to power, the eugenics and so-called "mental hygiene" movement began spreading rapidly. Before that date, sterilization for purposes of eugenics was banned, even though it was carried out in practice. But now, permission was given for the implementation of eugenic savagery under the "Law for the Prevention of Hereditary Disease in Posterity," better known as the Sterilization Law. The chief architect of this tyranny was Ernst Rüdin, a professor of psychiatry at Munich University and director of the Kaiser Wilhelm Institute. Shortly after the Sterilization Law was passed, Rüdin—together with a number of Nazi Party lawyers and specialists—published a statement on the law's meaning and aims. Essentially, its intent was to rid the nation of "impure and undesirable" elements so that it might achieve the Aryan ideal. </text:p>
      <text:p text:style-name="P19">To subject the helpless in need of protection to the inhuman treatment of eugenics could be acceptable only to those deceived by the falsehoods of Social Darwinism. All these people need to be helped with their sicknesses and weaknesses. The Nazis thought they could treat them as they wished, caused terrible scenes of barbarity for as long as they remained in power. </text:p>
      <text:p text:style-name="P18"><text:span text:style-name="T2">According to this terrible law put into effect in Germany, sterilization could be performed without the permission of the person concerned. A state doctor had the legal right to conduct forcible sterilization, with police assistance. In his book </text:span><text:span text:style-name="T3">Into the Darkness: Nazi Germany Today</text:span><text:span text:style-name="T2">, the pro-Nazi American Lothrop Stoddard wrote of his impressions of the eugenic courts during a visit to Germany. An official from the tuberculosis section of the public health service headquarters told Stoddard the following: </text:span></text:p>
      <text:p text:style-name="P4">The treatment given a tuberculosis patient is partly determined by his social worth. If he is a valuable citizen and his case is curable, no expense is spared. If he is adjudged incurable ... no special effort is made to prolong slightly an existence which will benefit neither the community nor himself. Germany can nourish only a certain amount of human life at a given time. We National Socialists are in duty bound to foster individuals of social and biological value.</text:p>
      <text:p text:style-name="P19">In Islamic moral values, however, people possess an equal right to treatment, no matter what their material means, rank or status. To abandon people to die because <text:soft-page-break/>they have various physical defects or are not wealthy is clearly murder; and to seek to implement this in the social sphere constitutes mass murder.</text:p>
      <text:p text:style-name="P19">The scope of Nazi Germany's Sterilization Law was increasingly broadened. On 24 November 1933, it was decreed that "habitual offenders against public morals" were to be sterilized. The Nazis' "racial pollution" theses now included the crime of opposing public morality. The years that followed would show that the National Socialists' terrible plans were by no means limited to sterilization. </text:p>
      <text:p text:style-name="P53"/>
      <text:p text:style-name="P54">• The Nuremberg Laws</text:p>
      <text:p text:style-name="P19">The Sterilization Law was not sufficient for the Nazis to achieve their real objective. In order to establish a "purified Aryan race," the Nuremberg Laws were passed in 1935. Under these laws—savagery and primitiveness legalized—, enshrined the ideal of the so-called purification of the Aryan race. </text:p>
      <text:p text:style-name="P19">Work on racial purification began with an enquiry into civil servants' family trees. Those thought not to belong to the Aryan race were forced into retirement. The Nuremberg Laws divided the German people into half: those who were subjects of the state and those who enjoyed full citizenship and political rights. Jews, Gypsies and members of other races were merely subjects of the state who did not enjoy citizenship rights. The second of the Nuremberg Laws, "For the Protection of German Blood and German Honor," (known as the Blood Protection Law for short) sought to guarantee the nation's so-called racial purity. </text:p>
      <text:p text:style-name="P19">Under this new law, marriage between German citizens and German subjects became a crime. It also constituted a precedent for future practices implemented to isolate "undesirable individuals." </text:p>
      <text:p text:style-name="P19"/>
      <text:p text:style-name="P34">• Master Race Specification Programs</text:p>
      <text:p text:style-name="P19">The first step in the eugenics program was to classify the features possessed by the race the Nazis regarded as superior. The characteristics of the so-called master race were enumerated as follows:</text:p>
      <text:p text:style-name="P3"><text:span text:style-name="T2">Blond, tall, long-skulled, with narrow faces, pronounced chins, narrow noses with a high bridge, soft hair, widely spaced pale-coloured eyes, pinky-white skin colour.</text:span><text:span text:style-name="T4">124</text:span></text:p>
      <text:p text:style-name="P19">These and similar criteria, manifestly the product of a diseased mentality, are both a violation of science and also morally unacceptable. As already emphasized, there are no logical or moral grounds for discriminating against people on the grounds of the color of their skin, eyes or hair.</text:p>
      <text:p text:style-name="P19">Despite these irrational criteria, it wasn't that easy for the Nazis to distinguish the races from one another. To that end, they carried out various measurements, using exceedingly primitive methods, to measure people's skulls, and implemented a number of intelligence tests with no scientific validity. Women who met their necessary racial requirements were placed in special houses and kept pregnant by Nazi officers for as <text:soft-page-break/>long as this primitive state of affairs continued. Children of unknown fathers were brought into the world in these immoral "human stud farms." These children represented the next generation of the so-called master race. However, the totally unexpected result was that the average IQs of children born on these farms were lower than the average IQs of their mothers and fathers.</text:p>
      <text:p text:style-name="P19"/>
      <text:p text:style-name="P34">The T4 Euthanasia Program: "Scientific" Murders</text:p>
      <text:p text:style-name="P19">These laws laid the foundations for even more unimaginable measures. One of these practices may be summarized as mass murder of the mentally impaired. The T4 Euthanasia Program took its name from the initials of the address of the headquarters in Berlin where the measures were administered: Tiergartenstrasse 4.</text:p>
      <text:p text:style-name="P19">Under the T4 program, the incurable, the physically or mentally impaired, those with psychological problems and the elderly were killed to ensure so-called racial purity. Children, women and the elderly were subjected to the gas chambers, simply for being members of a different race, while thousands of innocent people of the same race were slaughtered for being viewed as weak and powerless. Hitler initiated this ruthless campaign in 1939. The killings continued officially until 1941, but on an unofficial basis until the final Nazi defeat in 1945. </text:p>
      <text:p text:style-name="P19">T4 contained measures known as "Geheime Reichssache" (Secret Reich Matters), and those charged with implementing them were obliged to remain silent. One reason why little information could be obtained about euthanasia in Nazi Germany is that later, the personnel trained and employed within the program were sent as soldiers to the most dangerous fronts. The resistance partisans in Yugoslavia were known for killing enemy troops rather than taking them prisoner. Most witnesses to the euthanasia were sent to that particular front and eliminated. </text:p>
      <text:p text:style-name="P18"><text:span text:style-name="T2">In </text:span><text:span text:style-name="T3">Fundamental Outline of Racial Hygiene</text:span><text:span text:style-name="T2">, Alfred Ploetz was one of the first to speak about the killing of the sick and handicapped. According to Ploetz, from the point of view of "the protection and hygiene of the race," it was a grave error for the sick and weak to be protected and cared for (which is exactly what should happen in a healthy society). According to his perverted thinking, the weak were being protected and kept alive when they ought to be eliminated. Ploetz was sufficiently heartless as to maintain that the doctors' board should immediately kill a handicapped or flawed newborn baby with a low dose of morphine. </text:span></text:p>
      <text:p text:style-name="P18"><text:span text:style-name="T2">Others followed in Ploetz's footsteps. In 1922 the jurist Karl Binding and the psychiatrist Alfred Hoche published a book supporting euthanasia titled </text:span><text:span text:style-name="T3">Die Freigabe der Vernichtung lebensunwerten Lebens</text:span><text:span text:style-name="T2"> (The Release of the Destruction of Life Devoid of Value). Their book claimed that the sick and handicapped were a burden both to themselves and to society, that killing them would be no great loss, that the cost of keeping such "useless" individuals alive was very high, and that the state could spend that money in more productive areas. As a solution, they proposed killing the physically </text:span><text:soft-page-break/><text:span text:style-name="T2">and mentally handicapped, and demanded that the religious and legal obstacles be lifted.</text:span><text:span text:style-name="T4">126</text:span><text:span text:style-name="T2"> One of Hoche's irrational assumptions was that the moral values concerning the protection of life would soon disappear, and the elimination of "unnecessary" life would be essential to society's survival.</text:span></text:p>
      <text:p text:style-name="P19">To have a clearer grasp of just how terrifying that recommendation was, consider if you found yourself in a society where these proposed models were actually practiced. What if your deaf sister, your blind mother, your psychologically disturbed grandfather, your lame grandmother, or aging father were taken away for death before your very eyes, in the name of science and for the benefit of society? No doubt you would understand that there was nothing scientific whatsoever about the murder of people you love. You would have no difficulty seeing these claims as the result of a diseased mentality. Such barbarity would inflict indescribable suffering on you and everyone you know. Such suffering was indeed experienced in many societies, especially in Nazi Germany, and murders in the hysteria of eugenics left deep wounds in the conscience of society.</text:p>
      <text:p text:style-name="P19">The efforts made by evolutionists to ignore or forget the scale of these depravities are ultimately doomed to failure. No matter how they seek to cover them up, the facts are clear. Humanity experienced terrible suffering and grave losses on account of the ideological foundations laid by Darwinism. </text:p>
      <text:p text:style-name="P18"><text:span text:style-name="T2">At the same time that the barbarity of eugenics was taking place in Nazi Germany, it also spread to a number of other countries, particularly the USA. In 1935, Dr. Alexis Carrel of the Rockefeller Institute published his book, </text:span><text:span text:style-name="T3">Man the Unknown</text:span><text:span text:style-name="T2">, which was translated into nine different languages within three years. In his book's final chapter, "The Remaking of Man," Carrel pointed to eugenics and euthanasia as alleged solutions to social problems. He said that the mentally ill and criminals should be killed at small euthanasia centers equipped with appropriate gasses, and sought to justify murder in the following words: </text:span></text:p>
      <text:p text:style-name="P4">There remains the unsolved problem of the immense number of defectives and criminals. They are an enormous burden for the part of the population that has remained normal. As already pointed out, gigantic sums are now required to maintain prisons and insane asylums and protect the public against gangsters and lunatics. Why do we preserve these useless and harmful beings? The abnormal prevent the development of the normal. This fact must be squarely faced. Why should society not dispose of the criminals and the insane in a more economical manner? We cannot go on trying to separate the responsible from the irresponsible, punish the guilty, spare those who although having committed a crime, are thought to be morally innocent. </text:p>
      <text:p text:style-name="P38">We are not capable of judging men. However the community must be protected against troublesome and dangerous elements. </text:p>
      <text:p text:style-name="P4">How can this be done? Certainly not by building larger and more comfortable prisons, just as real health will not be promoted by larger and more scientific hospitals. In <text:soft-page-break/>Germany the Government has taken energetic measures against the multiplication of inferior types, the insane and criminals. The ideal solution would be to eliminate all such individuals as soon as they proved dangerous.</text:p>
      <text:p text:style-name="P4">Meanwhile criminals have to be dealt with effectively. Perhaps prisons should be abolished. They could be replaced by smaller and less expensive institutions. The conditioning of petty criminals with the whip or some more scientific procedure, followed by a short stay in hospital would probably suffice to insure order. Those who have [committed more serious crimes] ... should be humanely and economically disposed of in small euthanasic institutions supplied with proper gases. A similar treatment could be advantageously applied to the insane, guilty of criminal acts. Modern society should not hesitate to organise itself with reference to the normal individual. Philosophical systems and sentimental prejudices must give way before such a necessity. The development of human personality is the ultimate purpose of civilisation.</text:p>
      <text:p text:style-name="P19">Dr. Carrel maintained that the murder of criminals and those thought to be harmful to society was the best, most "economic" solution. As already made clear, when Social Darwinism seeks a solution to social problems, it fails to consider the human dimension, and proposes exceedingly mechanical, inhumane, ruthless and cruel solutions that are totally incompatible with human conscience. It maintains that human beings, especially the so- called "undesirable," should be regarded as animals or chattels. </text:p>
      <text:p text:style-name="P19">True, the fight against crime and criminals is of the greatest importance to society. But this fight must absolutely be waged on the level of ideas. Environments that lay the groundwork for crime must be eliminated, and various cultural and educational programs must try to win back those who engage in criminal activity. Falsehoods that portray human beings as a species of animal lay the basis for crime of all sorts; purporting to justify murder, theft, rape, aggression and all forms of evil. Depicting people as justified in committing crimes, and then suggesting that they be punished by death is totally inexplicable. For that reason, it's of the greatest importance that those who keep supporting the theory of evolution—either for lack of sufficient information or because they fail to consider the catastrophes to which these claims can lead—realize the scale of the danger. To seek well-being for a society by killing criminals is most savage, primitive and barbaric. The most effective, permanent means of lowering the crime rate and the numbers of those engaged in criminal activity is to strengthen society in spiritual terms, and to improve education, living standards, and levels of well-being. Most important of all, society's religious belief and love of God must be strengthened. Someone who fears God knows that after death he will receive a reward or punishment for his actions in this world; someone who loves God, also loves those things He has created. He respects and loves other people and always behaves in a moral manner. The more such a conception becomes rooted in society, the more that society will enjoy well-being, peace, and progress.</text:p>
      <text:p text:style-name="P38"/>
      <text:p text:style-name="P34"><text:soft-page-break/>• Hitler's Secret Death Warrant</text:p>
      <text:p text:style-name="P19">After Nazi Germany passed its racist laws, the time had come to obtain public acceptance of eugenic measures, especially euthanasia. Various propaganda methods, with films heading the list, were employed to bring people to believe the lie that there is no point in making great efforts to keep harmful people alive. Newspapers published reports and articles about how much money was being spent on the mentally handicapped, and how that money could be more usefully spent elsewhere. The campaign was initiated on such a scale that it even entered school textbooks.</text:p>
      <text:p text:style-name="P19">Germany's first euthanasia measures were taken at the end of 1938, at which time a certain Knauer from Leipzig wrote Hitler a letter, saying that he wanted a doctor to put an end to a child of his who was born blind, with only parts of its arms and legs and seemed to be an idiot. In response, Hitler sent his private physician, Professor Karl Brandt, to Leipzig, where the child was duly put to death.</text:p>
      <text:p text:style-name="P19">Hitler signed a document authorizing Karl Brandt and Reich-leader Philip Bouhler to permit euthanasia in special cases. The official permission, known as the "Führer-Order," read: </text:p>
      <text:p text:style-name="P4">Reichsleader Bouhler and Dr. Brandt, M.D. are charged with the responsibility of enlarging the authority of certain physicians to be designated by name in such a manner that persons who according to human judgement can upon most careful diagnosis of their condition of sickness be accorded a mercy death.</text:p>
      <text:p text:style-name="P4">Signed - A. Hitler</text:p>
      <text:p text:style-name="P19">This authority, which made murder a part of daily life, formed the basis for crimes perpetrated by the psychiatrists of the Nazi Germany. Later, ironically, the defendants in the Nuremberg and other war crimes trials tried to depict it as an order and a mitigating factor in their crimes. </text:p>
      <text:p text:style-name="P19"/>
      <text:p text:style-name="P34">How Was the T4 Euthanasia Program Put into Practice?</text:p>
      <text:p text:style-name="P19">In mid-1939 the final preparations for the program were initiated. In October, questionnaires about the mentally ill, prepared by advisors and the Psychiatry Committee, were sent out to hospitals and institutions. These sought the following information: "Name of patient, marital status, nationality, next of kin. Is patient visited on a regular basis? If so, by whom? With whom does financial responsibility lie? How long has patient been in hospital? How long has patient been ill? Diagnosis, main symptoms. Is patient bed-ridden? Is patient under restraint? Was patient admitted because of an incurable disease or condition? Is the patient war-wounded? And patient's race." Front groups operating under the T4 program distributed the questionnaires.</text:p>
      <text:p text:style-name="P19">Under the T4 system, four front groups had been set up to carry out orders from the real T4 team, and in the event of any investigation, the groups would conceal the true source of the operations. Any hospital or family investigating a death warrant or the form of death found it impossible to reach anyone further back than the four front groups. </text:p>
      <text:p text:style-name="P19"><text:soft-page-break/>Working in parallel to these four groups was another group, whose members had become expert on the killing of children in particular. This group was named the Realms Committee for Scientific Approach to Severe Illness due to Heredity and Constitution and had two other organizations in association with it. The Charitable Company for the Transport of the Sick was responsible for transporting patients to the killing centers. The Charitable Foundation for Institutional Care dealt with final arrangements and procedures. </text:p>
      <text:p text:style-name="P19">One of the Nazis' heartless practices was to demand "expenses" from the families of the patients killed, although the families were unaware they were actually paying for their relatives' murder. </text:p>
      <text:p text:style-name="P19">The questionnaires were filled in by the doctors or psychiatrists responsible for the patients in the asylum. The returned forms were evaluated by T4's own psychiatrists and other experts. No patients were examined or observed directly. The decision on whether or not a patient was to be killed was based on information in the questionnaires. </text:p>
      <text:p text:style-name="P19">When the forms were first sent out, a number of mental hospitals and suitable buildings were re-arranged for use as killing sites and murder training schools. The death chambers inside the buildings were camouflaged as showers.</text:p>
      <text:p text:style-name="P19">This is how this terrifying system functioned: After the questionnaires' responses were received, a notice was sent to the institutions caring for those patients selected for death, announcing that space was to be made available for war-wounded, or that patients were to be removed elsewhere to receive better treatment. One of the front groups collected these patients and transported them to one of the killing centers. There, they were exterminated within a few hours of their arrival.</text:p>
      <text:p text:style-name="P19">Not only the mentally incurable were butchered. As the practice of euthanasia gained pace, the Nazis began to include other "undesirables." Death warrants were issued for the mentally unstable, schizophrenics, the elderly and infirm, epileptics, and people suffering from Parkinson's disease, paralysis, multiple sclerosis, brain tumors and other organic neurological disorders. Children were killed in the same way, and orphanages and reformatories were investigated in detail to discover new victims.</text:p>
      <text:p text:style-name="P19">One very important point must be made clear: 50% of those killed might have recovered had they been permitted to do so.</text:p>
      <text:p text:style-name="P19">In order to conceal the T4 operations, great efforts went in to making the death centers appear like ordinary mental hospitals. This was admitted at the Nuremberg trials by Viktor Brack, head of the 2nd unit of the KdF (a term used to refer to the Chancellery of the Führer) and one of the main figures responsible for the euthanasia program. Brack stated that on entering the death chambers, the patients carried towels and soap and thought they were going to have a real shower. Instead of water, though, they were "showered" with poison gas.</text:p>
      <text:p text:style-name="P19">High-level Nazis devoted to Hitler selected the students who carried out the killings, who were given very special training. At first they would watch the killings and, as their <text:soft-page-break/>training progressed, they would take patients to the chambers and begin to switch on the poison gas. They would watch the victims in their death throes, and after death had been ascertained, they would ventilate the chambers and remove the bodies. They thus massacred thousands of innocent victims.</text:p>
      <text:p text:style-name="P19">These murders were all carried out under tight security, with every possible precaution to prevent the slightest leak of information, because the people killed in these buildings were not members of "other races." Most were Germans and Austrians. If the German public ever learned that their compatriots were being killed in this way, the Nazis would find this difficult to explain, and so adopted all possible security measures. </text:p>
      <text:p text:style-name="P19">The students, who had now turned into executioners of sorts, soon grew used to the murder procedures, and became immune to the pleadings, screams and writhings of the victims. During this process, their instructors closely observed their reactions and wrote reports about them. It was calculated that if students had no difficulty in killing members of their own race simply because they were sick, then it would be even easier for them to kill members of "inferior races," and they were trained for "wider ranging" practices in future. Students who were unable to bear these killings or who protested were sent to the front and placed in "suicide squads" by their unit commanders.</text:p>
      <text:p text:style-name="P19">In order to become executioners, the students were trained to be cold-blooded, "flawless assassins"—to withstand the cries and writhings of the dying and the smell of burning human flesh and, to be able to speak to the people they were sending to their deaths as if they really were just going to the showers. They were rewarded and encouraged in various ways. In addition to these various incentives, they were also awarded the Iron Cross Second Class medals, for "Secret Reich matter." </text:p>
      <text:p text:style-name="P19">Slowly the public became aware of what was going on in these institutes, and protests began. It was then announced that Hitler had issued an order for the killings to cease. They did not, however, and all that happened was a change of methods, involving either lethal injection or starvation, with the dead buried in mass graves. In this way, the savagery of euthanasia continued throughout the war.</text:p>
      <text:p text:style-name="P34">Special Action 14f13</text:p>
      <text:p text:style-name="P19">After slaughtering a great many "undesirable" and allegedly "useless" mentally ill people, the T4 program widened its sphere of activity under the code name 14f13. Previously restricted to mental hospitals and research institutes, the program was now directed toward German and Austrian prisoners who fell sick because of the conditions they were kept in, and towards Jews, Poles and Gypsies in the concentration camps. Operation 14f13 began in December 1941. Special commissions consisting of psychiatrists were added to the Berlin T4 team, and they selected sick and in their view, otherwise, undesirable individuals and sent them to concentration camps to empty out medical departments and sick centers. The patients selected were generally sent to one of six killing centers and killed there. The people selected from the concentration camps <text:soft-page-break/>were generally classified according to their ability to work, and if unfit for hard labor, were sent to their deaths.</text:p>
      <text:p text:style-name="P19">In 1943, children, too, began being killed in Hadamar, one of the death stations. In addition to the physically or mentally handicapped, these also included those in state shelters or orphanages.</text:p>
      <text:p text:style-name="P19"/>
      <text:p text:style-name="P34">Irreligion Lies at the Root of Ruthlessness </text:p>
      <text:p text:style-name="P34">and Lack of <text:s/>Compassion</text:p>
      <text:p text:style-name="P18"><text:span text:style-name="T2">Nazi Germany is a clear example of the sufferings inflicted on people when Social Darwinist ideas are put into practice. Joseph L. Graves Jr., professor of evolutionary biology and author of T</text:span><text:span text:style-name="T3">he Emperor's New Clothes</text:span><text:span text:style-name="T2">, which criticizes racist theories, makes this comment: </text:span></text:p>
      <text:p text:style-name="P4">The tragedy of Nazi Germany stands as the clearest example of what can happen if eugenics, racial hierarchy, and Social Darwinism are taken to their logical conclusions.</text:p>
      <text:p text:style-name="P19">How did these people come to harbor such great hatred, insensitivity and ruthlessness? How did they come to be such murderers and enemies of the human race? The manifest answer is that people educated in the light of Darwinist teachings, who regard human beings as no more than animals, who imagine life as a battleground, and who believe that all forms of evil are justified in the struggle for survival will inevitably constitute a ruthless social order. Those who deny that man is created and possesses a soul breathed into him by God, who refuse to regard their fellow humans as valuable entities with reason and conscience, and who regard them as no different than animals and plants, will naturally be unaffected by mass murder and the sufferings of the helpless. When such people think that harm might come to them or their own interests, they can easily kill others, feeling no pity or compassion, or abandon them to a life of poverty and unhappiness. One cannot expect such a heartless individual to protect the sick, help the needy, or engage in altruistic behavior. Such a person will not even protect his ailing and elderly parents. He will regard caring for his handicapped brother as a waste of time, energy and money. If this diseased world view spreads, then everyone—administrators to family members, from doctors to teachers—will behave under its influence. It is impossible for such virtues as altruism, patience, compassion, affection, respect or devotion to apply in societies that do not live by religious moral values, whose lack has always brought destruction and catastrophe. </text:p>
      <text:p text:style-name="P49"/>
      <text:p text:style-name="P22"/>
      <text:p text:style-name="P28">A THEORY THAT BELITTLES WOMEN</text:p>
      <text:p text:style-name="P22"/>
      <text:p text:style-name="P19"/>
      <text:p text:style-name="P18"><text:span text:style-name="T2">The alleged scientific support that Social Darwinism provided for racism, fascism and imperialism, as well as communism, is a familiar subject that has been much written about. But one lesser known fact is that a great many Darwinists, including Charles Darwin himself, have believed in the error that women are biologically and mentally inferior to men. The mental difference that Darwinists claim to exist between the genders is of such a dimension that some evolutionists even divided them into different physical species: men being </text:span><text:span text:style-name="T3">Homo frontalis </text:span><text:span text:style-name="T2">and women </text:span><text:span text:style-name="T3">Homo parietalis.</text:span></text:p>
      <text:p text:style-name="P19">Darwin described women as an "inferior" species, according to his own lights, because his world view was based on natural selection. According to this unscientific and irrational view, men are proportionately more fit than women to compete in war, find a mate, and obtain food and clothing; while women have remained at a distance from such activities. According to this scientifically baseless deduction, natural selection exerts a stronger influence on men, so they achieved a superior position in all spheres, and evolved further than women. As the following pages will show, Darwin proposed these illusory deductions not on any scientific findings, but merely on the basis of evolutionist preconceptions. </text:p>
      <text:p text:style-name="P19">Many researchers have revealed that Darwin's views on natural selection encouraged sexual discrimination. For instance, professor of history and philosophy of science Evelleen Richards concluded that Darwin's views of women's nature fed into his evolutionary theorizing, "thereby nourishing several generations of [so-called] scientific sexism." The evolutionist scientific writer Elaine Morgan states that using various branches of science such as biology and ethnology, Darwin encouraged men to think that women were "manifestly inferior and irreversibly subordinant."</text:p>
      <text:p text:style-name="P19">As the evolutionist scientist John R. Durant has stated, the two main consequences of the theory of evolution are racism and sexual discrimination: </text:p>
      <text:p text:style-name="P4">Darwin rested his case upon a judicious blend of zoomorphic and anthropomorphic arguments. Savages, who were said to possess smaller brains and more prehensile limbs than the higher races, and whose lives were said to be dominated more by instinct and less by reason ... were placed in an intermediate position between nature and man; and Darwin extended this placement by analogy to include not only children and congenital idiots but also women, some of whose powers of intuition, of rapid perception, and perhaps of imitation were "characteristic of the lower races, and therefore of a past and lower state of civilization."</text:p>
      <text:p text:style-name="P18"><text:span text:style-name="T2">The errors made by Darwin that Durant referred to appear in </text:span><text:span text:style-name="T3">The Descent of Man</text:span><text:span text:style-name="T2">: </text:span></text:p>
      <text:p text:style-name="P4">It is generally admitted that with women the powers of intuition, of rapid perception, and perhaps of imitation, are more strikingly marked than in man; but some, <text:soft-page-break/>at least, of these faculties are characteristic of the lower races, and therefore of a past and lower state of civilisation.</text:p>
      <text:p text:style-name="P19">When one considers Darwin's general views about women and marriage, one can clearly see how he regarded women as second-class citizens. This unscientific opinion was also reflected in his theory of evolution. This is how he described why marriage was useful: </text:p>
      <text:p text:style-name="P4">… children—constant companion, (friend in old age) who will feel interested in one, object to be beloved and played with—better than a dog anyhow—Home, and someone to take care of house—Charms of music and female chit-chat. These things good for one's health.</text:p>
      <text:p text:style-name="P19">In short, Darwin regarded marriage desirable because "a woman's friendship is better than a dog's." His statements about marriage made no reference at all to features such as friendship, affection, love, devotion, loyalty, closeness, sincerity and trust between two people who spend their lives together. About marriage, Darwin also had this to say:</text:p>
      <text:p text:style-name="P4">… loss of time—cannot read in the evenings—fatness and idleness—anxiety and responsibility—less money for books, etc.,—if many children, forced to gain one's bread ... perhaps my wife won't like London; then the sentence is banishment and degradation with indolent idle fool.</text:p>
      <text:p text:style-name="P19">These unconscionable statements are perfectly natural, coming as they do from one who saw no difference between human beings and animals, and thought that women and children in particular were actually closer to animals. Someone who regards his wife and children as an inferior species will of course feel little affection for them, make few sacrifices on their behalf, and take no interest in them for as long as it is to his advantage not to do so. In fact, Darwin's statements show once again that there is no room for human love, closeness and friendship in Darwinian morality. </text:p>
      <text:p text:style-name="P19">Darwin claimed that men were superior to women: </text:p>
      <text:p text:style-name="P4">The chief distinction in the intellectual powers of the two sexes is shown by man's attaining to a higher eminence, in whatever he takes up, than can women—whether requiring deep thought, reason, or imagination, or merely the use of the senses and hands. If two lists were made of the most eminent men and women in poetry, painting, sculpture, music, ... history, science, and philosophy ... the two lists would not bear comparison. We may also infer, from the law of the deviation from averages, so well illustrated by Mr. Galton, in his work on "Hereditary Genius" that if men are capable of a decided pre-eminence over women in many subjects, the average of mental power in man must be above that of women.</text:p>
      <text:p text:style-name="P19">Of course, Darwin had no scientific basis for proposing this, but his biased and prejudiced claims about women spread rapidly among his scientific contemporaries. </text:p>
      <text:p text:style-name="P19">The materialist Carl Vogt, a professor of natural history at the University of Geneva, accepted all the conclusions drawn by Darwin, without subjecting them to any scientific <text:soft-page-break/>analysis, and claimed that "the child, the female, and the senile white" all had the intellectual features and personality of the "grown up Negro." Vogt went even further, proposing that they were actually closer to animals than men. According to Vogt, a woman was "a stunted man" whose development had been obstructed because her evolution had come to a premature halt. Vogt even concluded that the gap between males and females increases with civilization's progress and is greatest in the advanced societies of Europe. Darwin was greatly influenced by Vogt's rantings, and felt honored to count him among his most important supporters. </text:p>
      <text:p text:style-name="P19">Many times in history, there have been mostly successful efforts to keep women in the background, due to the ignorance and backwardness of the societies in question. However, this is something that stems entirely from the influence of the established culture. There is absolutely no biological retardation, as Darwin and his supporters maintained, since God has created men and women equal. To claim that men are superior, and to use this allegation to treat women as second-class citizens, is a primitive behavior practiced by societies that do not live by religious moral values. In our day, when equal opportunities are ensured, there are countless examples of women known to be just as successful, intelligent and capable as men.</text:p>
      <text:p text:style-name="P19"/>
      <text:p text:style-name="P29">Gender Discrimination Based on Skull </text:p>
      <text:p text:style-name="P35">Measurements</text:p>
      <text:p text:style-name="P19">In order to demonstrate that women were "inferior," some evolutionist scientists sought to prove that they had smaller brain capacities. Some resorted to such humiliating and illogical methods as measuring women's skulls. They imagined that the greater the size of the brain, the more advanced the level of intelligence (which is now known to be invalid), compared their skulls, and declared the women to be inferior. This was actually one of the unscientific methods referred to in Darwin's book: </text:p>
      <text:p text:style-name="P4">As the various mental faculties gradually developed themselves the brain would almost certainly become larger. ... the large proportion which the size of man's brain bears to his body, compared to the same proportion in the gorilla or orang, is closely connected with his higher mental powers ... that there exists in man some close relation between the size of the brain and the development of the intellectual faculties is supported by the comparison of the skulls of savage and civilised races, of ancient and modern people, and by the analogy of the whole vertebrate series.</text:p>
      <text:p text:style-name="P19">According to the claim put forward by Darwin, studies on skull measurements and brain volumes (under the primitive scientific conditions of his time) would furnish data supporting the theory of evolution. Yet actually, the scientific results ran totally contrary to this claim. Different skull measurements or brain volumes provided no information to support the theory of evolution. Indeed, it is now conclusively accepted that such measurements do not constitute any valid comparison. </text:p>
      <text:p text:style-name="P18"><text:span text:style-name="T2">One scientist who imagined that he could allege that women were inferior by using craniology (the science of skull measurement) was Paul Broca. Regarded as one of the founders of physical anthropology, he was one of those who employed and supported such primitive methods as measuring the skulls of human groups and attaching values to them.</text:span><text:span text:style-name="T4"> </text:span><text:span text:style-name="T2">In the light of these supposedly scientific measurements, Broca went on to display the following distorted logic:</text:span></text:p>
      <text:p text:style-name="P4">In general, the brain is larger in mature adults than in the elderly, in men than in women, in eminent men than in men of mediocre talent, in superior races than in inferior races ... Other things equal, there is a remarkable relationship between the development of intelligence and the volume of the brain.</text:p>
      <text:p text:style-name="P18"><text:span text:style-name="T2">Broca was particularly interested in the skull differences between men and women. In a prejudiced manner, he analyzed the skull measurements he collected and came up with the assumption that women were intellectually inferior.</text:span><text:span text:style-name="T4">1</text:span><text:span text:style-name="T2">Broca also claimed that the difference in brain size between men and women was increasing. Yet he had not the slightest evidence to confirm or support that claim, and in order to support it, he resorted to an equally unscientific assumption: that the increasing difference was "a result of differing evolutionary pressures upon dominant men and passive women."</text:span></text:p>
      <text:p text:style-name="P19">Today, even evolutionists admit that Broca's conclusions have no scientific value. Gould offers the following comment:</text:p>
      <text:p text:style-name="P4"><text:soft-page-break/>… they [Broca's facts] were gathered selectively and then manipulated unconsciously in the service of prior conclusions.</text:p>
      <text:p text:style-name="P19">To put it another way, Broca had "unconsciously" interpreted the data he obtained in a preconceived way, in light of the deceptive theory of evolution. </text:p>
      <text:p text:style-name="P19">Another evolutionist who used skull measurements and regarded women as inferior was Gustave Le Bon, one of the founders of social psychology. Le Bon said: </text:p>
      <text:p text:style-name="P4">In the most intelligent races ... are a large number of women whose brains are closer in size to those of gorillas than to the most developed male brains. This inferiority is so obvious that no one can contest it for a moment; only its degree is worth discussion. ... Women ... represent the most inferior forms of human evolution and ... are closer to children and savages than to an adult, civilized man. They excel in fickleness, inconsistency, absence of thought and logic, and incapacity to reason. Without a doubt there exist some distinguished women ... but they are as exceptional as the birth of any monstrosity, as, for example, of a gorilla with two heads; consequently, we may neglect them entirely.</text:p>
      <text:p text:style-name="P19">As with so many other claims, Darwinists were totally mistaken in these regarding women. Contrary to what evolutionists imagine, women's tender, compassionate and considerate way of thinking does not mean they are backward, but actually shows them to be superior. Programmed to regard human beings as a species of animal, evolutionists may regard such features as evidence of backwardness, but such attributes are most important to increase the quality of human life. Human characteristics, whose existence evolutionists never wish to admit, permit advances and progress in a great many spheres, including art, literature and technology. </text:p>
      <text:p text:style-name="P19"/>
      <text:p text:style-name="P35">Science Again Refutes Darwinism</text:p>
      <text:p text:style-name="P19">Measuring people's skulls and classifying them according to race and gender has been totally invalidated by science, since skull and brain size have nothing to do with intelligence or mental capacity. </text:p>
      <text:p text:style-name="P18"><text:span text:style-name="T2">In nature, in fact, there is clearly no direct relationship between brain size and intelligence. For example, elephants and whales have much larger brains than humans. In addition, the cranial capacity of present-day human beings ranges from about 700 cc to 2,200 cc.</text:span><text:span text:style-name="T4">156</text:span><text:span text:style-name="T2"> Yet these differences do not establish different levels of intelligence among people. </text:span></text:p>
      <text:p text:style-name="P19">Apart from skull measurements, genetic science has also revealed that Darwin's claims about the differences between men and women are incorrect. According to the laws of inheritance, a man passes on his genes to both his male and female offspring. If the man possesses biologically "superior" characteristics, as Darwin maintained, then his daughter will possess those same superior features. But Darwin and his contemporaries knew so little about genetics that Darwin was even able to suggest that "the characteristics of a species acquired by sexual selection are usually confined to one sex." <text:soft-page-break/>Darwin also made ignorant suggestions to the effect that such superior qualities as genius, the higher powers of imagination and reason are "transmitted more fully to the male than the female offspring."</text:p>
      <text:p text:style-name="P36"/>
      <text:p text:style-name="P35">According to Qur'anic Morality, </text:p>
      <text:p text:style-name="P35">Men and Women are Equal, and </text:p>
      <text:p text:style-name="P35">Superiority is Defined by Heedfulness</text:p>
      <text:p text:style-name="P19">In terms of Qur'anic moral values, there is no difference between men and women. God has imposed equal responsibilities on both, and holds both responsible for the same matters. Whether one is a male or female does not make a person superior in the sight of God, but fear and deep love of and devotion to Him, and proper moral values do. In one of His verses, our Lord reveals that regardless of gender, those who exhibit the best behavior will receive the best reward for their moral values: </text:p>
      <text:p text:style-name="P10"/>
      <text:p text:style-name="P10">Anyone, male or female, who does right actions and is a believer, will enter the Garden. They will not be wronged by so much as the tiniest speck. (Surat an-Nisa', 124)</text:p>
      <text:p text:style-name="P19"/>
      <text:p text:style-name="P19">God has also set out the attributes that any believer needs to possess: </text:p>
      <text:p text:style-name="P59">The men and women of the believers are friends of one another. They command what is right and forbid what is wrong, and perform prayer and give the alms, and obey God and His messenger. They are the people on whom God will have mercy. God is Almighty, All-Wise. (Surat at-Tawba, 71)</text:p>
      <text:p text:style-name="P19"/>
      <text:p text:style-name="P19">As revealed by God in the verse, every human being has the same responsibilities. Those men and women who fulfill them, who turn solely to God and have faith, have been imparted these glad tidings: </text:p>
      <text:p text:style-name="P10"/>
      <text:p text:style-name="P10">Their Lord responds to them "I will not let the deeds of any doer among you go to waste, male or female..." (Surah Al 'Imran, 195)</text:p>
      <text:p text:style-name="P19"/>
      <text:p text:style-name="P18"><text:span text:style-name="T2">The mental characteristics that Darwinists use as criteria are abilities given by God, irrespective of gender. In one verse, God reveals: </text:span><text:span text:style-name="T1">"You who believe! If you fear [and respect] God, He will give you discrimination..."</text:span><text:span text:style-name="T2"> (Surat al-Anfal, 29) As this verse reveals, judgment—and thus, intellect—develops not according to gender, but according to fear of God. </text:span></text:p>
      <text:p text:style-name="P19">Everyone, male or female, who acts with the reason given by God, may achieve success in many areas and acquire superior characteristics. A true believer, however, most seeks to earn God's mercy, compassion and Paradise. </text:p>
      <text:p text:style-name="P28">DARWİNİSM AND MORAL COLLAPSE</text:p>
      <text:p text:style-name="P22"/>
      <text:p text:style-name="P19"/>
      <text:p text:style-name="P19">Moral degeneration constantly increases. Behavior that was disapproved of, scorned, forbidden or condemned a few generations before gradually becomes accepted, even sought after, and widely practiced—a very important question of which most people are unaware. Lifestyles and behavior until recently regarded as immoral are now permissible under the name of "different choices." Perversions such as homosexuality are accepted. Aggression in society; the rise in fraud; the way that spouses can easily deceive each other and sometimes both come to live with this; the serious rise in divorce and in drug and alcohol addiction; increases in such crimes as robbery and muggings; the way that people can commit murder without any qualms, the rise in the crime rate; the way people have no respect left for one another, the spread of gossip—these are just a few ways in which moral degeneration manifests itself. This situation, particularly prevalent in some Western countries, clearly shows how dangerous this degeneration is. </text:p>
      <text:p text:style-name="P18"><text:span text:style-name="T2">At the root of all this lie the incorrect answers to the question of why human beings exist. The truth is that people exist in order to know God, their Creator. In the verse, </text:span><text:span text:style-name="T1">"Only in the remembrance of God can the heart find peace"</text:span><text:span text:style-name="T2"> (Surat ar-Ra'd, 28), God reveals that there is only one source of the peace that people seek in the wrong places. The religious moral lifestyle commanded by God will bring a person peace and happiness in the world. </text:span></text:p>
      <text:p text:style-name="P19">Ignoring this fact brings with it moral degeneration, and produces unhappiness, despair, and depression. </text:p>
      <text:p text:style-name="P19">One major cause of this moral corruption is the Darwinist ideology defining a human being not as a servant of God, but as a selfish animal that came into being by chance. According to this unscientific claim, a human should not be expected to have different laws and moral values from those of an animal. Life is a struggle, and human beings must be totally ruthless, fighting tooth and nail with one another. </text:p>
      <text:p text:style-name="P18"><text:span text:style-name="T2">This means total contempt for proper moral values. In his book </text:span><text:span text:style-name="T3">Defeating Darwinism</text:span><text:span text:style-name="T2">, Professor Phillip E. Johnson of the University of California, Berkeley writes of the negative effects that have appeared in society since the 1960s with the weakening of religious beliefs and the prevalence of a materialist world view: </text:span></text:p>
      <text:p text:style-name="P4">It would be roughly accurate to say that the 1960s marked the second American Declaration of Independence, ... [the declaration of some people's detachment] from God. One might expect far reaching moral and legal consequences to follow from such a declaration, and so they did.</text:p>
      <text:p text:style-name="P19">The molecular biologist Michael Denton states that it's impossible to analyze the troubles that left their mark on the 20th century without considering Darwinism: </text:p>
      <text:p text:style-name="P4">The twentieth century would be incomprehensible without the Darwinian revolution. The social and political currents which have swept the world in the past eighty years <text:soft-page-break/>would have been impossible without its intellectual sanction. It is ironic to recall that it was the increasingly secular outlook in the nineteenth century which initially eased the way for the acceptance of evolution, while today it is perhaps the Darwinian view of nature more than any other that is responsible for the agnostic and skeptical outlook of the twentieth century. What was once a deduction from materialism has today become its foundation.</text:p>
      <text:p text:style-name="P19">At this point it will be appropriate to examine the Darwinist claims that prepared the foundation for this moral collapse and degeneration.</text:p>
      <text:p text:style-name="P19"/>
      <text:p text:style-name="P29">Darwinism Constitutes the Basis of Atheism</text:p>
      <text:p text:style-name="P19">One of the main reasons why materialist circles support Darwinism with such intense determination is its atheistic aspect.</text:p>
      <text:p text:style-name="P19">Atheism has existed since very ancient times, but with Darwinism, atheists imagined that they had finally found an answer to the question of how living things (and human beings) came to exist, which for centuries they had been unable to answer. They suggested that natural order and equilibrium had arisen as the result of coincidences, and that there was no purpose in the universe. However, every one of these views collapsed in the face of scientific, political and social advances made in the 20th century. Discoveries and analyses in a great many disciplines, from astronomy to biology, from psychology to social ethics, totally uprooted the theses of evolution and the assumptions of atheism. </text:p>
      <text:p text:style-name="P19">Many evolutionists and materialists admit that Darwinism inevitably ends in atheism. Thomas Huxley was the first to state this openly, saying that when the theory of evolution was fully accepted, it would be impossible to believe in religion. </text:p>
      <text:p text:style-name="P19">William Provine, professor of history at Cornell University and also an evolutionist, states that the world view of someone who believes in the theory of evolution is at complete variance with religion.</text:p>
      <text:p text:style-name="P19">Charles Smith, former president of the American Association for the Advancement of Atheism, also admits this, saying "Evolution is Atheism."</text:p>
      <text:p text:style-name="P19">Phillip Johnson describes the importance of the theory of evolution for atheistic and intellectual trends incompatible with religious moral values: </text:p>
      <text:p text:style-name="P4">… the triumph of Darwinism implied the [denial of the existence] of God and set the stage for replacing biblical religion with a new faith based on evolutionary naturalism. That new faith would become the basis not just of science but also government, law and morality. It would be the established ... philosophy of modernity.</text:p>
      <text:p text:style-name="P19">As Johnson states, many scientists with a blind faith in Darwinism and materialism have made it their aim to use science as a means of rejecting God. But the fact is, science is a most valuable means of revealing the proofs of God's existence. The last 20 years have seen a rapid rise in the numbers of scientists who support the fact of creation. Every new study, and every new piece of information shows that an exceedingly sensitive and flawless equilibrium exists in the entire universe, and reveals the work of a superior and great Intelligence that belongs to Almighty God, Who is exalted and rich beyond any need.</text:p>
      <text:p text:style-name="P19">Michael Denton states that Darwinism brings atheism in its wake and causes great damage to humanity's way of looking at itself: </text:p>
      <text:p text:style-name="P4">... [Darwin's] new and revolutionary [at the same time unreasonable and unscientific] view of the living world ... implied that all the diversity of life on Earth had resulted from natural and random processes and not, as was previously believed, from the creative activity of God. [Surely God is beyond that!] The acceptance of this great <text:soft-page-break/>claim ... was to play a decisive role in the secularization of western society. ... It was because Darwinian theory broke man's link with God and set him adrift in a cosmos without purpose or end that its impact was so fundamental. No other intellectual revolution in modern times ... so profoundly affected the way men viewed themselves and their place in the universe.</text:p>
      <text:p text:style-name="P19">The loss or weakening of belief in God leads to a society's spiritual collapse. People with no fear of God, who deny that they will find their true, eternal lives after death and will be recompensed for their deeds in this world with Paradise or Hell, can be exceedingly unreliable, aggressive, ruthless and self-interested, and prone to dangerous criminal behavior. For someone who has no fear of God, there are no bounds. As long as that person thinks that he can somehow avoid being punished by laws, he may commit all kinds of immorality and cause all kinds of disruption in society, may cheat people, hurt them and engage in much similar behavior.</text:p>
      <text:p text:style-name="P19">Fear and love of God, on the other hand, ensure that people live by proper moral values, behaving in ways that meet with His approval. This allows a society to progress, and also strengthens it. Otherwise, there will be no end to conflict, war, ruthlessness and injustice.</text:p>
      <text:p text:style-name="P19">God commands goodness, justice, honesty and order. In the Qur'an, He reveals: </text:p>
      <text:p text:style-name="P10"/>
      <text:p text:style-name="P10">And to Madyan We sent their brother Shu'ayb who said, "My people, worship God! You have no other deity than Him. A clear sign has come to you from your Lord. Give full measure and full weight. Do not diminish people's goods. Do not cause corruption in the land after it has been put right. That is better for you if you are believers." (Surat al-A'raf, 85)</text:p>
      <text:p text:style-name="P10"/>
      <text:p text:style-name="P10">Do not lie in wait on every pathway, threatening people, barring those who believe from the way of God, seeking in it something crooked. Remember when you were few and He increased your number: see the final fate of the corrupters! (Surat al-A'raf, 86)</text:p>
      <text:p text:style-name="P19"/>
      <text:p text:style-name="P35">Darwinism Proposes the Lie that Man is Unrestrained</text:p>
      <text:p text:style-name="P35">and Purposeless</text:p>
      <text:p text:style-name="P19">The following words by the evolutionist George Gaylord Simpson are the clearest summary of Darwinism's view of humanity, founded totally on deceptions: </text:p>
      <text:p text:style-name="P3"><text:span text:style-name="T2">Man stands alone in the universe, a unique product of a long, unconscious, impersonal, material process with unique understanding and potentialities. These he owes to no one but himself, and it is to himself that he is responsible.</text:span><text:span text:style-name="T4">165</text:span></text:p>
      <text:p text:style-name="P19">This claim represents one of Darwinism's classical falsehoods, and one of the main causes of societal collapse. Darwinists cannot offer the slightest scientific evidence for proposing that man managed to bring himself into the world, yet seek to preserve this <text:soft-page-break/>falsehood for ideological reasons. According to their unrealistic claim, there is no predetermined reason for the existence of human beings—allegedly purposeless entities who will one day die and disappear. Yet the truth is very different. God created man from nothing. Behind human creation is a definite purpose, which is revealed in the Qur'an. God created human beings to serve Him. Every human will remain on Earth for the time allotted in line with a specific destiny, and after that allotted period has come to an end with death, will be resurrected. On the Day of Judgment, all human beings will be called to account for their actions in this world. That evolutionists try with all their power to forget this fact, and to cause others to deny it, changes nothing. So long as they refuse to abandon these errors in this world, denying God and the Day of Judgment and maintaining that man is a purposeless entity, when the Day of Judgment actually comes, the regret they experience will be very great. Our Lord has revealed this in the Qur'an: </text:p>
      <text:p text:style-name="P10"/>
      <text:p text:style-name="P10">If only you could see when they are standing before the Fire and saying, "Oh! If only we could be sent back again, we would not deny the signs of our Lord and we would be among the believers." (Surat al-An'am, 27)</text:p>
      <text:p text:style-name="P19">Suggesting that there is no purpose behind their lives leads people to suffer a feeling of emptiness and terrible depression. Those who believe that falsehood see life as meaningless and unnecessary, and this in turn leads to a spiritual collapse. The irrational, illogical claims of Richard Dawkins, one of today's most prominent proponents of the theory of evolution, are typical of the materialist view. Dawkins maintains that human beings are all mere "gene machines," and that the only reason for existence is to pass their genes on to subsequent generations. According to Dawkins, there is no other purpose behind the universe: Man and the universe are both products of coincidence and chaos. This belief will inflict great despair and unhappiness, since nothing has any significance for someone who believes that at the moment of death, he will simply cease to exist. Friendship, love and good deeds give no joy to someone who imagines that they will receive no reward and will not survive in any case.</text:p>
      <text:p text:style-name="P19">In addition, this distorted moral fabric will make people imagine that their evil deeds will go unrecompensed. That will lead them to imagine that they can conceal those deeds to avoid being punished for them, and therefore feel no compunction or hesitation over lying, hypocrisy, gossiping, making unjust profits, theft and even murder. In any society where the number of people deceived by such a twisted conception increases, then order and stability will be out of the question.</text:p>
      <text:p text:style-name="P18"><text:span text:style-name="T2">One of the most striking instances of the damage that Darwinist propaganda inflicted on the human soul appears in the preface to Dawkins' book</text:span><text:span text:style-name="T3"> Unweaving the Rainbow</text:span><text:span text:style-name="T2">:</text:span></text:p>
      <text:p text:style-name="P4">A foreign publisher of my first book confessed that he could not sleep for three nights after reading it, so troubled was he by what he saw as its cold, bleak message. Others have asked me how I can bear to get up in the mornings. A teacher from a distant <text:soft-page-break/>country wrote me reproachfully that a pupil had come to him in tears after reading the same book, because it had persuaded her that life was empty and purposeless. He advised her not to show the book to any of her friends, for fear of contaminating them with the same nihilistic pessimism.</text:p>
      <text:p text:style-name="P19">As can be seen from Dawkins's admission, the pessimism and purposelessness that Darwinism suggests represent a grave threat to society. People are offered not a bleak message, as by Dawkins suggested, but a bleak lie that seeks to divert them from the truth that inspires joy. That joy lies in the fact that man is not lonely, friendless, and abandoned but possesses a purpose stipulated by God.</text:p>
      <text:p text:style-name="P19">Forgetting that God has created human beings for a specific purpose, societies are condemned to suffer a moral and spiritual collapse. Most of those addicted to drugs and alcohol, who turn their backs on life, and suffer such psychological disorders like depression and stress, and who commit suicide, are unaware of their lives' true purpose. </text:p>
      <text:p text:style-name="P18"><text:span text:style-name="T2">Despite being an evolutionist, Fred Hoyle says this of the nihilistic philosophy—that life is pointless and that human beings are worthless—emanating from </text:span><text:span text:style-name="T3">The Origin of Species</text:span><text:span text:style-name="T2">: </text:span></text:p>
      <text:p text:style-name="P3"><text:span text:style-name="T2">I am haunted by a conviction that the nihilistic philosophy which so-called educated opinion chose to adopt following the publication of </text:span><text:span text:style-name="T3">the Origin of Species</text:span><text:span text:style-name="T2"> committed mankind to a course of automatic self destruction. A doomsday was then set ticking.</text:span></text:p>
      <text:p text:style-name="P19">God has created all human beings to serve Him, and has breathed His own soul into them. Man is not an entity that came into being by chance from inanimate substances, but an entity created by Almighty God, to whom He gave reason and conscience and all kinds of blessings. Human beings—whom Darwinist materialists imagine to be purposeless and free of any restraint—actually have a most valuable purpose in life, to please Almighty God, Who created them, brought them into being from nothing, and gave them a soul and consciousness. At every moment of our lives, we should abide by our Lord's commandments with the greatest care and enthusiasm, hoping to earn His mercy and eternal Paradise in return. A person's true life is in the Hereafter, which will begin after death. In this world, a person must live in order to attain Paradise.</text:p>
      <text:p text:style-name="P19">God reveals in the Qur'an that human beings are not free from all restraint: </text:p>
      <text:p text:style-name="P38"/>
      <text:p text:style-name="P59">Does man reckon he will be left to go on unchecked? (Surat al-Qiyama, 36)</text:p>
      <text:p text:style-name="P10"/>
      <text:p text:style-name="P10">Did you suppose that We created you for amusement and that you would not return to Us? (Surat al-Muminun, 115)</text:p>
      <text:p text:style-name="P37"/>
      <text:p text:style-name="P35">The Social Darwinist Lie That </text:p>
      <text:p text:style-name="P35">"Man Is a Species of Animal"</text:p>
      <text:p text:style-name="P19">Those deceived by this irrational, unscientific claim maintain that all of man's attributes are a legacy from his so-called "animal ancestors." This has dangerous effects <text:soft-page-break/>on a person's view of himself and of others. Someone who regards other people as animals will disregard their ideas, and consider their lives to be of little value. He will regard a person's death as no more important than that of a dog or a cat. The fact that people are in need will cause no discomfort to someone who regards them as animals and thinks that in any case, animals evolve through conflict and competition. Such a frightening view completely does away with love and respect among people. For these reasons, those deceived by Darwinism must not ignore what this deception will cost them.</text:p>
      <text:p text:style-name="P19">George Gaylord Simpson says this about the way Darwinism regards human beings:</text:p>
      <text:p text:style-name="P3"><text:span text:style-name="T2">In the world of Darwin, man has no special status other than his definition as a distinct species of animal. He is in the fullest sense a part of nature and not apart from it. He is akin, not figuratively but literally, to every living thing, be it an ameba, a tapeworm, a flea, a seaweed, an oak tree, or a monkey—even though the degrees of relationship are different...</text:span><text:span text:style-name="T4">168</text:span></text:p>
      <text:p text:style-name="P19">In fact, however, this claim is unscientific, irrational, and illogical. Humans and animals are entirely different entities created by God. Animals act in the light of instincts and lack reasoning. A human being, on the other hand, is an entity capable of judgment and who can reason. Those who maintain that man is a species of animal seek to apply the law of the jungle to human societies, which will lead to a terrifying chaos that eliminates all peace and well-being. </text:p>
      <text:p text:style-name="P19">Darwin expressed this distorted view in one of his letters, wondering whether human beings' ideas could be of any value, based on the falsehood that they evolved from animals: </text:p>
      <text:p text:style-name="P4">With me the horrid doubt always arises whether the convictions of man's mind, which has been developed from the minds of the lower animals, are of any value or at all trustworthy. Would anyone trust in the convictions of a monkey's mind, if there are any convictions in such a mind?</text:p>
      <text:p text:style-name="P18"><text:span text:style-name="T2">Darwin's words neatly summarize evolutionists' terrifying view of humanity. This grave error of Darwin's came to pervade a large part of the Western world, and the idea that human beings are animals is still propagated in many countries today, even in school textbooks. For example, </text:span><text:span text:style-name="T3">Biology: Visualizing Life</text:span><text:span text:style-name="T2">, published in 1994, says: </text:span></text:p>
      <text:p text:style-name="P4">You are an animal, and share a common heritage with earthworms and dinosaurs, butterflies and sea stars.</text:p>
      <text:p text:style-name="P18"><text:span text:style-name="T2">Benjamin Wiker, a university lecturer in science and theology and author of </text:span><text:span text:style-name="T3">Moral Darwinism: How We Became Hedonists</text:span><text:span text:style-name="T2">, states how, after Darwin there came an enormous deviation in the way man was regarded. He describes how the error of considering human beings to be the same as animals spread, ignoring the differences between them: </text:span></text:p>
      <text:p text:style-name="P9">… most if not all of "traditional" morality is based on the assumption that human beings are a distinct species. Thus, the prohibition against murder is defined in terms of <text:soft-page-break/>human nature. Don't murder! Don't murder what? Aphids? Anteaters? Orangutans? No, don't kill another innocent human being. With Darwinism, however, that species distinction between human beings and other animals is completely blurred. There is no longer any moral line to be drawn because the species line has been erased.</text:p>
      <text:p text:style-name="P8">Darwinists like Richard Dawkins and Peter Singer understand this perfectly. ... Once we see ourselves as just one more animal on the evolutionary spectrum, then we must either affirm that our morality applies to all living things or deny that our morality has any foundation at all. Generally Darwinists provide a kind of incoherent stew of both. They treat some animals as if they had the same moral status as human beings, and treat human beings, in some respects, as if they were just one more animal. On the one hand, they will argue for animal rights; on the other, they assert that deformed or old and infirm human beings should be "put down" out of the same compassion we show for our pets.</text:p>
      <text:p text:style-name="P19">As we've seen, one main reason why evolutionists seek to portray man as a species of animal is their desire to eradicate all moral values. If man were an animal, as Darwinism would have us believe, then even the concept of morality would be of no importance to people. The damage this would inflict on society is beyond all imagining. For that reason, all humanity must be on its guard against Darwinism and the deceptions of this scientific forgery.</text:p>
      <text:p text:style-name="P19">In alleging that human beings are no different from animals in physical and biological terms, Darwinism also seeks to impose the idea that human and animal behavior are no different from one another. This lets undesirable characteristics and behavior, such as violence, aggression, and selfishness, ruthless competition, rape and homosexuality, allegedly inherited from man's animal ancestors, assume the status of "natural behavior" for people. For instance, the evolutionist scientist Philip Jackson Darlington writes: </text:p>
      <text:p text:style-name="P4">The first point is that selfishness and violence are inherent in us, inherited from our remotest animal ancestors. Violence is, then, natural to man; a product of evolution.</text:p>
      <text:p text:style-name="P18"><text:span text:style-name="T2">All sorts of crimes are therefore seen as normal and justified, and it is even suggested that they should not be punished. In </text:span><text:span text:style-name="T3">Ever Since Darwin</text:span><text:span text:style-name="T2">, Stephen Jay Gould says this view began with the Italian expert on criminology professor Cesare Lombroso:</text:span></text:p>
      <text:p text:style-name="P4">Biological theories of criminality were scarcely new, but Lombroso [Italian physician, Cesare Lombroso] gave the argument a novel, evolutionary twist. Born criminals are not simply deranged or diseased; they are, literally, throwbacks to a previous evolutionary stage. The hereditary characters of our primitive and apish ancestors remain in our genetic repertoire. Some unfortunate men are born with an unusually lage number of these ancestral characters. Their behavior may have been appropriate in savage societies of the past; today, we brand it as criminal. We may pity the born criminal, for he cannot help himself...</text:p>
      <text:p text:style-name="P19"><text:soft-page-break/>As is evident from the evolutionist Gould's description of Lombroso's idea, the commission of crime is regarded as something beyond free will, a legacy from human beings' alleged animal ancestors. However, this is an unrealistic claim. God has created all human beings with their lower selves that constantly impel them towards evil, but also with a conscience that protects them and cause them to avoid evil and do good. It is revealed in verses that: </text:p>
      <text:p text:style-name="P10"/>
      <text:p text:style-name="P10">And [I swear by] the self and what proportioned it and inspired it with depravity or sense of duty, he who purifies it has succeeded, he who covers it up has failed. (Surat ash-Shams, 7-10)</text:p>
      <text:p text:style-name="P19"/>
      <text:p text:style-name="P19">All human beings, therefore, are aware of whether their deeds are good or bad, and their behavior proper or otherwise. Everyone is responsible for avoiding what is evil and doing what is good. In the same way that those people who do good receive the finest recompense for their actions, so those who do evil will inevitably be punished. The theory of evolution, depicting all forms of crime and immorality as justified, leads people to terrible disasters, both in this world and the Hereafter. </text:p>
      <text:p text:style-name="P19">Unlike animals, a human being possesses a soul breathed into him or her by God, reason, free will, conscience, common sense and the ability to distinguish between good and bad. Humans are able to make decisions and judgments, deliver punishment and reward, and learn from experience, and are tested by God. None of these abilities are to be found in any other living thing, nor is it possible for them to be so, because they have nothing to do with humans' physical structures, or their genes. They are all features of the human soul.</text:p>
      <text:p text:style-name="P19">That being so, everyone with reason must acknowledge that truth and accordingly, live an honorable and determined life, reconcilable with good conscience.</text:p>
      <text:p text:style-name="P19"/>
      <text:p text:style-name="P35">Poor Morality Imposed by the False "Struggle for </text:p>
      <text:p text:style-name="P35">Survival"</text:p>
      <text:p text:style-name="P19">As already stated, one of Darwinism's main deceptions is the claim summed up in terms like "the struggle for survival" and "the survival of the fittest." According to evolutionists' unrealistic claims, life is a sphere of conflict and competition for all living things, including man. In such a world, there is no place for features of proper morality such as love, respect, cooperation or altruism. </text:p>
      <text:p text:style-name="P18"><text:span text:style-name="T2">In </text:span><text:span text:style-name="T3">The Descent of Man</text:span><text:span text:style-name="T2">, Charles Darwin wrote that humanity had reached its current position through struggle, that it had to continue to struggle in order to progress, and that no law should be allowed to impede that process: </text:span></text:p>
      <text:p text:style-name="P4">Man, like every other animal, has no doubt advanced to his present high condition through a struggle for existence consequent on his rapid multiplication; and if he is to advance still higher he must remain subject to a severe struggle.</text:p>
      <text:p text:style-name="P4"><text:soft-page-break/>Otherwise he would soon sink into indolence, and the more highly-gifted men would not be more successful in the battle of life than the less gifted. Hence our natural rate of increase, though leading to many and obvious evils, must not be greatly diminished by any means. There should be open competition for all men...</text:p>
      <text:p text:style-name="P19">In the dark world imposed by Darwinism, the important thing is for people to spend their whole lives in struggle. Yet this claim lacks any scientific validity, and is also incompatible with reason and logic. When such dangerous suggestions are put into practice, honesty and heroism, loyalty and devotion will be replaced by hypocrisy and selfishness, mendacity and disloyalty; and only those who possess these negative characteristics will be victorious. The foundations on which Darwinism bases its twisted view of the world and morality are frequently implied by evolutionists, in order to influence people.</text:p>
      <text:p text:style-name="P19">For example, in an article titled "The Center of Life," Lorraine Lee Larison Cudmore, who holds a doctorate in biology, openly admits that in the evolutionist view of life, compassion and pity have no place: </text:p>
      <text:p text:style-name="P4">Evolution is ... hard, inescapable... There is just no room for compassion or good sportsmanship. Too many organisms are born, so, quite simply, a lot of them are going to have to die. The only thing that does matter is, whether you leave more children carrying your genes than the next person leaves.</text:p>
      <text:p text:style-name="P19">Like racism, savage capitalism and eugenics examined previously in this book, the perverted ideas and dangerous practices reinforced by Darwinism are the results of errors and deceptions concerning the struggle of the strongest for survival. The fact remains, though, that life is not a sphere of struggle. Human beings' only struggle must be against their own lower selves. By fighting against evils in his own nature and those around him, a person must seek to bring positive features such as love, compassion, affection, peace, security, respect, and loyalty to prevail. That is a requirement of the moral values that are pleasing to God and which He has chosen for His servants. </text:p>
      <text:p text:style-name="P19"/>
      <text:p text:style-name="P35">Social Darwinism Attaches No Value to Human </text:p>
      <text:p text:style-name="P35">Life</text:p>
      <text:p text:style-name="P38">When Darwinism's dogma of the "struggle for life" and its mistaken views are put into practice, human life is rendered worthless. Killing people for any reason whatsoever, abandoning them to starvation, provoking war, slaughter, carrying out acts of terrorism, and exterminating people for being mentally or physically handicapped or belonging to a different race all become "legitimate."</text:p>
      <text:p text:style-name="P19">In line with this twisted mentality, one who attaches no value to human life is the American professor E. A. Ross. According to Ross's Social Darwinist view: "The Christian cult of charity as a means of grace has formed a shelter under which idiots and cretins have crept and bred." Again according to Ross: "The state gathers the deaf mutes into its sheltering arm, and a race of deaf mutes is in process of formation." Since these actions <text:soft-page-break/>obstruct so-called natural evolutionary development, he declared that the shortest way to better this world was to leave all such people on their own to be eventually eliminated through natural selection.</text:p>
      <text:p text:style-name="P18"><text:span text:style-name="T2">What a ruthless view this is! Man is possessed of a conscience, and conscience commands one to protect the weak, the down-and-out and the poor. Otherwise, if man loses his ability "to think like a human being," then he really will achieve a position inferior to that of animals—because animals show great solidarity and cooperation. (For detailed information, see Harun Yahya's </text:span><text:span text:style-name="T3">Devotion Among Animals: Revealing the Work of God</text:span><text:span text:style-name="T2">, Global Publishing, Istanbul.)</text:span></text:p>
      <text:p text:style-name="P19">Ross is not the only Social Darwinist to place scant value on human life. A great many share his terrifying ideas. For example, the evolutionist Peter Singer, Princeton University's professor of bioethics, goes so far as to say that people with severe physical handicaps must be regarded as unworthy of life. He expressed this cruel opinion in the following terms: </text:p>
      <text:p text:style-name="P3"><text:span text:style-name="T2">If we compare a severely defective human infant with ... a dog or a pig, for example, we will often find the nonhuman to have superior capacities... Only the fact that the defective infant is a member of the species </text:span><text:span text:style-name="T3">Homo sapiens </text:span><text:span text:style-name="T2">leads it to be treated differently from the dog or pig. Species alone, however, is not morally relevant...</text:span></text:p>
      <text:p text:style-name="P19">Singer went even further and said that the mentally handicapped might be killed in scientific experiments or even for food purposes! Singer's exact words are: </text:p>
      <text:p text:style-name="P4">Mental defectives do not have a right to life, and therefore might be killed for food – if we should develop a taste for human flesh – or for the purpose of scientific experimentation.</text:p>
      <text:p text:style-name="P19">Even such revolting and savage behavior can be supported in Darwinist logic. Joseph Fletcher, former president of the Right to Die Society, makes a similar claim regarding the mentally handicapped: </text:p>
      <text:p text:style-name="P4">Humans without some minimum of intelligence or mental capacity are not persons, no matter how many of their organs are active, no matter how spontaneous their living processes ... [Idiots] are not, never were, and never will be in any degree responsible. Idiots, that is to say, are not human.</text:p>
      <text:p text:style-name="P18"><text:span text:style-name="T2">The killing of newborn babies is yet another practice condoned by Darwinism, which attaches no value to human life. Darwinism condones such an unconscionable idea: If looking after a newborn poses a hardship for the parents that will hold them back in their struggle for survival, then in evolutionary terms, that baby should be killed. Darwin claimed that animals were frequently observed to kill their newborn, and that this was an important factor in population control. In an article in </text:span><text:span text:style-name="T3">Science</text:span><text:span text:style-name="T2"> magazine, the evolutionist Barbara Burke has this to say: </text:span></text:p>
      <text:p text:style-name="P3"><text:span text:style-name="T2">Among some animal species, then, infant killing appears to be a natural practice. Could it be natural for humans, too, a trait inherited from our primate ancestors? ... </text:span><text:soft-page-break/><text:span text:style-name="T2">Charles Darwin noted in </text:span><text:span text:style-name="T3">The Descent of Man</text:span><text:span text:style-name="T2"> that infanticide has been "probably the most important of all checks" on population growth throughout most human history.</text:span></text:p>
      <text:p text:style-name="P19">As we have seen earlier, Darwinists like Haeckel encouraged suicide and claimed that those who thought life was unbearable had the right to put an end to it. Yet God has made the taking of one's own life a sin. </text:p>
      <text:p text:style-name="P19">All these savage practices and beliefs—eugenics, euthanasia and racism—show how Darwinism is an ideology that attaches no value to human life, and is constructed on myths of no scientific value.</text:p>
      <text:p text:style-name="P19">The fact is that the life of every single human being is of great importance. Under Qur'anic moral values, people regard each other as valuable and important, and sacrifice for one another. A believer will give food to someone else, even if he needs it himself: </text:p>
      <text:p text:style-name="P10"/>
      <text:p text:style-name="P10">They give food, despite their love for it, to the poor and orphans and captives. (Surat al-Insan, 8)</text:p>
      <text:p text:style-name="P19"/>
      <text:p text:style-name="P18"><text:span text:style-name="T2">Muslims are charged with protecting the poor, helping the abandoned and protecting orphans, helpless women and men, children and the elderly. In one verse, for example, God has commanded people not even to say </text:span><text:span text:style-name="T1">"Ugh!"</text:span><text:span text:style-name="T2"> to their parents (Surat al-Isra', 23) and always to </text:span><text:span text:style-name="T1">"say the best"</text:span><text:span text:style-name="T2"> to one another (Surat al-Isra', 53). In another verse, God reveals: </text:span><text:span text:style-name="T1">"... if someone kills another person—unless it is in retaliation for someone else or for causing corruption in the Earth—it is as if he had murdered all humanity. And if anyone gives life to another person, it is as if he had given life to all humanity." </text:span><text:span text:style-name="T2">(Surat al-Ma'ida, 32)</text:span></text:p>
      <text:p text:style-name="P19">It's a manifest truth that a society where everyone regards every human being as having reason and conscience, as valuable and important will be filled with peace, security, love and respect.</text:p>
      <text:p text:style-name="P19"/>
      <text:p text:style-name="P19"/>
      <text:p text:style-name="P27">THE “EVOLUTIONARY PSYCHOLOGY” ERROR</text:p>
      <text:p text:style-name="P20"/>
      <text:p text:style-name="P19"/>
      <text:p text:style-name="P18"><text:span text:style-name="T2">In the wake of </text:span><text:span text:style-name="T3">The Origin of Species</text:span><text:span text:style-name="T2"> and </text:span><text:span text:style-name="T3">The Descent of Man</text:span><text:span text:style-name="T2">, a great many evolutionists began speculating how human social behavior, emotions, judgments and ideas—all attributes of the human spirit—might have been shaped by evolution. According to the most widespread error, if our bodies' appearance and functioning were shaped by evolution, then the behavior our bodies exhibit must have been shaped by evolution, too. Evolutionists, unable to account for how the biological structures in living things came into being, now began inventing tales regarding the so-called evolution of the human soul. </text:span></text:p>
      <text:p text:style-name="P18"><text:span text:style-name="T2">In </text:span><text:span text:style-name="T3">The Descent of Man</text:span><text:span text:style-name="T2"> Darwin claimed that in the future, evolution would constitute the foundation of psychology, and expressed his illusory claim in these terms:</text:span></text:p>
      <text:p text:style-name="P4">In the distant future I see open fields for far more important researches. Psychology will be based on a new foundation, that of the necessary acquirement of each mental power and capacity by gradation. Light will be thrown on the origin of man and his history.</text:p>
      <text:p text:style-name="P19">The first comprehensive initiative to account for the origins of human and animal behavior in evolutionary terms came from Harvard entomologist Edward O. Wilson. Despite the complete failure of Wilson's initiative, it came to be known as "sociobiology." </text:p>
      <text:p text:style-name="P18"><text:span text:style-name="T2">In </text:span><text:span text:style-name="T3">Sociobiology: The New Synthesis</text:span><text:span text:style-name="T2">, published in 1975, Wilson maintained that animal behavior had a completely biological foundation. Basing his error on biological evolution, he thought that particular genes controlled human and animal behavior. His true field of expertise was insects, which he referred to in the first 26 chapters of his book. In the 27th chapter, he attempted to adapt these claims to human beings. His 1978 book </text:span><text:span text:style-name="T3">Human Nature </text:span><text:span text:style-name="T2">speculated that human genes were responsible for such behavior as hatred, aggression, xenophobia, amicability, homosexuality and characteristic differences between men and women. None of Wilson's claims went any further than conjecture. </text:span></text:p>
      <text:p text:style-name="P19">None of the claims made by him and his supporters have ever been backed up by scientific findings. On the contrary, all scientific data have shown that his ideas are utterly mistaken. </text:p>
      <text:p text:style-name="P18"><text:span text:style-name="T2">Another of Wilson's unscientific claims is that living things are nothing more than gene carriers, and that their most important responsibility is to transmit those genes to subsequent generations. In his view, evolution is actually the evolution of genes. In his book </text:span><text:span text:style-name="T3">Sociobiology: The New Synthesis</text:span><text:span text:style-name="T2">, he expresses this unscientific claim thus: </text:span></text:p>
      <text:p text:style-name="P4">In a Darwinist sense, the organism does not live for itself. Its primary function is not even to reproduce other organisms; it reproduces genes, and it serves as their temporary carrier. Each organism generated by sexual reproduction is a unique, accidental subset of all the genes constituting the species. Natural selection is the <text:soft-page-break/>process whereby certain genes gain representation in the following generations superior to that of other genes located at the same chromosome positions. ... But the individual organism is only their vehicle, part of an elaborate device to preserve and spread them with the least possible biochemical perturbation. Samuel Butler's famous aphorism, that the chicken is only egg's way of making another egg, has been modernized: the organism is only DNA's way of making more DNA.</text:p>
      <text:p text:style-name="P19">Wilson's claims were solely the result of evolutionist preconceptions. Even among evolutionists, some objected to Wilson's conjecture. One of them was Stephen Jay Gould:</text:p>
      <text:p text:style-name="P4">But Wilson makes much stronger claims. Chapter 27 ... is primarily, an extended speculation on the existence of genes for specific and variable traits in human behavior – including spite, aggression, xenophobia, conformity, homosexuality, and the characteristic behavioral differences between men and women in Western society.</text:p>
      <text:p text:style-name="P19">With the evolutionist zoologist Richard Dawkins, evolutionist speculation concerning human behavior that began with Wilson reached an unbelievable and illogical peak.</text:p>
      <text:p text:style-name="P19"/>
      <text:p text:style-name="P35">Dawkins and Selfish-Gene Bearing Robots</text:p>
      <text:p text:style-name="P19">As a result of the unscientific claims made about genes by sociobiology and its extension, evolutionary psychology, the "selfish gene" deception was put forward and popularized by Richard Dawkins. </text:p>
      <text:p text:style-name="P19">According to him, a living thing's most important objective is survival and reproduction—in short, protecting its genes and passing them on to subsequent generations. This claim is entirely speculation. </text:p>
      <text:p text:style-name="P19">According to this conjecture of the theory of evolution, inanimate chemical substances at one time organized themselves (however that actually happened), and established a DNA-based system capable of reproducing itself. The first organism to emerge from this imaginary chemical soup was a gene with no purpose other than to multiply. Somehow, it "decided" to copy itself, and began doing so, producing new genes. As a result of errors during this copying process, genes with different features emerged. Later, these genetic materials "learned" in some way how to constitute various bodies and thus reproduce these genetic materials more effectively. The genes that encoded the best body were thus copied more effectively than others. Evolutionists maintain that as a result of this, the how and why of which they can't account for, bodies gradually developed in terms of form and function. This story, which could not possibly have taken place, constitutes one of the fundamental claims of modern Darwinism. Yet evolutionists are also perfectly well aware that it is impossible for the human body, any organ in it, the cells that comprise such organs, or even a single component of these cells to have brought itself into being. </text:p>
      <text:p text:style-name="P18"><text:span text:style-name="T2">Dawkins, however, took this myth as his starting point and claimed that there is "competition" between genes. He set out his distorted view of humanity in his book </text:span><text:span text:style-name="T3">The Selfish Gene</text:span><text:span text:style-name="T2">: </text:span></text:p>
      <text:p text:style-name="P4"><text:soft-page-break/>We are survival machines—robot vehicles blindly programmed to preserve the selfish molecules known as genes. This is a truth which still fills me with astonishment. Though I have known it for years, I never seem to get fully used to it. One of my hopes is that I may have some success in astonishing others...</text:p>
      <text:p text:style-name="P19">According to Dawkins' illogical claim, a human being is simply a gene-bearing robot. Its only reason for existence is to multiply the genes it bears, support them in competition with other genes, and to pass them on to subsequent generations. It is evident that this claim, ignoring the existence of the soul and regarding the human being as a mechanical device, lacks any realistic aspect. </text:p>
      <text:p text:style-name="P18"><text:span text:style-name="T2">Nonetheless, the majority of evolutionists seeking a materialist explanation have supported this unscientific theory of Dawkins'. In his book </text:span><text:span text:style-name="T3">Human Nature</text:span><text:span text:style-name="T2">, Wilson maintains that human beings acquire importance and purpose only through their genes: </text:span></text:p>
      <text:p text:style-name="P4">... no species, ours included, possesses a purpose beyond the imperatives created by its own genetic history (i.e., evolution)... The species lacks any goal external to its own biological nature.</text:p>
      <text:p text:style-name="P18"><text:span text:style-name="T2">According to this materialistic belief with no scientific foundation, if the continuation of genes is the only aim, then the human beings responsible for protecting them must be as selfish and ruthless as possible in the interests of their genes. According to Dawkins and his supporters, "selfish" genes will be victorious in that competition. In </text:span><text:span text:style-name="T3">The Selfish Gene</text:span><text:span text:style-name="T2">, Dawkins summarizes this perverted Darwinist viewpoint: </text:span></text:p>
      <text:p text:style-name="P3"><text:span text:style-name="T2">We, and all other animals, are machines created by our genes. Like successful Chicago gangsters, our genes have survived, in some cases for millions of years, in a highly competitive world. This entitles us to expect certain qualities in our genes. I shall argue that a predominant quality to be expected in a successful gene is ruthless selfishness. This gene selfishness will usually give rise to selfishness in individual behavior. However, as we shall see, there are special circumstances in which a gene can achieve its own selfish goals best by fostering a limited form of altruism at the level of individual animals. "Special" and "limited" are important words in the last sentence. Much as we might wish to believe otherwise, universal love and the welfare of the species as a whole are concepts that simply do not make evolutionary sense.</text:span><text:span text:style-name="T4">186</text:span></text:p>
      <text:p text:style-name="P19">According to Dawkins' ignorance, since the genes borne by human beings are selfish, man must be selfish, too. That being so, "selfish robots" can be expected to resort to any measures in order to protect and preserve their genes. There is no longer any reason not to commit murder, theft or rape. One cannot expect "selfish machines" to obey any moral law, or to behave in a conscientious, ethical way. Under these circumstances, the killing of one human being is not a crime or immoral, but a genetic compulsion to further one's own interests. Since genes are selfish, so is their behavior. Dawkins' view of human beings is exceptionally dangerous and implies the fragmentation of social morality.</text:p>
      <text:p text:style-name="P18"><text:soft-page-break/><text:span text:style-name="T2">In fact, however, the selfish gene claim is illogical and nonsensical, since Dawkins and others like him describe genes as entities with consciousness and willpower. Yet genes are long chains of DNA—spiral ladders of nucleic acids held together by sugar and phosphate strands. In the same way that H</text:span><text:span text:style-name="T5">2</text:span><text:span text:style-name="T2">O (water)or H</text:span><text:span text:style-name="T5">2</text:span><text:span text:style-name="T2">SO</text:span><text:span text:style-name="T5">4</text:span><text:span text:style-name="T2"> (sulfuric acid) are molecules, so is DNA a molecule. In the same way that it is impossible to speak of "selfish water," "selfish salt" or "jealous sulfuric acid," neither can one speak of "selfish genes."</text:span></text:p>
      <text:p text:style-name="P19">Evolutionists depict human beings as collections of matter, and somehow try to ascribe reasoning somewhere within that assortment. That they can ascribe reasoning and consciousness to genes shows how inconsistent the theory of evolution has become. Today, Darwinism maintains that there is reason and consciousness in molecules, and in the inanimate atoms that comprise these molecules, and has replaced the paganism that ascribed reason and consciousness to idols of stone or wood.</text:p>
      <text:p text:style-name="P19"/>
      <text:p text:style-name="P35">Another Dilemma for Evolution: Altruistic "Genes"</text:p>
      <text:p text:style-name="P19">According to the theory of evolution, in nature there is a struggle to death in which only the strong survive. However, it can be observed that living things generally help one another, make sacrifices for each other, and even risk their lives for the benefit of others. To account for this fact, which is totally at odds with the theory of evolution's basic claim, Wilson proposed a number of groundless hypotheses which statements went on to form the basis of sociobiology. Wilson based his explanations on another deception: W. D. Hamilton's "kin selection," according to which a living thing protecting its young or another member of the group is not engaging in altruistic behavior, but is actually protecting its own "selfish genes." Since the objective is to pass on its genes to subsequent generations, and since a mother's genes exist in her offspring, then a mother defending her offspring at the cost of her own life is effectively defending her own genes. In other words, selfishness actually underpins her self-sacrifice!</text:p>
      <text:p text:style-name="P19">This is a most nonsensical claim! First and foremost, no animal in nature possesses awareness of its own genes, and therefore can't feel motivated to protect them. In addition, it can't know that its genes are also present in its offspring or cousins, and so it has no reason to sacrifice its life for them. It is impossible for genes—unconscious chains of molecules—to direct a living thing in this way. </text:p>
      <text:p text:style-name="P19">Moreover, there are many instances in nature of animals assisting not just those of their own species that bear their own genes, but others as well. Evolutionists cannot explain this, because the idea that a creature engaging in altruistic behavior is actually protecting its own genes is totally nonsensical. </text:p>
      <text:p text:style-name="P19">Neither is the evolutionists' quandary resolved by claiming that the urge to protect its young is encoded in the genetic structure of living things, because then the question arises of how such complex behavior was encoded in the genes in the first place. The theory of evolution can't explain how even a single gene might have come into existence <text:soft-page-break/>through coincidences, so it's impossible for it to explain how information encoded in the genes could have come into being by chance. Every piece of information encoded in the genes is the creation of God, the Lord of infinite knowledge and wisdom.</text:p>
      <text:p text:style-name="P19">Sociobiologists seek to apply the same claim about animals' altruistic behavior to human beings. In other words, when a mother protects her child from danger without a moment's hesitation, she is actually concerned over protecting her genes. Evolutionists' rejection of attributes belonging to the human soul and their attempts to account for such phenomena in terms of evolution are based on no scientific evidence whatsoever. With their illogical claims, evolutionists disregard the human consciousness and conscience. The fact remains that a human being is possessed of a soul and the capacities for reasoned thought and judgment, and can distinguish between right and wrong. When a mother makes a sacrifice for her child, she does so because she loves that child, feels affection and compassion for him, and makes that sacrifice because she sees him as weak and assumes the responsibility of protecting him. When her child is in pain, for instance, she puts herself in the child's position and will be prepared to make any sacrifice to relieve his pain. These are attributes that a robot or "gene bearing machine," so beloved of evolutionists, can never possess. </text:p>
      <text:p text:style-name="P18"><text:span text:style-name="T2">In fact, evolutionists are well aware that evolution can never account for attributes belonging to the human soul. For example, the evolutionist Robert Wallace says the following in his book </text:span><text:span text:style-name="T3">The Genesis Factor</text:span><text:span text:style-name="T2">: </text:span></text:p>
      <text:p text:style-name="P4">I do not believe that man is simply a clever egotist, genetically driven to look after his own reproduction. He is that. But he is at least that. He is obviously much more. The evidence for this is simple and abundant. One need only hear the Canon in D Major by Johann Pachelbel to know that there are immeasurable depths to the human spirit...</text:p>
      <text:p text:style-name="P19">Wallace stresses a point of the greatest importance. According to evolutionists' unrealistic definition, a human being is merely a machine bearing genes. It's thus impossible for such an entity to take pleasure from music, enjoy watching a film or even to produce one, to read or write books, to learn what has been read, or to exchange ideas. Human beings are clearly very different from how evolutionists portray them, and everyone can see the proof of this in themselves. Evolutionists' unscientific claims can never answer the questions of how a human being, with a capacity for deep thought and feeling emotions and enjoyment, came into being, and what was the origin of those characteristics. </text:p>
      <text:p text:style-name="P37"/>
      <text:p text:style-name="P29">The Collapse of Genetic Determinism</text:p>
      <text:p text:style-name="P19">With the sequencing and analysis of the human genome, the view became widespread that DNA possessed tremendous power and that genes played an enormous role in determining who we really are. Almost every day, newspapers featured articles suggesting that we are under the control of our own genes: "Scientists Target Genius Gene," "Kennedy Tragedies Put Down to Risk Taking Gene," "Scientists Say Research on Male Siblings Proves the Existence of a 'Homosexual Gene.'" Reports about genes controlling everything from schizophrenia to jealousy, from alcoholism to television watching habits, appeared in scientific and non-scientific journals. </text:p>
      <text:p text:style-name="P19">People reading all these headlines thought that all kinds of attributes, from intelligence to character, from success to failure, were encoded in the human genome; and some people began believing, erroneously, that our lives could be boiled down to a formula. </text:p>
      <text:p text:style-name="P19">Research into the human genome is exceedingly valuable, and studies on human genetic structure have yielded important information about a number of diseases. However, as those running the Human Genome Project and scientists involved in the field have clearly stated, this in no way justifies loading unrealistic functions onto the genes. Research reveals that human genes play so small a role in character, behavior and thinking as to be insignificant. In an article titled, "The Human Genome Map: The Death of Genetic Determinism and Beyond," Mae-Wan Ho of the Institute of Science in Society, says the following: </text:p>
      <text:p text:style-name="P4">The number of genes is far less than needed to support the extravagant claims throughout the past decade that individual genes not only determine how our bodies are constructed, what diseases we suffer from, but also our patterns of behaviour, our intellectual ability, sexual preference and criminality.</text:p>
      <text:p text:style-name="P23">Francis S. Collins, director of the National Human Genome Research Institute, makes it clear that genes are not what makes human beings human. In an article titled "Heredity and Humanity:Have No Fear. Genes Aren't Everything," Collins says: </text:p>
      <text:p text:style-name="P4">Fortunately, ten years of intensive study of the human genome have provided ample evidence that these fears of genetic determinism are unwarranted. It has shown us definitively that we human beings are far more than the sum of our genetic parts. Needless to say, our genes play a major, formative role in human development—and in many of the processes of human disease; but high-tech molecular studies as well as low-tech (but still eminently useful) studies of identical and fraternal twins make it perfectly evident that our genes are not all-determining factors in the human experience.</text:p>
      <text:p text:style-name="P19">In the same article, Collins states that genes have no major effect on human behavior. He explains how looking at a criminal's genes to see if this person has a genetic predisposition to crime and determining a punishment in that light could lead to unjust outcomes: </text:p>
      <text:p text:style-name="P4"><text:soft-page-break/>But what about non-disease-related traits, such as intelligence and violent behavior? ... The discovery of a prevalent gene variant strongly correlated with violence could have a profound effect upon our millennia-old understanding of free will, and weigh down the scales of justice in two equally dangerous ways. If someone who commits a violent crime has the gene variant, his lawyer could use a DNA defense ("If it's in the gene, the man is clean!"), and the defendant could well be seen by a judge and jury as not responsible for his actions. Yet it is also possible to imagine a scenario in which someone who has never even contemplated a violent act is found to have the gene variant and then subjected to the presumption of guilt (or even sent away to a postmodern-day leper colony) for the rest of his life.</text:p>
      <text:p text:style-name="P3"><text:span text:style-name="T2">If genes truly controlled behavior, our justice system and its guiding principle of equal protection would not be the only casualties. How would our concept of equal opportunity survive? What about the idea of merit? Just think of the frightening "genetocracy" depicted in the movie </text:span><text:span text:style-name="T3">Gattaca</text:span><text:span text:style-name="T2"> (and note the letters that make up its name), a world in which children are assigned to castes at birth, based on an assessment of their intellectual capacity and professional potential as inscribed in their DNA.</text:span></text:p>
      <text:p text:style-name="P19">In his article, Collins describes the illogicality of claiming that behavior is encoded in the genes with a quotation from the biologist Johnjoe McFadden: </text:p>
      <text:p text:style-name="P4">To build on a metaphor offered by the biologist Johnjoe McFadden, looking for genes that encode our unique behaviors and the other products of our minds is like analyzing the strings of a violin or the keys of a piano in the hope of finding the Emperor Concerto. Indeed, the human genome can be thought of as the grandest of orchestras, with each of our approximately thirty thousand genes representing a unique instrument playing in the wondrous and massive concert that is molecular biology. Each instrument is essential, and each must be in tune to produce the proper (and highly sophisticated) musical sound. Likewise, genes are essential to the development of the brain, and must be "in tune" to produce functioning neurons and neurotransmitters. But this emphatically does not imply that genes make minds any more than a viola or a piccolo makes a sonata.</text:p>
      <text:p text:style-name="P19">Collins devotes the end of his article to illuminating another reason why human attributes cannot stem from their DNA, and draws attention to God's superior creation: </text:p>
      <text:p text:style-name="P4">For many of us, there is still another powerful reason, wholly apart from the mechanics of science, to reject the notion that DNA is the core substance of our humanity. It is the belief [in] a higher power... Of course, some scientists and writers dismiss this spiritual notion as pure superstition. [This is certainly a great error of theirs!] Thus Richard Dawkins has observed that "we are machines built by DNA whose purpose is to make copies of the same DNA... It is every living object's sole reason for living." Really? Is there nothing about being human that is different from being a bacterium or a slug?</text:p>
      <text:p text:style-name="P3"><text:span text:style-name="T2">Can the study of genetics and molecular biology really account for the universal intrinsic knowledge of right and wrong common to all human cultures in all eras...? Can it </text:span><text:soft-page-break/><text:span text:style-name="T2">account for the unselfish form of love that the Greeks called </text:span><text:span text:style-name="T3">agape</text:span><text:span text:style-name="T2">? Can it account for the experience of feeling called to sacrifice for others even when our own DNA may be placed at risk? While evolutionary biologists proffer various explanations for human behaviors that undermine the efficient propagation of our genes, there is something about those claims that rings hollow to us.</text:span></text:p>
      <text:p text:style-name="P4">The notion that science alone holds all the secrets of our existence has become a religion of its own… Science is the proper way to understand the natural, of course; but science gives us no reason to deny that there are aspects of human identity that fall outside the sphere of nature, and hence outside the sphere of science.</text:p>
      <text:p text:style-name="P19">As Collins noted, chains of molecules consisting of carbon-hydrogen-nitrogen-oxygen compounds cannot possibly endow a person with such feelings as love, devotion, taking pleasure from art, rejoicing, maternal emotions, desire or self-sacrifice. If the soul is discounted, a human being is nothing more than flesh and bone. The genes, which are themselves material entities, do not permit this assembly of flesh and bone to think, make mathematical calculations, enjoy the food it consumes, miss a friend it has not seen for a long time, or take pleasure in something beautiful. A human being is an entity created by God, very different and separate from the body, its brain and cells and genes. It is revealed in the Qur'an that a human being is an entity with a soul given by God: </text:p>
      <text:p text:style-name="P10">He Who has created all things in the best possible way. He commenced the creation of man from clay; then produced his seed from an extract of base fluid; then formed him and breathed His Spirit into him and gave you hearing, sight and hearts. What little thanks you show! (Surat as-Sajda, 7-9)</text:p>
      <text:p text:style-name="P19"/>
      <text:p text:style-name="P19">The human soul is breathed into man by God. Evolutionist materialists, unwilling to accept the existence of God and that human beings possess metaphysical characteristics, seek to keep spreading the lie that everything is encoded in the genes—which obviously cannot create the human soul, though evolutionists blindly ignore this.</text:p>
      <text:p text:style-name="P19">Actually, this distorted belief is by no means new. Throughout history, it has been known under the name of paganism. In the same way that the ancients made idols out of wood and then claimed that these were their deities, the theory of evolution maintains that genes are the purpose and creator of everything. (Surely God is beyond that!) This primitive and dogmatic point of view, which was hoped to provide a basis for the theory of evolution, has been invalidated by scientific findings. Even Collins, who led the historic research into genes, openly states that genes actually have no power, and that human beings are metaphysical entities.</text:p>
      <text:p text:style-name="P19">Paganism, ascribing divine status to material entities with no power of their own, is a tradition that has persisted down the ages and, in the present day, is maintained by the evolutionist mindset. In the Qur'an, God reveals this about those who ascribe divine status to entities devoid of any power: </text:p>
      <text:p text:style-name="P10"/>
      <text:p text:style-name="P10"><text:soft-page-break/>But they have adopted deities apart from Him which do not create anything but are themselves created. They have no power to harm or help themselves. They have no power over death or life or resurrection. (Surat al-Furqan, 3)</text:p>
      <text:p text:style-name="P19"/>
      <text:p text:style-name="P19">In another verse, God reveals the following regarding this belief's perverted nature: </text:p>
      <text:p text:style-name="P10"/>
      <text:p text:style-name="P10">Say: "Call on those you make claims for apart from Him. They possess no power to remove any harm from you or to change anything." (Surat al-Isra', 56)</text:p>
      <text:p text:style-name="P19"/>
      <text:p text:style-name="P19">God's commandment to anyone of reason is this: </text:p>
      <text:p text:style-name="P10"/>
      <text:p text:style-name="P10">Do not call on something besides God which can neither help nor harm you. If you do, you will then be wrongdoers. (Surah Yunus, 106)</text:p>
      <text:p text:style-name="P19"/>
      <text:p text:style-name="P19"/>
      <text:p text:style-name="P26">CONCLUSION</text:p>
      <text:p text:style-name="P20"/>
      <text:p text:style-name="P19"/>
      <text:p text:style-name="P19">“Moral Collapse Worse than Economic Collapse!" "Child Prostitutes..." "Rape Is Natural According to Young Britons," "400 Homosexual and Lesbian Couples Marry in Finland," "Gay Wedding," "Anger Refuses to Abate," "There Is No End to Corruption," "Corruption Headache," "Drug Abuse Starts at 13," "Oppression Everywhere," "War on Famine," "The Nightmare Continues," "A Year of War, Scandal and Revolt," "Serbs Imitate the Nazis," "Civilians Crushed by Tanks," "The Earth Is Like a Keg of Gunpowder," "The World Afflicted by Tears and Fire," "Crime Explosion," "Alcohol Consumed Like Water," "European Youth Surrender to Alcohol," "USA Fails to Prevent Violence," "Humanity Has Vanished," "Spiritual Collapse," "American Youth Facing Moral Collapse," "Humanity Heading towards Solitude"...</text:p>
      <text:p text:style-name="P19">These are just a few examples of headlines that appear just about every day in newspapers. There are so many reports of this kind that most people have grown used to such events. Many see nothing extraordinary in the constant fighting, conflict and anarchy all over the world, how even people in the same country fight with one another, the endless corruption, failure to extend helping hands to the poor and needy, the increasing spread of psychological disorders such as stress and depression, and the growing number of suicides. The whole world seems to have adopted a lifestyle of conflict and fighting, trouble and tension, in which injustice and ruthlessness reign supreme. </text:p>
      <text:p text:style-name="P19">One of the main reasons for that acceptance is that all these phenomena are regarded as "natural," as the inevitable consequences of human nature. Actually, however, these are the consequences of the materialist and Darwinist world view that holds humanity in its grasp. Social Darwinism investigated in this book represents one very important part of that view. </text:p>
      <text:p text:style-name="P19">Though most people are unaware of it, they are encouraged to follow a Darwinist-materialist life, which feels no sadness or concern over the poverty facing nations of the Third World; which is insensitive to the plight of the oppressed; which advocates a selfish lifestyle; which regards the spread of hatred, revenge and competition as quite justified, particularly in the business world; and which leaves people feeling little love or affection for their fellow humans. As you have seen throughout this book, the Darwinist-materialist world view legitimizes, and thus encourages all forms of corruption, from rape to war.</text:p>
      <text:p text:style-name="P19">In fact, every single human suffers from the Darwinist-materialist world view in some way. A great many people live unhappy, troubled and tense lives; from the black student subjected to racist attacks to elderly parents abandoned by selfish children; from the workers forced to labor in terrible conditions for low wages to young people who imagine there is no purpose to life and who inflict trouble on themselves by living unrestrained and irresponsibly.</text:p>
      <text:p text:style-name="P19"><text:soft-page-break/>It is essential that the materialist world view be defeated intellectually if this vicious circle is to come to an end and let humanity achieve a world of peace and happiness. It is therefore of the greatest importance that people should know that Darwinism has suffered a total scientific collapse and learn about the terrible catastrophes that ensue when it is put into practice. </text:p>
      <text:p text:style-name="P19">In addition, those taken in by the error of Darwinism need to realize that the theory of evolution, defended despite all its deficiencies and errors, is now left with no scientific validity whatsoever. Every advance made in the world of science confirms that the theory of evolution is consigned to the dusty shelves of history. Furthermore, as revealed throughout this book, experience shows that the life model put forward by the theory of evolution brings nothing but oppression, injustice and ruthlessness, loss and suffering. Darwinists, too, therefore need to realize the evils encouraged by their theory, and to cease their support for it forthwith. Our hope is that this book will help those taken in by Darwinism's errors see that they have made a grave mistake. </text:p>
      <text:p text:style-name="P19"/>
      <text:p text:style-name="P33">THE DECEPTION OF EVOLUTION</text:p>
      <text:p text:style-name="P42"/>
      <text:p text:style-name="P38"/>
      <text:p text:style-name="P38">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19">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19">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9"/>
      <text:p text:style-name="P35">The Scientific Collapse of Darwinism</text:p>
      <text:p text:style-name="P19">Although this doctrine goes back as far as ancient Greece, the theory of evolution was advanced extensively in the nineteenth century. The most important development that made it the top topic of the world of science was Charles Darwin's The Origin of Species,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19">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9">1) The theory cannot explain how life originated on Earth. </text:p>
      <text:p text:style-name="P19">2) No scientific finding shows that the "evolutionary mechanisms" proposed by the theory have any evolutionary power at all. </text:p>
      <text:p text:style-name="P19"><text:soft-page-break/>3) The fossil record proves the exact opposite of what the theory suggests.</text:p>
      <text:p text:style-name="P19">In this section, we will examine these three basic points in general outlines:</text:p>
      <text:p text:style-name="P19"/>
      <text:p text:style-name="P35">The First Insurmountable Step: The Origin of Life</text:p>
      <text:p text:style-name="P19">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19">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19"/>
      <text:p text:style-name="P35">"Life Comes From Life"</text:p>
      <text:p text:style-name="P19">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9">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18"><text:span text:style-name="T2">Even when Darwin wrote </text:span><text:span text:style-name="T3">The Origin of Species</text:span><text:span text:style-name="T2">, the belief that bacteria could come into existence from non-living matter was widely accepted in the world of science. </text:span></text:p>
      <text:p text:style-name="P18"><text:span text:style-name="T2">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4">193</text:span></text:p>
      <text:p text:style-name="P19">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9"><text:soft-page-break/></text:p>
      <text:p text:style-name="P35">Inconclusive Efforts of the Twentieth Century</text:p>
      <text:p text:style-name="P19">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4">Unfortunately, however, the problem of the origin of the cell is perhaps the most obscure point in the whole study of the evolution of organisms.</text:p>
      <text:p text:style-name="P19">Evolutionist followers of Oparin tried to carry out experiments to solve this problem. The best known experiment was carried out by the American chemist Stanley Miller in 3. Combining the gases he alleged to have existed in the primordial Earth's atmosphere in an experiment set-up, and adding energy to the mixture, Miller synthesized several organic molecules (amino acids) present in the structure of proteins. </text:p>
      <text:p text:style-name="P19">Barely a few years had passed before it was revealed that this experiment, which was then presented as an important step in the name of evolution, was invalid, for the atmosphere used in the experiment was very different from the real Earth conditions.</text:p>
      <text:p text:style-name="P19">After a long silence, Miller confessed that the atmosphere medium he used was unrealistic.</text:p>
      <text:p text:style-name="P18"><text:span text:style-name="T2">All the evolutionists' efforts throughout the twentieth century to explain the origin of life ended in failure. The geochemist Jeffrey Bada, from the San Diego Scripps Institute accepts this fact in an article published in </text:span><text:span text:style-name="T3">Earth</text:span><text:span text:style-name="T2"> magazine in 1998:</text:span></text:p>
      <text:p text:style-name="P4">Today as we leave the twentieth century, we still face the biggest unsolved problem that we had when we entered the twentieth century: How did life originate on Earth?</text:p>
      <text:p text:style-name="P19"/>
      <text:p text:style-name="P35">The Complex Structure of Life </text:p>
      <text:p text:style-name="P19">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18"><text:span text:style-name="T2">The conditions required for the formation of a cell are too great in quantity to be explained away by coincidences. The probability of proteins, the building blocks of a cell, being synthesized coincidentally, is 1 in 10</text:span><text:span text:style-name="T4">950</text:span><text:span text:style-name="T2"> for an average protein made up of 500 amino acids. In mathematics, a probability smaller than 1 over 10</text:span><text:span text:style-name="T4">50</text:span><text:span text:style-name="T2"> is considered to be impossible in practical terms.</text:span></text:p>
      <text:p text:style-name="P19">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18"><text:soft-page-break/><text:span text:style-name="T2">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3">Scientific American</text:span><text:span text:style-name="T2"> magazine:</text:span></text:p>
      <text:p text:style-name="P4">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p>
      <text:p text:style-name="P19">No doubt, if it is impossible for life to have originated from natural causes, then it has to be accepted that life was "created" in a supernatural way. This fact explicitly invalidates the theory of evolution, whose main purpose is to deny creation. </text:p>
      <text:p text:style-name="P19"/>
      <text:p text:style-name="P35">Imaginary Mechanism of Evolution </text:p>
      <text:p text:style-name="P19">The second important point that negates Darwin's theory is that both concepts put forward by the theory as "evolutionary mechanisms" were understood to have, in reality, no evolutionary power. </text:p>
      <text:p text:style-name="P18"><text:span text:style-name="T2">Darwin based his evolution allegation entirely on the mechanism of "natural selection." The importance he placed on this mechanism was evident in the name of his book: </text:span><text:span text:style-name="T3">The Origin of Species, By Means of Natural Selection…</text:span></text:p>
      <text:p text:style-name="P1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8"><text:span text:style-name="T2">Therefore, the mechanism of natural selection has no evolutionary power. Darwin was also aware of this fact and had to state this in his book </text:span><text:span text:style-name="T3">The Origin of Species</text:span><text:span text:style-name="T2">:</text:span></text:p>
      <text:p text:style-name="P4">Natural selection can do nothing until favourable individual differences or variations occur.</text:p>
      <text:p text:style-name="P19"/>
      <text:p text:style-name="P35">Lamarck's Impact</text:p>
      <text:p text:style-name="P19">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text:soft-page-break/>evolved from antelopes; as they struggled to eat the leaves of high trees, their necks were extended from generation to generation. </text:p>
      <text:p text:style-name="P18"><text:span text:style-name="T2">Darwin also gave similar examples. In his book </text:span><text:span text:style-name="T3">The Origin of Species</text:span><text:span text:style-name="T2">, for instance, he said that some bears going into water to find food transformed themselves into whales over time.</text:span></text:p>
      <text:p text:style-name="P19">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19"/>
      <text:p text:style-name="P35">Neo-Darwinism and Mutations</text:p>
      <text:p text:style-name="P19">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9">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19">The reason for this is very simple: DNA has a very complex structure, and random effects can only harm it. The American geneticist B. G. Ranganathan explains this as follows:</text:p>
      <text:p text:style-name="P4">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p>
      <text:p text:style-name="P19">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19"><text:soft-page-break/></text:p>
      <text:p text:style-name="P35">The Fossil Record: No Sign of Intermediate Forms</text:p>
      <text:p text:style-name="P19">The clearest evidence that the scenario suggested by the theory of evolution did not take place is the fossil record. </text:p>
      <text:p text:style-name="P19">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9">Had this been the case, numerous intermediary species should have existed and lived within this long transformation period. </text:p>
      <text:p text:style-name="P19">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8"><text:span text:style-name="T2">If such animals ever really existed, there should be millions and even billions of them in number and variety. More importantly, the remains of these strange creatures should be present in the fossil record. In T</text:span><text:span text:style-name="T3">he Origin of Species</text:span><text:span text:style-name="T2">, Darwin explained:</text:span></text:p>
      <text:p text:style-name="P4">If my theory be true, numberless intermediate varieties, linking most closely all of the species of the same group together must assuredly have existed... Consequently, evidence of their former existence could be found only amongst fossil remains.</text:p>
      <text:p text:style-name="P19"/>
      <text:p text:style-name="P35">Darwin's Hopes Shattered</text:p>
      <text:p text:style-name="P19">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19">One famous British paleontologist, Derek V. Ager, admits this fact, even though he is an evolutionist:</text:p>
      <text:p text:style-name="P4">The point emerges that if we examine the fossil record in detail, whether at the level of orders or of species, we find – over and over again – not gradual evolution, but the sudden explosion of one group at the expense of another.</text:p>
      <text:p text:style-name="P19">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4"><text:soft-page-break/>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p>
      <text:p text:style-name="P19">Fossils show that living beings emerged fully developed and in a perfect state on the Earth. That means that "the origin of species," contrary to Darwin's supposition, is not evolution, but creation.</text:p>
      <text:p text:style-name="P19"/>
      <text:p text:style-name="P35">The Tale of Human Evolution</text:p>
      <text:p text:style-name="P19">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24">1. Australopithecus </text:p>
      <text:p text:style-name="P24">2. Homo habilis</text:p>
      <text:p text:style-name="P24">3. Homo erectus</text:p>
      <text:p text:style-name="P24">4. Homo sapiens</text:p>
      <text:p text:style-name="P18"><text:span text:style-name="T2">Evolutionists call man's so-called first ape-like ancestors </text:span><text:span text:style-name="T3">Australopithecus</text:span><text:span text:style-name="T2">, which means "South African ape." These living beings are actually nothing but an old ape species that has become extinct. Extensive research done on various </text:span><text:span text:style-name="T3">Australopithecus </text:span><text:span text:style-name="T2">specimens by two world famous anatomists from England and the USA, namely, Lord Solly Zuckerman and Prof. Charles Oxnard, shows that these apes belonged to an ordinary ape species that became extinct and bore no resemblance to humans.</text:span><text:span text:style-name="T4">205</text:span></text:p>
      <text:p text:style-name="P18"><text:span text:style-name="T2">Evolutionists classify the next stage of human evolution as "homo," that is "man." According to their claim, the living beings in the Homo series are more developed than </text:span><text:span text:style-name="T3">Australopithecus</text:span><text:span text:style-name="T2">.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3">One Long Argument</text:span><text:span text:style-name="T2"> that "particularly historical [puzzles] such as the origin of life or of Homo sapiens, are extremely difficult and may even resist a final, satisfying explanation."</text:span></text:p>
      <text:p text:style-name="P18"><text:span text:style-name="T2">By outlining the link chain as </text:span><text:span text:style-name="T3">Australopithecus &gt; Homo habilis &gt; Homo erectus &gt; Homo sapiens</text:span><text:span text:style-name="T2">, evolutionists imply that each of these species is one another's ancestor. However, recent findings of paleoanthropologists have revealed that </text:span><text:span text:style-name="T3">Australopithecus, Homo habilis,</text:span><text:span text:style-name="T2"> and </text:span><text:span text:style-name="T3">Homo erectus</text:span><text:span text:style-name="T2"> lived at different parts of the world at the same time.</text:span></text:p>
      <text:p text:style-name="P18"><text:soft-page-break/><text:span text:style-name="T2">Moreover, a certain segment of humans classified as Homo erectus have lived up until very modern times. </text:span><text:span text:style-name="T3">Homo sapiens neandarthalensis </text:span><text:span text:style-name="T2">and </text:span><text:span text:style-name="T3">Homo sapiens</text:span><text:span text:style-name="T2"> sapiens (modern man) co-existed in the same region.</text:span></text:p>
      <text:p text:style-name="P19">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4">What has become of our ladder if there are three coexisting lineages of hominids (A. africanus, the robust australopithecines, and H. habilis), none clearly derived from another? Moreover, none of the three display any evolutionary trends during their tenure on earth.</text:p>
      <text:p text:style-name="P19">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18"><text:span text:style-name="T2">Lord Solly Zuckerman, one of the most famous and respected scientists in the U.K., who carried out research on this subject for years and studied </text:span><text:span text:style-name="T3">Australopithecus</text:span><text:span text:style-name="T2"> fossils for 15 years, finally concluded, despite being an evolutionist himself, that there is, in fact, no such family tree branching out from ape-like creatures to man. </text:span></text:p>
      <text:p text:style-name="P19">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4">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p>
      <text:p text:style-name="P19">The tale of human evolution boils down to nothing but the prejudiced interpretations of some fossils unearthed by certain people, who blindly adhere to their theory.</text:p>
      <text:p text:style-name="P19"/>
      <text:p text:style-name="P35">Darwinian Formula!</text:p>
      <text:p text:style-name="P19">Besides all the technical evidence we have dealt with so far, let us now for once, examine what kind of a superstition the evolutionists have with an example so simple as to be understood even by children:</text:p>
      <text:p text:style-name="P19"><text:soft-page-break/>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8"><text:span text:style-name="T2">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over 10</text:span><text:span text:style-name="T4">950</text:span><text:span text:style-name="T2">—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19">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p>
      <text:p text:style-name="P19">The theory of evolution, which claims the opposite, is a total fallacy completely contrary to reason. Thinking even a little bit on the claims of evolutionists discloses this reality, just as in the above example.</text:p>
      <text:p text:style-name="P19"/>
      <text:p text:style-name="P35">Technology in the Eye and the Ear</text:p>
      <text:p text:style-name="P19">Another subject that remains unanswered by evolutionary theory is the excellent quality of perception in the eye and the ear. </text:p>
      <text:p text:style-name="P19">Before passing on to the subject of the eye, let us briefly answer the question of how we see. Light rays coming from an object fall oppositely on the eye's retina. Here, these light rays are transmitted into electric signals by cells and reach a tiny spot at the <text:soft-page-break/>back of the brain, the "center of vision." These electric signals are perceived in this center as an image after a series of processes. With this technical background, let us do some thinking.</text:p>
      <text:p text:style-name="P19">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9">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9">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9">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9">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9"><text:soft-page-break/>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19">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19">So far, no man-made visual or recording apparatus has been as sensitive and successful in perceiving sensory data as are the eye and the ear. However, as far as seeing and hearing are concerned, a far greater truth lies beyond all this. </text:p>
      <text:p text:style-name="P19"/>
      <text:p text:style-name="P35">To Whom Does the Consciousness that Sees and Hears</text:p>
      <text:p text:style-name="P35">within the Brain Belong? </text:p>
      <text:p text:style-name="P19">Who watches an alluring world in the brain, listens to symphonies and the twittering of birds, and smells the rose?</text:p>
      <text:p text:style-name="P19">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19">For this consciousness is the spirit created by God, which needs neither the eye to watch the images nor the ear to hear the sounds. Furthermore, it does not need the brain to think. </text:p>
      <text:p text:style-name="P19"><text:soft-page-break/>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19"/>
      <text:p text:style-name="P35">A Materialist Faith</text:p>
      <text:p text:style-name="P19">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19">However, the theory of evolution is kept on the agenda of science. Some people even try to represent criticisms directed against it as an "attack on science." Why?</text:p>
      <text:p text:style-name="P19">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19">Interestingly enough, they also confess this fact from time to time. A well-known geneticist and an outspoken evolutionist, Richard C. Lewontin from Harvard University, confesses that he is "first and foremost a materialist and then a scientist":</text:p>
      <text:p text:style-name="P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p>
      <text:p text:style-name="P19">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p>
      <text:p text:style-name="P19">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p>
      <text:p text:style-name="P19"><text:soft-page-break/></text:p>
      <text:p text:style-name="P29">The Theory of Evolution: The Most Potent Spell </text:p>
      <text:p text:style-name="P35">in the World </text:p>
      <text:p text:style-name="P19">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9">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false Sun god Ra, totem worship in some parts of Africa, the people of Saba worshipping the Sun, the tribe of Prophet Abraham (pbuh) worshipping idols they had made with their own hands, or the people of Prophet Moses (pbuh) worshipping the Golden Calf.</text:p>
      <text:p text:style-name="P19">In fact, God has pointed to this lack of reason in the Qur'an. In many verses, He reveals that some peoples' minds will be closed and that they will be powerless to see the truth. Some of these verses are as follows:</text:p>
      <text:p text:style-name="P38"/>
      <text:p text:style-name="P59">As for those who do not believe, it makes no difference to them whether you warn them or do not warn them, they will not believe. God has sealed up their hearts and hearing and over their eyes is a blindfold. They will have a terrible punishment. (Surat al-Baqara, 6-7)</text:p>
      <text:p text:style-name="P10"/>
      <text:p text:style-name="P10">They have hearts with which they do not understand. They have eyes with which they do not see. They have ears with which they do not hear. Such people are like cattle. No, they are even further astray! They are the unaware. (Surat al-A'raf, 179)</text:p>
      <text:p text:style-name="P10"/>
      <text:p text:style-name="P10">Even if We opened up to them a door into heaven, and they spent the day ascending through it, they would only say: "Our eyesight is befuddled! Or rather we have been put under a spell!" (Surat al-Hijr, 14-15) </text:p>
      <text:p text:style-name="P19"/>
      <text:p text:style-name="P19">Words cannot express just how astonishing it is that this spell should hold such a wide community in thrall, keep people from the truth, and not be broken for 150 years. It is understandable that one or a few people might believe in impossible scenarios and <text:soft-page-break/>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9">In fact, the Qur'an relates the incident of Prophet Moses (pbuh) and Pharaoh to show that some people who support atheistic philosophies actually influence others by magic. When Pharaoh was told about the true religion, he told Prophet Moses (pbuh) to meet with his own magicians. When Moses (pbuh) did so, he told them to demonstrate their abilities first. The verses continue:</text:p>
      <text:p text:style-name="P11"/>
      <text:p text:style-name="P11">He said: "You throw." And when they threw, they cast a spell on the people's eyes and caused them to feel great fear of them. They produced an extremely powerful magic. (Surat al-A'raf, 116)</text:p>
      <text:p text:style-name="P19"/>
      <text:p text:style-name="P19">As we have seen, Pharaoh's magicians were able to deceive everyone, apart from Moses (pbuh) and those who believed in him. However, his evidence broke the spell, or "swallowed up what they had forged," as the verse puts it:</text:p>
      <text:p text:style-name="P11"/>
      <text:p text:style-name="P11">We revealed to Moses: "Throw down your staff." And it immediately swallowed up what they had forged. So the Truth took place and what they did was shown to be false. (Surat al-A'raf, 117-118)</text:p>
      <text:p text:style-name="P23"/>
      <text:p text:style-name="P19">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4">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p>
      <text:p text:style-name="P19">That future is not far off: On the contrary, people will soon see that "chance" is not a deity, and will look back on the theory of evolution as the worst deceit and the most terrible spell in the world. That spell is already rapidly beginning to be lifted from the <text:soft-page-break/>shoulders of people all over the world. Many people who see its true face are wondering with amazement how they could ever have been taken in by it.</text:p>
      <text:p text:style-name="P19"/>
      <text:p text:style-name="P19"/>
      <text:p text:style-name="P19"/>
      <text:p text:style-name="P21">They said, "Glory be to You!</text:p>
      <text:p text:style-name="P21">We have no knowledge except</text:p>
      <text:p text:style-name="P21">what You have taught us. You are</text:p>
      <text:p text:style-name="P21">the All-Knowing, the All-Wise."</text:p>
      <text:p text:style-name="P21">(Surat al-Baqara, 32)</text:p>
      <text:p text:style-name="P20"/>
      <text:p text:style-name="P19"/>
      <text:p text:style-name="P19"/>
      <text:p text:style-name="P52">NOTES</text:p>
      <text:p text:style-name="P50"/>
      <text:p text:style-name="P51"/>
      <text:p text:style-name="P51">1. Herbert Spencer, Social Status, 1850, pp. 414-415.</text:p>
      <text:p text:style-name="P51">2. Richard Hofstadter, Social Darwinism in American Thought, Rev. Ed., Boston: Beacon Press, 1955, p. 41.</text:p>
      <text:p text:style-name="P51">3. Mark Kingwell, "Competitive States of America, Microsoft proves it: we're still wrestling with that treasured national ideal," New York Times, June 25, 2000; http://www.spaceship-earth.org/Letters/Editor/Competitive_States_of_America.htm</text:p>
      <text:p text:style-name="P51">4. "Modern History Sourcebook: William Graham Sumner (1840-1910): "The Challenge of Facts;" http://www.fordham.edu/halsall/mod/1914sumner.html</text:p>
      <text:p text:style-name="P51">5. Stephen Jay Gould, The Mismeasure of Man, New York: W.W. Norton and Company, 1981, p. 72.</text:p>
      <text:p text:style-name="P51">6. Francis Darwin, The life and Letters of Charles Darwin, D. Appleton and Co., 1896, vol. 2, p. 294.</text:p>
      <text:p text:style-name="P51">7. "Darwin as Epicurean: An Interview with Benjamin Wiker," http://www.touchstonemag.com/docs/issues/15.8docs/15-8pg43.html</text:p>
      <text:p text:style-name="P51">8. Thomas R. Malthus, An Essay on the principle of population as it affects the future improvement of society, Reprint, London: Reeves and Turner, (1798) 1878, p. 412. (emphasis added)</text:p>
      <text:p text:style-name="P51">9. Ibid., pp. 430-431, 411. (emphasis added)</text:p>
      <text:p text:style-name="P51">10. Karl Polanyi, The Great Transformation, Boston: Beacon Press, 1957, p. 112.</text:p>
      <text:p text:style-name="P51">11. Ibid.</text:p>
      <text:p text:style-name="P51">12. Sir Gavin de Beer, Charles Darwin, London : Thomas Nelson &amp; Sons, 1963.</text:p>
      <text:p text:style-name="P51">13. C. Darwin, On the Origin of Species by Means of Natural Selection, London, 1859, 2nd edition 1964, Cambridge:Harvard University Press, p. 64.</text:p>
      <text:p text:style-name="P51">14. Ibid.</text:p>
      <text:p text:style-name="P51">15. Hofstadter, Social Darwinism in American Thought, p. 88.</text:p>
      <text:p text:style-name="P51">16. Ian Taylor, "Historical Sketch: Robert Thomas Malthus (1766-1834);" http://www.creationism.org/csshs/v04n3p18.htm</text:p>
      <text:p text:style-name="P51">17. Ian Taylor, In the Minds of Men, Toronto: TFE Publishing, 3rd. ed., 1991, p. 65.</text:p>
      <text:p text:style-name="P51">18. Jerry Bergman, "Darwin's Influence on Ruthless Laissez Faire Capitalism," March 2001; http://www.icr.org/pubs/imp/imp-333.htm </text:p>
      <text:p text:style-name="P51">19. Robert Hunter, Poverty, New York: Torchbooks, 1965.</text:p>
      <text:p text:style-name="P51">20. Jeanne Stellman, Susan Daum, Work is Dangerous to Your Health, New York: Random House Vintage Books, 1973.</text:p>
      <text:p text:style-name="P51">21. Otto Bettmann, The Good Old Days! They Were Terrible! New York: Random House, 1974, p. 68.</text:p>
      <text:p text:style-name="P51">22. Ibid., p. 70.</text:p>
      <text:p text:style-name="P51"><text:soft-page-break/>23. Howard Zinn, A People's History of the United States, New York: Harper Collins, 1999, p. 255. </text:p>
      <text:p text:style-name="P51">24. Ibid.</text:p>
      <text:p text:style-name="P51">25. Bettmann, The Good Old Days! They Were Terrible!, p. 71.</text:p>
      <text:p text:style-name="P51">26. Ibid.</text:p>
      <text:p text:style-name="P51">27. Kenneth Hsu, The Great Dying; Cosmic Catastrophe, Dinosaurs and the Theory of Evolution, New York, Harcourt, Brace, Jovanovich, 1986, p. 10.</text:p>
      <text:p text:style-name="P51">28. Joseph F. Wall, Andrew Carnegie, New York: Oxford University Press, 1970, p. 364.</text:p>
      <text:p text:style-name="P51">29. Richard Milner, Encyclopedia of Evolution, 1990, p. 72.</text:p>
      <text:p text:style-name="P51">30. Wall, Andrew Carnegie, p. 389.</text:p>
      <text:p text:style-name="P51">31. William Ghent, Our Benevolent Feudalism, New York: Macmillan, 1902, p. 29.</text:p>
      <text:p text:style-name="P51">32. Hofstadter, Social Darwinism in American Thought, p. 49.</text:p>
      <text:p text:style-name="P51">33. Isaac Asimov, The Golden Door: The United States from 1876 to 1918, Boston: Houston Mifflin Company, 1977, p. 94.</text:p>
      <text:p text:style-name="P51">34. Milner, Encyclopedia of Evolution, p. 412.</text:p>
      <text:p text:style-name="P51">35. Stephen T. Asma, "The New Social Darwinism: Deserving Your Destitution," The Humanist, 1993, 53(5):11, 10/3.</text:p>
      <text:p text:style-name="P51">36. Sahih al-Bukhari, Al-Adab Al-Mufrad; al-Hakim and al-Baihaqi.</text:p>
      <text:p text:style-name="P51">37. Karl A. Schleunes, The Twisted Road to Auschwitz, Urbana, IL: University of Illinois Press, 1970, pp. 30, 32 ; Jerry Bergman, "Eugenics and Nazi Racial Policy," p. 118.</text:p>
      <text:p text:style-name="P51">38. Sidney M. Mintz, American Scientist, vol.60, May/June 1972, p. 387.</text:p>
      <text:p text:style-name="P51">39. John C. Burham, Science, vol.175, February 4, 1972, p. 506.</text:p>
      <text:p text:style-name="P51">40. Edwin G. Conklin, The Direction of Human Evolution, New York, NY: Scribner's, 1921, p. 34.</text:p>
      <text:p text:style-name="P51">41. "Evolution and Ethnicity;" http://www.ncl.ac.uk/lifelong-learning/distrib/darwin/08.htm</text:p>
      <text:p text:style-name="P51">42. George Gaylord Simpson, "The Biological Nature of Man," Science, vol.152 (April 22, 1966), p. 475.</text:p>
      <text:p text:style-name="P51">43. Henry Fairfield Osborn, "The Evolution of Human Races," Natural History, January/February 1926; 2nd pub. Natural History, vol. 89, April 1980, p. 129.</text:p>
      <text:p text:style-name="P51">44. James Ferguson, "The Laboratory of Racism," New Scientist, vol. 103, September 27, 1984, p. 18.</text:p>
      <text:p text:style-name="P51">45. Stephen Jay Gould, "Human Equality is a Contingent Fact of History," Natural History, vol.93, November 1984, p. 28.</text:p>
      <text:p text:style-name="P51">46. Charles Darwin, The Descent of Man, 2nd ed., New York: A L. Burt Co., 1874, p. 178.</text:p>
      <text:p text:style-name="P51">47. Matt Ridley, Nature Via Nurture, Chapter One, "The Paragon of Animals."</text:p>
      <text:p text:style-name="P51">48. Charles Darwin, The Voyage of the Beagle, edited David Amigoni, London: Wordsworth, 1997, p. 477.</text:p>
      <text:p text:style-name="P51">49. "Evolution and Ethnicity;" http://www.ncl.ac.uk/lifelong-learning/distrib/darwin/08.htm</text:p>
      <text:p text:style-name="P51">50. Francis Darwin, The Life and Letters of Charles Darwin, Vol. I, 1888. New York:D. Appleton and Company, pp. 285-286.</text:p>
      <text:p text:style-name="P51"><text:soft-page-break/>51. Stephen Jay Gould, Ontogeny and Phylogeny, Cambridge, Mass: Harvard University Press, 1977 , p. 127.</text:p>
      <text:p text:style-name="P51">52. Thomas Huxley, Lay Sermons, Addresses and Reviews, New York, NY: Appleton, 1871, p. 20.</text:p>
      <text:p text:style-name="P51">53. Robert Lee Hotz, "Race has no Basis in Biology, Researchers Say," Los Angeles Times, February 20, 1997. </text:p>
      <text:p text:style-name="P51">54. Ibid.</text:p>
      <text:p text:style-name="P51">55. Natalie Angier, "Do Races Differ? Not Really, DNA Shows," New York Times, August 22, 2000. </text:p>
      <text:p text:style-name="P51">56. Ibid.</text:p>
      <text:p text:style-name="P51">57. Ibid. </text:p>
      <text:p text:style-name="P51">58. Tony Fitzpatrick, "Genetically Speaking, Race Doesn't Exist in Humans;" http://www.eurekalert.org/pub_releases/1998-10/WUiS-GSRD-071098.php (emphasis added)</text:p>
      <text:p text:style-name="P51">59. Ibid.</text:p>
      <text:p text:style-name="P51">60. Sribala Subramanian, "The Story in Our Genes;" Time, January 16, 1995, p. 38. </text:p>
      <text:p text:style-name="P51">61. Ibid.</text:p>
      <text:p text:style-name="P51">62. Jim Knapp, Imperialism: The Struggle to Be Superior, http://www-personal.umich.edu/~jimknapp/papers/Imperialism.html</text:p>
      <text:p text:style-name="P51">63. Encyclopedia Britannica, 1946 edition, vol. 12, p. 122A.</text:p>
      <text:p text:style-name="P51">64. Gertrude Himmelfarb, Darwin and the Darwinian Revolution, Elephant Paperbacks, Chicago:1996, p. 416.</text:p>
      <text:p text:style-name="P51">65. Hans-Ulrich Wehler, The German Empire, 180; http://www.geocities.com/Area51/Rampart/4871/Darwin.html</text:p>
      <text:p text:style-name="P51">66. T. D. Hall, "The Scientific Background of the Nazi "Race Purification" Program, US &amp; German Eugenics, Ethnic Cleansing, Genocide, and Population Control;" http://www.trufax.org/avoid/nazi.html</text:p>
      <text:p text:style-name="P51">67. Darwin, The Descent of Man, p. 297.</text:p>
      <text:p text:style-name="P51">68. Karl Pearson, National Life from the Standpoint of Science, Cambridge: Cambridge University Press, 1900, pp. 11-16, 20-23, 36-37, 43-44. </text:p>
      <text:p text:style-name="P51">69. Ibid.</text:p>
      <text:p text:style-name="P51">70. John Merriman, A History of Modern Europe, vol. 2: From the French Revolution to the Present, pp. 990-991.</text:p>
      <text:p text:style-name="P51">71. Pearson, National Life from the Standpoint of Science.</text:p>
      <text:p text:style-name="P51">72. Milner, Encyclopedia of Evolution, p. 59.</text:p>
      <text:p text:style-name="P51">73. Oscar Levy, Complete Works of Nietzsche, 1930, vol. 2, p. 75.</text:p>
      <text:p text:style-name="P51">74. Himmelfarb, Darwin and the Darwinian Revolution, p. 417.</text:p>
      <text:p text:style-name="P51">75. Ibid.</text:p>
      <text:p text:style-name="P51">76. Ibid.</text:p>
      <text:p text:style-name="P51">77. W. Carr, A History of Germany 1815-1990, 4th. ed, p. 205.</text:p>
      <text:p text:style-name="P51"><text:soft-page-break/>78. Ibid., p. 208.</text:p>
      <text:p text:style-name="P51">79. Levy, Complete Works of Nietzsche, vol. 2, p. 75.</text:p>
      <text:p text:style-name="P51">80. H. Enoch, Evolution or Creation (1966), pp. 147-148.</text:p>
      <text:p text:style-name="P51">81. Max Nordau, "The Philosophy and Morals of War," North American Review, 169 (1889), p. 794.</text:p>
      <text:p text:style-name="P51">82. Jacques Barzun, Darwin, Marx, Wagner, Garden City, N.Y. :Doubleday, 1958, pp. 92-93.</text:p>
      <text:p text:style-name="P51">83. Ibid., pp. 92-95.</text:p>
      <text:p text:style-name="P51">84. Alexander Kimel, "Nazi Terror;" http://www.kimel.net/terror.html </text:p>
      <text:p text:style-name="P51">85. Schleunes, The Twisted Road to Auschwitz, pp. 30-32. </text:p>
      <text:p text:style-name="P51">86. A. Chase, The Legacy of Malthus; The Social Costs of the New Scientific Racism, New York: Alfred A. Knopf, 1980, p. 349.</text:p>
      <text:p text:style-name="P51">87. Arthur Keith, Evolution and Ethics, New York: G.P. Putnam's Sons, 1946, p. 230. </text:p>
      <text:p text:style-name="P51">88. The Nuremberg Trials, vol. 14, Washington D.C: U.S. Government Printing Office, p. 279.</text:p>
      <text:p text:style-name="P51">89. J. Tenenbaum, Race and Reich, New York: Twayne Pub., 1956, p. 211. </text:p>
      <text:p text:style-name="P51">90. Adolf Hitler, Um das Schicksal der Nation, in B. Dusik (ed.), Hitler. Reden Schriften Anordnungen. Februar 1925 bis Januar 1933, vol. 2(2), Munich, 1992, Doc 245.</text:p>
      <text:p text:style-name="P51">91. Robert Clark, Darwin: Before and After, Grand Rapids International Press, Grand Rapids, MI, 1958, p. 115.</text:p>
      <text:p text:style-name="P51">92. Beate Wilder-Smith, The Day Nazi Germany Died, Master Books, San Diego, CA, 1982, p. 27. </text:p>
      <text:p text:style-name="P51">93. George J. Stein, "Biological Science and the Roots of Nazism," American Scientist 76(1): 50–58, 1988, p. 51. </text:p>
      <text:p text:style-name="P51">94. Ibid., p. 56.</text:p>
      <text:p text:style-name="P51">95. H. Rauschning, The Revolution of Nihilism, New York: Alliance Book Corp., 1939. </text:p>
      <text:p text:style-name="P51">96. Keith, Evolution and Ethics, p. 230.</text:p>
      <text:p text:style-name="P51">97. Ibid., p. 105.</text:p>
      <text:p text:style-name="P51">98. Peter Hoffman, Hitler's Personal Security, London: Pergamon Press, 1979, p. 264. </text:p>
      <text:p text:style-name="P51">99. Clark, Darwin: Before and After, pp. 115-116.</text:p>
      <text:p text:style-name="P51">100. A. E. Wiggam, The New Decalogue of Science, Garden City, NY: Garden Publishing Co., 1922, p. 102.</text:p>
      <text:p text:style-name="P51">101. Ernst Haeckel, The History of Creation: Or the Development of the Earth and Its Inhabitants by the Action of Natural Causes, New York: Appleton, 1876, p. 170.</text:p>
      <text:p text:style-name="P51">102. Stein, "Biological Science and the Roots of Nazism," American Scientist, p. 56; Ernst Haeckel, The Wonders of Life; A Popular Study of Biological Philosophy, New York: Harper, 1905, p. 116.</text:p>
      <text:p text:style-name="P51">103. K. Ludmerer, Eugenics, In: Encyclopedia of Bioethics, Edited by Mark Lappe, New York: The Free Press, 1978, p. 457.</text:p>
      <text:p text:style-name="P51"><text:soft-page-break/>104. Thomas Robert Malthus, An Essay on the Principle of Population, Sixth Edition, 1826, based on the second edition (1803).</text:p>
      <text:p text:style-name="P51">105. Darwin, The Descent of Man, pp.133–134.</text:p>
      <text:p text:style-name="P51">106. Ibid., p. 133.</text:p>
      <text:p text:style-name="P51">107. Ibid,, p. 945.</text:p>
      <text:p text:style-name="P51">108. Allan Chase, The Legacy of Malthus, Chicago: University of Illinois Press, 1980, p. 136.</text:p>
      <text:p text:style-name="P51">109. Francis Galton, Hereditary Genius: An Inquiry into its Laws and Consequences, London: Macmillan, 1892, p. 330.</text:p>
      <text:p text:style-name="P51">110. Joseph L. Graves Jr., The Emperor's New Clothes, Rutgers Universtiy Press, 2001, p. 96.</text:p>
      <text:p text:style-name="P51">111. Ibid., p. 99.</text:p>
      <text:p text:style-name="P51">112. Ibid.</text:p>
      <text:p text:style-name="P51">113. Nature 116 (1925), p. 456. </text:p>
      <text:p text:style-name="P51">114. Bernhard Schreiber, The Men Behind Hitler - A German Warning to the World, p. 18. </text:p>
      <text:p text:style-name="P51">115. Bob Brown, "Va. House Voices Regret for Eugenics," Washington Post, February 3, 2001.</text:p>
      <text:p text:style-name="P51">116. Graves, Jr., The Emperor's New Clothes, pp. 116-117.</text:p>
      <text:p text:style-name="P51">117. Ibid., p. 119.</text:p>
      <text:p text:style-name="P51">118. Ian Kershaw, Hitler, New York: W.W Norton &amp; Company, 1998, p. 134.</text:p>
      <text:p text:style-name="P51">119. R. Youngson, Scientific Blunders; A Brief History of How Wrong Scientists Can Sometimes Be, New York: Carroll and Graf Pub., 1998.</text:p>
      <text:p text:style-name="P51">120. A. Hitler, Hitler's Secret Conversations 1941–1944, With an introductory essay on The Mind of Adolf Hitler by H.R. Trevor-Roper, New York: Farrar, Straus and Young, 1953, p. 116.</text:p>
      <text:p text:style-name="P51">121. Ibid.</text:p>
      <text:p text:style-name="P51">122. Schreiber, The Men Behind Hitler.</text:p>
      <text:p text:style-name="P51">123. Ibid.</text:p>
      <text:p text:style-name="P51">124. J. C. Fest, The Face of the Third Reich, New York: Pantheon, 1970, pp. 99–100.</text:p>
      <text:p text:style-name="P51">125. Jerry Bergman, "Darwinism and the Nazi Race Holocaust;" http://home.christianity.com/worldviews/52476.html</text:p>
      <text:p text:style-name="P51">126. Schreiber, The Men Behind Hitler.</text:p>
      <text:p text:style-name="P51">127. Ibid.</text:p>
      <text:p text:style-name="P51">128. Ibid.</text:p>
      <text:p text:style-name="P51">129. Ibid.</text:p>
      <text:p text:style-name="P51">130. Ibid.</text:p>
      <text:p text:style-name="P51">131. Ibid.</text:p>
      <text:p text:style-name="P51">132. Ibid.</text:p>
      <text:p text:style-name="P51">133. Ibid.</text:p>
      <text:p text:style-name="P51">134. Graves, Jr., The Emperor's New Clothes, p. 128.</text:p>
      <text:p text:style-name="P51"><text:soft-page-break/>135. Doc. Dr. Haydar Sur, "Saglik Hizmetlerinin Gecmisi ve Gelisimi" (The Past and Development of Health Services); http://www.merih.net/m1/whaysur12.htm</text:p>
      <text:p text:style-name="P51">136. "Osmanlıda İlim" (Science of the Ottomans); http://www.mihr.com/mihr/osm/sistem/ilim.htm</text:p>
      <text:p text:style-name="P51">137. Jerry Bergman, "The History of Evolution's Teaching of Women's Inferiority;" http://www.rae.org/women.html</text:p>
      <text:p text:style-name="P51">In this article, Bergman— who has published more than 400 articles in numerous scientific journals and newspapers and known for his works criticizing Darwinism—examined Darwin's and his contemporary evolutionists' view toward women and compiled some of their statements despising them. By doing so, he exposed, with quite striking evidence, an unknown aspect of Darwin and Darwinism.</text:p>
      <text:p text:style-name="P51">138. Evelleen Richards, "Will the Real Charles Darwin Please Stand Up?" New Scientist, (Dec. 22/29 1983): p. 887.</text:p>
      <text:p text:style-name="P51">139. EIaine Morgan, The Descent of Woman, New York: Stein and Day, 1972, p. 1.</text:p>
      <text:p text:style-name="P51">140. John R. Durant, "The Ascent of Nature in Darwin's Descent of Man" in The Darwinian Heritage, Ed. by David Kohn, Princeton, NJ: Princeton University Press, 1985, p. 295.</text:p>
      <text:p text:style-name="P51">141. Darwin, The Descent of Man and Selection in Relation to Sex, New York: D. Appleton and Company, 1871 (1896 ed.), p. 326.</text:p>
      <text:p text:style-name="P51">142. Charles Darwin, The Autobiography of Charles Darwin 1809-1882, New York: W. W. Norton &amp; Company, Inc., 1958, pp. 232-233.</text:p>
      <text:p text:style-name="P51">143. Ibid.</text:p>
      <text:p text:style-name="P51">144. Darwin, The Descent of Man and Selection in Relation to Sex, p. 564.</text:p>
      <text:p text:style-name="P51">145. Carl Vogt, Lectures on Man: His Place in Creation, and the History of Earth, edited by James Hunt, London: Paternoster Row, Longman, Green, Longman, and Roberts, 1864, xv, p. 192.</text:p>
      <text:p text:style-name="P51">146. Stephanie A. Shields, "Functionalism, Darwinism, and the Psychology of Women: A Study in Social Myth," American Psychologist, no. 1 (1975): p. 749.</text:p>
      <text:p text:style-name="P51">147. Evelleen Richards, "Darwin and the Descent of Women," in David Oldroyd and Ian Langham (Eds.), The Wider Domain of Evolutionary Thought (Holland: D. Reidel, 1983), p. 75.</text:p>
      <text:p text:style-name="P51">148. Ibid., pp. 74, 49.</text:p>
      <text:p text:style-name="P51">149. Darwin, The Descent of Man and Selection in Relation to Sex, p. 54.</text:p>
      <text:p text:style-name="P51">150. Gould, The Mismeasure of Man, p. 83.</text:p>
      <text:p text:style-name="P51">151. Ibid., pp. 83, 188.</text:p>
      <text:p text:style-name="P51">152. Ibid., p. 104.</text:p>
      <text:p text:style-name="P51">153. Ibid.</text:p>
      <text:p text:style-name="P51">154. Ibid., p. 85.</text:p>
      <text:p text:style-name="P51">155. Ibid., pp. 104-105. </text:p>
      <text:p text:style-name="P51">156. Wayne Jackson, More Skull-Duggery, October 7, 2002, http://www.christiancourier.com/penpoints/skullDuggery.htm</text:p>
      <text:p text:style-name="P51"><text:soft-page-break/>157. John Hurrell Crook, "Sexual Selection, Dimorphism, and Social Organization in the Primates," in Campbell (Ed.), Sexual Selection and the Descent of Man 1871-1971 Chicago: Aldine Publishing Company, 1972.</text:p>
      <text:p text:style-name="P51">158. Darwin, The Descent of Man and Selection in Relation to Sex, p. 565.</text:p>
      <text:p text:style-name="P51">159. Phillip E. Johnson, Defeating Darwinism, Intervarsity Press, 1997, pp. 103-104.</text:p>
      <text:p text:style-name="P51">160. Michael Denton, Evolution: A Theory in Crisis, 1988, p. 358.</text:p>
      <text:p text:style-name="P51">161. William Provine, "Evolution and the Foundation of Ethics," MBL Science, (A Publication of Marine Biological Laboratory at Woods Hole, Massachusetts), vol. 3, no. 1, pp. 25-29; The Scientist, September 5, 1988.</text:p>
      <text:p text:style-name="P51">162. Bert Thompson, Evolution as a Threat to the Christian Home, Apolegetics Press, USA.</text:p>
      <text:p text:style-name="P51">163. Johnson, Defeating Darwinism, p. 99.</text:p>
      <text:p text:style-name="P51">164. Denton, Evolution: A Theory in Crisis, pp. 17, 67.</text:p>
      <text:p text:style-name="P51">165. George Gaylord Simpson, Life of The Past:An Introduction to Paleontology, New Haven: Yale University Press, 1953.</text:p>
      <text:p text:style-name="P51">166. Richard Dawkins, Unweaving The Rainbow, New York: Houghton Mifflin Company, 1998, p. ix.</text:p>
      <text:p text:style-name="P51">167. Sir Fred Hoyle, The Intelligent Universe, 1983, p. 9.</text:p>
      <text:p text:style-name="P51">168. George Gaylord Simpson, "The World into Which Darwin Led Us," Science 131 (1960), p. 970.</text:p>
      <text:p text:style-name="P51">169. Francis Darwin (ed.), Life and Letters of Charles Darwin (1903; 1971 reprint), vol. 1, p. 285.</text:p>
      <text:p text:style-name="P51">170. George B. Johnson, Biology: Visualizing Life, Holt, Rinehart and Winston, Inc., 1994, p. 453.</text:p>
      <text:p text:style-name="P51">171. "Darwin as Epicurean: An Interview with Benjamin Wiker;" http://www.touchstonemag.com/docs/issues/15.8docs/15-8pg43.html</text:p>
      <text:p text:style-name="P51">172. P. J. Darlington, Evolution for Naturalists, 1980, pp. 243-244.</text:p>
      <text:p text:style-name="P51">173. Stephen Jay Gould, Ever Since Darwin, New York: W. W. Norton &amp; Company, 1992, p. 223.</text:p>
      <text:p text:style-name="P51">174. Darwin, The Descent of Man and Selection in Relation to Sex, p. 403.</text:p>
      <text:p text:style-name="P51">175. Lorraine Lee Larison Cudmore, "The Center of Life," Science Digest, November 1977, p. 46.</text:p>
      <text:p text:style-name="P51">176. Thomas F. Gossett, Race: The History of an Idea in America, Dallas: Southern Methodist University Press, 1963, p. 170.</text:p>
      <text:p text:style-name="P51">177. Peter Singer, "Sanctity of Life or Quality of Life?, Pediatrics, July 1983, pp. 128-129.</text:p>
      <text:p text:style-name="P51">178. Martin Mawyer, "Death Act Dies in California," Fundamentalist Journal, June 7, 1988, p. 61. </text:p>
      <text:p text:style-name="P51">179. Ibid.</text:p>
      <text:p text:style-name="P51">180. Barbara Burke, "Infanticide," Science 84, May 1984, p. 29.</text:p>
      <text:p text:style-name="P51">181. Charles Darwin, On the Origin of Species, 1859, p. 449.</text:p>
      <text:p text:style-name="P51"><text:soft-page-break/>182. E. O. Wilson, Sociobiology: The New Synthesis, Cambridge, 1975, p. 3.</text:p>
      <text:p text:style-name="P51">183. Gould, Ever Since Darwin.</text:p>
      <text:p text:style-name="P51">184. Richard Dawkins, The Selfish Gene, 1976, Oxford: Oxford University Press, opening pages.</text:p>
      <text:p text:style-name="P51">185. E. O. Wilson, On Human Nature, Cambridge, Mass.: Harvard University Press, 1978, pp. 2-3.</text:p>
      <text:p text:style-name="P51">186. Dawkins, The Selfish Gene, 2nd. ed.,1989, Oxford: Oxford University Press., p. 2.</text:p>
      <text:p text:style-name="P51">187. Robert Wallace, The Genesis Factor, New York: William Morrow and Co.,1979, pp. 217-218.</text:p>
      <text:p text:style-name="P51">188. Mae-Wan Ho, "The Human Genome Map, the Death of Genetic Determinism and Beyond," ISIS Report, February 14, 2001; http://www.i-sis.org.uk/HumangenTWN-pr.php</text:p>
      <text:p text:style-name="P51">189. Francis S. Collins, Lowell Weiss ve Kathy Hudson, "Have no fear. Genes Aren't Everything," The New Republic, 06/25/2001.</text:p>
      <text:p text:style-name="P51">190. Ibid.</text:p>
      <text:p text:style-name="P51">191. Ibid.</text:p>
      <text:p text:style-name="P51">192. Ibid.</text:p>
      <text:p text:style-name="P51">193. Sidney Fox, Klaus Dose, Molecular Evolution and The Origin of Life, W. H. Freeman and Company, San Francisco, 1972, p. 4.</text:p>
      <text:p text:style-name="P51">194. Alexander I. Oparin, Origin of Life, Dover Publications, NewYork, 1936, 1953 (reprint), p. 196.</text:p>
      <text:p text:style-name="P51">195. "New Evidence on Evolution of Early Atmosphere and Life," Bulletin of the American Meteorological Society, vol 63, November 1982, 1328-1330. </text:p>
      <text:p text:style-name="P51">196. Stanley Miller, Molecular Evolution of Life: Current Status of the Prebiotic Synthesis of Small Molecules, 1986, p. 7.</text:p>
      <text:p text:style-name="P51">197. Jeffrey Bada, Earth, February 1998, p. 40.</text:p>
      <text:p text:style-name="P51">198. Leslie E. Orgel, "The Origin of Life on Earth," Scientific American, vol. 271, October 1994, p. 78.</text:p>
      <text:p text:style-name="P51">199. Charles Darwin, The Origin of Species by Means of Natural Selection, The Modern Library, New York, p. 127.</text:p>
      <text:p text:style-name="P51">200. Charles Darwin, The Origin of Species: A Facsimile of the First Edition, Harvard University Press, 1964, p. 184.</text:p>
      <text:p text:style-name="P51">201. B. G. Ranganathan, Origins?, Pennsylvania: The Banner of Truth Trust, 1988, p. 7.</text:p>
      <text:p text:style-name="P51">202. Charles Darwin, The Origin of Species: A Facsimile of the First Edition, p. 179.</text:p>
      <text:p text:style-name="P51">203. Derek A. Ager, "The Nature of the Fossil Record," Proceedings of the British Geological Association, vol 87, 1976, p. 133.</text:p>
      <text:p text:style-name="P51">204. Douglas J. Futuyma, Science on Trial, Pantheon Books, New York, 1983, p. 197.</text:p>
      <text:p text:style-name="P51">205. Solly Zuckerman, Beyond The Ivory Tower, Toplinger Publications, New York, 1970, 75-14; Charles E. Oxnard, "The Place of Australopithecines in Human Evolution: Grounds for Doubt", Nature, vol 258, 389.</text:p>
      <text:p text:style-name="P51"><text:soft-page-break/>206. "Could science be brought to an end by scientists' belief that they have final answers or by society's reluctance to pay the bills?" Scientific American, December 1992, p. 20.</text:p>
      <text:p text:style-name="P51">207. Alan Walker, Science, vol. 207, 7 March 1980, p. 1103; A. J. Kelso, Physical Antropology, 1st ed., J. B. Lipincott Co., New York, 1970, p. 221; M. D. Leakey, Olduvai Gorge, vol. 3, Cambridge University Press, Cambridge, 1971, p. 272.</text:p>
      <text:p text:style-name="P51">208. Jeffrey Kluger, "Not So Extinct After All: The Primitive Homo Erectus May Have Survived Long Enough To Coexist With Modern Humans," Time, 23 December 1996.</text:p>
      <text:p text:style-name="P51">209. S. J. Gould, Natural History, vol. 85, 1976, p. 30.</text:p>
      <text:p text:style-name="P51">210. Solly Zuckerman, Beyond The Ivory Tower, p. 19.</text:p>
      <text:p text:style-name="P51">211. Richard Lewontin, "The Demon-Haunted World," The New York Review of Books, January 9, 1997, p. 28.</text:p>
      <text:p text:style-name="P51">212. Malcolm Muggeridge, The End of Christendom, Grand Rapids: Eerdmans, 1980, p. 43.</text:p>
      <text:p text:style-name="P57"/>
      <text:p text:style-name="P56"/>
      <text:p text:style-name="P56"/>
      <text:p text:style-name="P56">The twentieth century was one of the darkest and deadliest in the history. Vast amounts of blood were spilled, and millions of people were subjected to the most terrible fear and oppression. Not generally realized, however, is the intellectual concept that propelled such chaos, war and conflict and caused such hatred and enmity. That concept is the Social Darwinism that first emerged in the nineteenth century.</text:p>
      <text:p text:style-name="P56">Social Darwinism spread the perverted idea that life is a struggle in which only the fittest survive, and that in that savage climate, people need to compete to win, or at least to survive. That philosophy lacked any scientific basis whatsoever, but many people who failed to live by religious moral values began to view ruthlessness, savagery and cruelty as unexceptional. They ignored the fact that religious moral values require vir- tues such as compassion, affection, understanding, self-sacrifice, soli- darity and mutual support between individuals and societies. Those who brutally oppressed others claimed a scientific foundation to their cruelty and thus, the savagery they inflicted could be justified. These false claims and suppositions were of course a terrible deception. This book uncovers the full truth about these errors and exposes, with detailed evidence, the danger posed by Social Darwinism’s perverted propaganda.</text:p>
      <text:p text:style-name="P39"/>
      <text:p text:style-name="P39"/>
      <text:p text:style-name="P39"/>
      <text:p text:style-name="P47">About the Author</text:p>
      <text:p text:style-name="P41"/>
      <text:p text:style-name="P39"/>
      <text:p text:style-name="P56">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God,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text:p>
      <text:p text:style-name="P56">existence of God and His unity, and to live by the values He prescribed for them.</text:p>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Türk" svg:font-family="HelveticaTürk,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tr" fo:country="TR" style:font-name-asian="Times New Roman" style:font-family-asian="'Times New Roman'" style:font-family-generic-asian="roman" style:font-pitch-asian="variable" style:font-size-asian="12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Helvetica" fo:font-family="Helvetica" style:font-family-generic="swiss" style:font-pitch="variable" fo:font-size="13pt" fo:font-weight="bold" style:font-size-asian="13pt" style:font-weight-asian="bold" style:font-name-complex="Helvetica" style:font-family-complex="Helvetica" style:font-family-generic-complex="swiss" style:font-pitch-complex="variable"/>
    </style:style>
    <style:style style:name="AD.Metin" style:family="paragraph" style:parent-style-name="Standard">
      <style:paragraph-properties fo:margin-left="0cm" fo:margin-right="0cm" fo:line-height="0.564cm" fo:text-align="justify" style:justify-single-word="false" fo:text-indent="0.801cm" style:auto-text-indent="false"/>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ANA_20_METIN" style:display-name="ANA METIN" style:family="paragraph" style:parent-style-name="Standard">
      <style:paragraph-properties fo:margin-left="0cm" fo:margin-right="0cm" fo:line-height="0.582cm" fo:text-align="justify" style:justify-single-word="false" fo:text-indent="0.801cm" style:auto-text-indent="false"/>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ayet" style:family="paragraph" style:parent-style-name="Standard">
      <style:paragraph-properties fo:margin-left="0.801cm" fo:margin-right="0cm" fo:margin-top="0.076cm" fo:margin-bottom="0.076cm" loext:contextual-spacing="false" fo:line-height="0.529cm" fo:text-align="justify" style:justify-single-word="false" fo:text-indent="0cm" style:auto-text-indent="false"/>
      <style:text-properties style:font-name="New York" fo:font-family="'New York', 'Times New Roman'" style:font-family-generic="roman" style:font-pitch="variable" fo:font-size="9pt" fo:font-weight="bold" style:font-size-asian="9pt" style:font-weight-asian="bold" style:font-name-complex="New York" style:font-family-complex="'New York', 'Times New Roman'" style:font-family-generic-complex="roman" style:font-pitch-complex="variable"/>
    </style:style>
    <style:style style:name="ALINTI"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New York" fo:font-family="'New York', 'Times New Roman'" style:font-family-generic="roman" style:font-pitch="variable" fo:font-size="9pt" style:font-size-asian="9pt" style:font-name-complex="New York" style:font-family-complex="'New York', 'Times New Roman'" style:font-family-generic-complex="roman" style:font-pitch-complex="variable"/>
    </style:style>
    <style:style style:name="baslik" style:family="paragraph" style:parent-style-name="Standard">
      <style:paragraph-properties fo:margin-left="0.801cm" fo:margin-right="0cm" fo:margin-top="0.076cm" fo:margin-bottom="0.004cm" loext:contextual-spacing="false" fo:line-height="0.635cm" fo:text-indent="0cm" style:auto-text-indent="false"/>
      <style:text-properties style:font-name="New York" fo:font-family="'New York', 'Times New Roman'" style:font-family-generic="roman" style:font-pitch="variable" fo:font-size="15pt" fo:letter-spacing="0.035cm" fo:font-weight="bold" style:font-size-asian="15pt" style:font-weight-asian="bold" style:font-name-complex="New York" style:font-family-complex="'New York', 'Times New Roman'" style:font-family-generic-complex="roman" style:font-pitch-complex="variable"/>
    </style:style>
    <style:style style:name="RESIM_20_ALTI" style:display-name="RESIM ALTI" style:family="paragraph" style:parent-style-name="Standard">
      <style:paragraph-properties fo:line-height="0.423cm"/>
      <style:text-properties style:font-name="HelveticaTürk" fo:font-family="HelveticaTürk, 'Courier New'" style:font-family-generic="swiss" style:font-pitch="variable" fo:font-size="9pt" fo:font-weight="bold" style:font-size-asian="9pt" style:font-weight-asian="bold" style:font-name-complex="HelveticaTürk" style:font-family-complex="HelveticaTürk, 'Courier New'" style:font-family-generic-complex="swiss" style:font-pitch-complex="variable"/>
    </style:style>
    <style:style style:name="kutu_20_anametin" style:display-name="kutu anametin" style:family="paragraph" style:parent-style-name="Standard">
      <style:paragraph-properties fo:margin-left="0cm" fo:margin-right="0cm" fo:line-height="0.529cm" fo:text-align="justify" style:justify-single-word="false" fo:text-indent="0.801cm" style:auto-text-indent="false"/>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kutu_20_alinti" style:display-name="kutu alinti" style:family="paragraph" style:parent-style-name="Standard">
      <style:paragraph-properties fo:margin-left="0.801cm" fo:margin-right="0cm" fo:margin-top="0.071cm" fo:margin-bottom="0.071cm" loext:contextual-spacing="false" fo:line-height="0.494cm" fo:text-align="justify" style:justify-single-word="false" fo:text-indent="0cm" style:auto-text-indent="false"/>
      <style:text-properties style:font-name="New York" fo:font-family="'New York', 'Times New Roman'" style:font-family-generic="roman" style:font-pitch="variable" fo:font-size="9pt" style:font-size-asian="9pt" style:font-name-complex="New York" style:font-family-complex="'New York', 'Times New Roman'" style:font-family-generic-complex="roman" style:font-pitch-complex="variable"/>
    </style:style>
    <style:style style:name="ARA_20_BASLIK" style:display-name="ARA BASLIK" style:family="paragraph" style:parent-style-name="Standard">
      <style:paragraph-properties fo:margin-left="0cm" fo:margin-right="0cm" fo:line-height="0.635cm" fo:text-align="justify" style:justify-single-word="false" fo:text-indent="0.801cm" style:auto-text-indent="false"/>
      <style:text-properties fo:font-size="13pt" fo:language="en" fo:country="US" fo:font-weight="bold" style:font-size-asian="13pt" style:font-weight-asian="bold"/>
    </style:style>
    <style:style style:name="ARA_20_ARA_20_BASLIK" style:display-name="ARA ARA BASLIK" style:family="paragraph" style:parent-style-name="Standard" style:next-style-name="Standard">
      <style:paragraph-properties fo:margin-left="0cm" fo:margin-right="0cm" fo:line-height="0.635cm" fo:text-align="justify" style:justify-single-word="false" fo:text-indent="0.801cm" style:auto-text-indent="false"/>
      <style:text-properties fo:language="en" fo:country="US" fo:font-weight="bold" style:font-weight-asian="bold"/>
    </style:style>
    <style:style style:name="ALITIUST" style:family="paragraph" style:parent-style-name="Standard" style:next-style-name="Standard">
      <style:paragraph-properties fo:margin-left="0.801cm" fo:margin-right="0cm" fo:margin-top="0.071cm" fo:margin-bottom="0cm" loext:contextual-spacing="false" fo:line-height="0.564cm" fo:text-align="justify" style:justify-single-word="false" fo:text-indent="0cm" style:auto-text-indent="false"/>
      <style:text-properties fo:font-size="9pt" fo:language="en" fo:country="US" style:font-size-asian="9pt"/>
    </style:style>
    <style:style style:name="ALINTIALT" style:family="paragraph" style:parent-style-name="Standard" style:next-style-name="Heading_20_3">
      <style:paragraph-properties fo:margin-left="0.801cm" fo:margin-right="0cm" fo:margin-top="0cm" fo:margin-bottom="0.071cm" loext:contextual-spacing="false" fo:line-height="0.564cm" fo:text-align="justify" style:justify-single-word="false" fo:text-indent="0cm" style:auto-text-indent="false"/>
      <style:text-properties fo:font-size="9pt" fo:language="en" fo:country="US" style:font-size-asian="9pt"/>
    </style:style>
    <style:style style:name="Text_20_body_20_indent" style:display-name="Text body indent" style:family="paragraph" style:parent-style-name="Standard" style:class="text">
      <style:paragraph-properties fo:margin-left="0cm" fo:margin-right="0.3cm" fo:line-height="0.564cm" fo:text-align="justify" style:justify-single-word="false" fo:text-indent="1cm" style:auto-text-indent="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DARWINISM'S SOCIAL WEAPON</dc:title>
    <dc:subject>DARWINISM'S SOCIAL WEAPON</dc:subject>
    <meta:initial-creator>HARUN YAHYA</meta:initial-creator>
    <meta:creation-date>2006-08-19T22:27:00</meta:creation-date>
    <dc:date>2020-06-21T13:17:03.905332515</dc:date>
    <meta:editing-cycles>29</meta:editing-cycles>
    <meta:editing-duration>PT1H25M19S</meta:editing-duration>
    <meta:generator>LibreOffice/6.4.4.2$Linux_X86_64 LibreOffice_project/523b8e55cdb4890550c54dc0a0ee2ea29d34e811</meta:generator>
    <meta:keyword>DARWINISM'S SOCIAL WEAPON</meta:keyword>
    <meta:document-statistic meta:table-count="0" meta:image-count="0" meta:object-count="0" meta:page-count="126" meta:paragraph-count="1075" meta:word-count="52771" meta:character-count="326296" meta:non-whitespace-character-count="274284"/>
  </office:meta>
</office:document-meta>
</file>